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AnoIFN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_sapiens_Ala-AGC-1-1</text:p>
          </table:table-cell>
          <table:table-cell office:value-type="float" office:value="72" calcext:value-type="float">
            <text:p>72</text:p>
          </table:table-cell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1-1</text:p>
          </table:table-cell>
          <table:table-cell office:value-type="float" office:value="73" calcext:value-type="float">
            <text:p>73</text:p>
          </table:table-cell>
          <table:table-cell office:value-type="float" office:value="27173" calcext:value-type="float">
            <text:p>27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1591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14397" calcext:value-type="float">
            <text:p>1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1</text:p>
          </table:table-cell>
          <table:table-cell office:value-type="float" office:value="72" calcext:value-type="float">
            <text:p>72</text:p>
          </table:table-cell>
          <table:table-cell office:value-type="float" office:value="11319" calcext:value-type="float">
            <text:p>11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2</text:p>
          </table:table-cell>
          <table:table-cell office:value-type="float" office:value="72" calcext:value-type="float">
            <text:p>72</text:p>
          </table:table-cell>
          <table:table-cell office:value-type="float" office:value="11188" calcext:value-type="float">
            <text:p>11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4-1</text:p>
          </table:table-cell>
          <table:table-cell office:value-type="float" office:value="72" calcext:value-type="float">
            <text:p>72</text:p>
          </table:table-cell>
          <table:table-cell office:value-type="float" office:value="102536" calcext:value-type="float">
            <text:p>102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5-1</text:p>
          </table:table-cell>
          <table:table-cell office:value-type="float" office:value="72" calcext:value-type="float">
            <text:p>72</text:p>
          </table:table-cell>
          <table:table-cell office:value-type="float" office:value="67368" calcext:value-type="float">
            <text:p>6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1</text:p>
          </table:table-cell>
          <table:table-cell office:value-type="float" office:value="73" calcext:value-type="float">
            <text:p>73</text:p>
          </table:table-cell>
          <table:table-cell office:value-type="float" office:value="19379" calcext:value-type="float">
            <text:p>1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2</text:p>
          </table:table-cell>
          <table:table-cell office:value-type="float" office:value="73" calcext:value-type="float">
            <text:p>73</text:p>
          </table:table-cell>
          <table:table-cell office:value-type="float" office:value="19016" calcext:value-type="float">
            <text:p>19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708" calcext:value-type="float">
            <text:p>708</text:p>
          </table:table-cell>
          <table:table-cell table:formula="of:=SUM([.C2:.C31])" office:value-type="float" office:value="296772" calcext:value-type="float">
            <text:p>2967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office:value-type="string" calcext:value-type="string">
            <text:p>Homo_sapiens_Ala-CGC-1-1</text:p>
          </table:table-cell>
          <table:table-cell office:value-type="float" office:value="72" calcext:value-type="float">
            <text:p>72</text:p>
          </table:table-cell>
          <table:table-cell office:value-type="float" office:value="28491" calcext:value-type="float">
            <text:p>28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2-1</text:p>
          </table:table-cell>
          <table:table-cell office:value-type="float" office:value="72" calcext:value-type="float">
            <text:p>72</text:p>
          </table:table-cell>
          <table:table-cell office:value-type="float" office:value="20741" calcext:value-type="float">
            <text:p>20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3-1</text:p>
          </table:table-cell>
          <table:table-cell office:value-type="float" office:value="72" calcext:value-type="float">
            <text:p>72</text:p>
          </table:table-cell>
          <table:table-cell office:value-type="float" office:value="28886" calcext:value-type="float">
            <text:p>28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4-1</text:p>
          </table:table-cell>
          <table:table-cell office:value-type="float" office:value="72" calcext:value-type="float">
            <text:p>72</text:p>
          </table:table-cell>
          <table:table-cell office:value-type="float" office:value="11608" calcext:value-type="float">
            <text:p>11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table:formula="of:=SUM([.C32:.C36])" office:value-type="float" office:value="89989" calcext:value-type="float">
            <text:p>899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4945" calcext:value-type="float">
            <text:p>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2-1</text:p>
          </table:table-cell>
          <table:table-cell office:value-type="float" office:value="72" calcext:value-type="float">
            <text:p>72</text:p>
          </table:table-cell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1</text:p>
          </table:table-cell>
          <table:table-cell office:value-type="float" office:value="72" calcext:value-type="float">
            <text:p>72</text:p>
          </table:table-cell>
          <table:table-cell office:value-type="float" office:value="81505" calcext:value-type="float">
            <text:p>81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2</text:p>
          </table:table-cell>
          <table:table-cell office:value-type="float" office:value="72" calcext:value-type="float">
            <text:p>72</text:p>
          </table:table-cell>
          <table:table-cell office:value-type="float" office:value="81994" calcext:value-type="float">
            <text:p>81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4-1</text:p>
          </table:table-cell>
          <table:table-cell office:value-type="float" office:value="72" calcext:value-type="float">
            <text:p>72</text:p>
          </table:table-cell>
          <table:table-cell office:value-type="float" office:value="416001" calcext:value-type="float">
            <text:p>416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6619" calcext:value-type="float">
            <text:p>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6-1</text:p>
          </table:table-cell>
          <table:table-cell office:value-type="float" office:value="72" calcext:value-type="float">
            <text:p>72</text:p>
          </table:table-cell>
          <table:table-cell office:value-type="float" office:value="199934" calcext:value-type="float">
            <text:p>199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37:.C47])" office:value-type="float" office:value="800637" calcext:value-type="float">
            <text:p>8006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61882" calcext:value-type="float">
            <text:p>61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61688" calcext:value-type="float">
            <text:p>61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61560" calcext:value-type="float">
            <text:p>61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35893" calcext:value-type="float">
            <text:p>35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36297" calcext:value-type="float">
            <text:p>36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36128" calcext:value-type="float">
            <text:p>36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36353" calcext:value-type="float">
            <text:p>36353</text:p>
          </table:table-cell>
          <table:table-cell table:formula="of:=SUM([.C48:.C54])" office:value-type="float" office:value="329801" calcext:value-type="float">
            <text:p>32980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79294" calcext:value-type="float">
            <text:p>79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78781" calcext:value-type="float">
            <text:p>78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78712" calcext:value-type="float">
            <text:p>78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2-1</text:p>
          </table:table-cell>
          <table:table-cell office:value-type="float" office:value="73" calcext:value-type="float">
            <text:p>73</text:p>
          </table:table-cell>
          <table:table-cell office:value-type="float" office:value="401526" calcext:value-type="float">
            <text:p>401526</text:p>
          </table:table-cell>
          <table:table-cell table:formula="of:=SUM([.C55:.C58])" office:value-type="float" office:value="638313" calcext:value-type="float">
            <text:p>63831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office:value-type="string" calcext:value-type="string">
            <text:p>Homo_sapiens_Arg-CCT-1-1</text:p>
          </table:table-cell>
          <table:table-cell office:value-type="float" office:value="73" calcext:value-type="float">
            <text:p>73</text:p>
          </table:table-cell>
          <table:table-cell office:value-type="float" office:value="85239" calcext:value-type="float">
            <text:p>85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2-1</text:p>
          </table:table-cell>
          <table:table-cell office:value-type="float" office:value="73" calcext:value-type="float">
            <text:p>73</text:p>
          </table:table-cell>
          <table:table-cell office:value-type="float" office:value="36334" calcext:value-type="float">
            <text:p>36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37505" calcext:value-type="float">
            <text:p>37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4-1</text:p>
          </table:table-cell>
          <table:table-cell office:value-type="float" office:value="73" calcext:value-type="float">
            <text:p>73</text:p>
          </table:table-cell>
          <table:table-cell office:value-type="float" office:value="172886" calcext:value-type="float">
            <text:p>172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C59:.C68])" office:value-type="float" office:value="331982" calcext:value-type="float">
            <text:p>33198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29780" calcext:value-type="float">
            <text:p>29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3-1</text:p>
          </table:table-cell>
          <table:table-cell office:value-type="float" office:value="73" calcext:value-type="float">
            <text:p>73</text:p>
          </table:table-cell>
          <table:table-cell office:value-type="float" office:value="119148" calcext:value-type="float">
            <text:p>119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22467" calcext:value-type="float">
            <text:p>22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formula="of:=SUM([.C69:.C74])" office:value-type="float" office:value="182166" calcext:value-type="float">
            <text:p>18216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86649" calcext:value-type="float">
            <text:p>8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94710" calcext:value-type="float">
            <text:p>94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83301" calcext:value-type="float">
            <text:p>8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338" calcext:value-type="float">
            <text:p>338</text:p>
          </table:table-cell>
          <table:table-cell table:formula="of:=SUM([.C75:.C80])" office:value-type="float" office:value="274408" calcext:value-type="float">
            <text:p>27440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Homo_sapiens_Asn-GTT-1-1</text:p>
          </table:table-cell>
          <table:table-cell office:value-type="float" office:value="74" calcext:value-type="float">
            <text:p>74</text:p>
          </table:table-cell>
          <table:table-cell office:value-type="float" office:value="106248" calcext:value-type="float">
            <text:p>106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1</text:p>
          </table:table-cell>
          <table:table-cell office:value-type="float" office:value="74" calcext:value-type="float">
            <text:p>74</text:p>
          </table:table-cell>
          <table:table-cell office:value-type="float" office:value="61185" calcext:value-type="float">
            <text:p>61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2</text:p>
          </table:table-cell>
          <table:table-cell office:value-type="float" office:value="74" calcext:value-type="float">
            <text:p>74</text:p>
          </table:table-cell>
          <table:table-cell office:value-type="float" office:value="61691" calcext:value-type="float">
            <text:p>61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3</text:p>
          </table:table-cell>
          <table:table-cell office:value-type="float" office:value="74" calcext:value-type="float">
            <text:p>74</text:p>
          </table:table-cell>
          <table:table-cell office:value-type="float" office:value="61515" calcext:value-type="float">
            <text:p>6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4</text:p>
          </table:table-cell>
          <table:table-cell office:value-type="float" office:value="74" calcext:value-type="float">
            <text:p>74</text:p>
          </table:table-cell>
          <table:table-cell office:value-type="float" office:value="61503" calcext:value-type="float">
            <text:p>61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5</text:p>
          </table:table-cell>
          <table:table-cell office:value-type="float" office:value="74" calcext:value-type="float">
            <text:p>74</text:p>
          </table:table-cell>
          <table:table-cell office:value-type="float" office:value="61119" calcext:value-type="float">
            <text:p>61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6</text:p>
          </table:table-cell>
          <table:table-cell office:value-type="float" office:value="74" calcext:value-type="float">
            <text:p>74</text:p>
          </table:table-cell>
          <table:table-cell office:value-type="float" office:value="61077" calcext:value-type="float">
            <text:p>61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1</text:p>
          </table:table-cell>
          <table:table-cell office:value-type="float" office:value="74" calcext:value-type="float">
            <text:p>74</text:p>
          </table:table-cell>
          <table:table-cell office:value-type="float" office:value="374764" calcext:value-type="float">
            <text:p>374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2</text:p>
          </table:table-cell>
          <table:table-cell office:value-type="float" office:value="74" calcext:value-type="float">
            <text:p>74</text:p>
          </table:table-cell>
          <table:table-cell office:value-type="float" office:value="374509" calcext:value-type="float">
            <text:p>374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11498" calcext:value-type="float">
            <text:p>11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34601" calcext:value-type="float">
            <text:p>34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502" calcext:value-type="float">
            <text:p>502</text:p>
          </table:table-cell>
          <table:table-cell table:formula="of:=SUM([.C83:.C117])" office:value-type="float" office:value="1283439" calcext:value-type="float">
            <text:p>1283439</text:p>
          </table:table-cell>
          <table:table-cell office:value-type="string" calcext:value-type="string">
            <text:p>Asn GTT</text:p>
          </table:table-cell>
          <table:table-cell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169723" calcext:value-type="float">
            <text:p>169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</text:p>
          </table:table-cell>
          <table:table-cell office:value-type="float" office:value="72" calcext:value-type="float">
            <text:p>72</text:p>
          </table:table-cell>
          <table:table-cell office:value-type="float" office:value="186971" calcext:value-type="float">
            <text:p>186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0</text:p>
          </table:table-cell>
          <table:table-cell office:value-type="float" office:value="72" calcext:value-type="float">
            <text:p>72</text:p>
          </table:table-cell>
          <table:table-cell office:value-type="float" office:value="187188" calcext:value-type="float">
            <text:p>187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1</text:p>
          </table:table-cell>
          <table:table-cell office:value-type="float" office:value="72" calcext:value-type="float">
            <text:p>72</text:p>
          </table:table-cell>
          <table:table-cell office:value-type="float" office:value="187626" calcext:value-type="float">
            <text:p>187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2</text:p>
          </table:table-cell>
          <table:table-cell office:value-type="float" office:value="72" calcext:value-type="float">
            <text:p>72</text:p>
          </table:table-cell>
          <table:table-cell office:value-type="float" office:value="187568" calcext:value-type="float">
            <text:p>18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3</text:p>
          </table:table-cell>
          <table:table-cell office:value-type="float" office:value="72" calcext:value-type="float">
            <text:p>72</text:p>
          </table:table-cell>
          <table:table-cell office:value-type="float" office:value="186917" calcext:value-type="float">
            <text:p>186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4</text:p>
          </table:table-cell>
          <table:table-cell office:value-type="float" office:value="72" calcext:value-type="float">
            <text:p>72</text:p>
          </table:table-cell>
          <table:table-cell office:value-type="float" office:value="186801" calcext:value-type="float">
            <text:p>186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5</text:p>
          </table:table-cell>
          <table:table-cell office:value-type="float" office:value="72" calcext:value-type="float">
            <text:p>72</text:p>
          </table:table-cell>
          <table:table-cell office:value-type="float" office:value="187797" calcext:value-type="float">
            <text:p>187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6</text:p>
          </table:table-cell>
          <table:table-cell office:value-type="float" office:value="72" calcext:value-type="float">
            <text:p>72</text:p>
          </table:table-cell>
          <table:table-cell office:value-type="float" office:value="187154" calcext:value-type="float">
            <text:p>187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7</text:p>
          </table:table-cell>
          <table:table-cell office:value-type="float" office:value="72" calcext:value-type="float">
            <text:p>72</text:p>
          </table:table-cell>
          <table:table-cell office:value-type="float" office:value="187803" calcext:value-type="float">
            <text:p>18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8</text:p>
          </table:table-cell>
          <table:table-cell office:value-type="float" office:value="72" calcext:value-type="float">
            <text:p>72</text:p>
          </table:table-cell>
          <table:table-cell office:value-type="float" office:value="187495" calcext:value-type="float">
            <text:p>187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9</text:p>
          </table:table-cell>
          <table:table-cell office:value-type="float" office:value="72" calcext:value-type="float">
            <text:p>72</text:p>
          </table:table-cell>
          <table:table-cell office:value-type="float" office:value="186928" calcext:value-type="float">
            <text:p>186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3-1</text:p>
          </table:table-cell>
          <table:table-cell office:value-type="float" office:value="72" calcext:value-type="float">
            <text:p>7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118:.C137])" office:value-type="float" office:value="2230467" calcext:value-type="float">
            <text:p>223046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mo_sapiens_chr1.trna126-Undet???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137-Undet???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33-Undet???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53-Undet???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7.trna1-Undet???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7.trna22-Undet???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9.trna11-Undet???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2.trna26-Undet???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6.trna26-Undet???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8.trna8-Undet???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1689" calcext:value-type="float">
            <text:p>1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13424" calcext:value-type="float">
            <text:p>13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13456" calcext:value-type="float">
            <text:p>13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13284" calcext:value-type="float">
            <text:p>1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13214" calcext:value-type="float">
            <text:p>13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19008" calcext:value-type="float">
            <text:p>19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1430" calcext:value-type="float">
            <text:p>1430</text:p>
          </table:table-cell>
          <table:table-cell table:formula="of:=SUM([.C149:.C179])" office:value-type="float" office:value="99132" calcext:value-type="float">
            <text:p>9913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Homo_sapiens_Gln-CTG-1-1</text:p>
          </table:table-cell>
          <table:table-cell office:value-type="float" office:value="72" calcext:value-type="float">
            <text:p>72</text:p>
          </table:table-cell>
          <table:table-cell office:value-type="float" office:value="866463" calcext:value-type="float">
            <text:p>866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2</text:p>
          </table:table-cell>
          <table:table-cell office:value-type="float" office:value="72" calcext:value-type="float">
            <text:p>72</text:p>
          </table:table-cell>
          <table:table-cell office:value-type="float" office:value="861840" calcext:value-type="float">
            <text:p>861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3</text:p>
          </table:table-cell>
          <table:table-cell office:value-type="float" office:value="72" calcext:value-type="float">
            <text:p>72</text:p>
          </table:table-cell>
          <table:table-cell office:value-type="float" office:value="863470" calcext:value-type="float">
            <text:p>86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4</text:p>
          </table:table-cell>
          <table:table-cell office:value-type="float" office:value="72" calcext:value-type="float">
            <text:p>72</text:p>
          </table:table-cell>
          <table:table-cell office:value-type="float" office:value="863538" calcext:value-type="float">
            <text:p>863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5</text:p>
          </table:table-cell>
          <table:table-cell office:value-type="float" office:value="72" calcext:value-type="float">
            <text:p>72</text:p>
          </table:table-cell>
          <table:table-cell office:value-type="float" office:value="862927" calcext:value-type="float">
            <text:p>862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2-1</text:p>
          </table:table-cell>
          <table:table-cell office:value-type="float" office:value="72" calcext:value-type="float">
            <text:p>72</text:p>
          </table:table-cell>
          <table:table-cell office:value-type="float" office:value="839802" calcext:value-type="float">
            <text:p>839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1</text:p>
          </table:table-cell>
          <table:table-cell office:value-type="float" office:value="72" calcext:value-type="float">
            <text:p>72</text:p>
          </table:table-cell>
          <table:table-cell office:value-type="float" office:value="419835" calcext:value-type="float">
            <text:p>419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2</text:p>
          </table:table-cell>
          <table:table-cell office:value-type="float" office:value="72" calcext:value-type="float">
            <text:p>72</text:p>
          </table:table-cell>
          <table:table-cell office:value-type="float" office:value="420785" calcext:value-type="float">
            <text:p>420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1</text:p>
          </table:table-cell>
          <table:table-cell office:value-type="float" office:value="72" calcext:value-type="float">
            <text:p>72</text:p>
          </table:table-cell>
          <table:table-cell office:value-type="float" office:value="289759" calcext:value-type="float">
            <text:p>289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2</text:p>
          </table:table-cell>
          <table:table-cell office:value-type="float" office:value="72" calcext:value-type="float">
            <text:p>72</text:p>
          </table:table-cell>
          <table:table-cell office:value-type="float" office:value="288591" calcext:value-type="float">
            <text:p>28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5-1</text:p>
          </table:table-cell>
          <table:table-cell office:value-type="float" office:value="72" calcext:value-type="float">
            <text:p>72</text:p>
          </table:table-cell>
          <table:table-cell office:value-type="float" office:value="3173" calcext:value-type="float">
            <text:p>3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6-1</text:p>
          </table:table-cell>
          <table:table-cell office:value-type="float" office:value="72" calcext:value-type="float">
            <text:p>72</text:p>
          </table:table-cell>
          <table:table-cell office:value-type="float" office:value="10711" calcext:value-type="float">
            <text:p>10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  <table:table-cell table:formula="of:=SUM([.C180:.C204])" office:value-type="float" office:value="6591604" calcext:value-type="float">
            <text:p>659160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office:value-type="string" calcext:value-type="string">
            <text:p>Homo_sapiens_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387937" calcext:value-type="float">
            <text:p>38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83460" calcext:value-type="float">
            <text:p>83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379944" calcext:value-type="float">
            <text:p>379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2</text:p>
          </table:table-cell>
          <table:table-cell office:value-type="float" office:value="72" calcext:value-type="float">
            <text:p>72</text:p>
          </table:table-cell>
          <table:table-cell office:value-type="float" office:value="380593" calcext:value-type="float">
            <text:p>380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3</text:p>
          </table:table-cell>
          <table:table-cell office:value-type="float" office:value="72" calcext:value-type="float">
            <text:p>72</text:p>
          </table:table-cell>
          <table:table-cell office:value-type="float" office:value="381498" calcext:value-type="float">
            <text:p>381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205:.C216])" office:value-type="float" office:value="1615065" calcext:value-type="float">
            <text:p>161506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Homo_sapiens_Glu-CTC-1-1</text:p>
          </table:table-cell>
          <table:table-cell office:value-type="float" office:value="72" calcext:value-type="float">
            <text:p>72</text:p>
          </table:table-cell>
          <table:table-cell office:value-type="float" office:value="698854" calcext:value-type="float">
            <text:p>698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2</text:p>
          </table:table-cell>
          <table:table-cell office:value-type="float" office:value="72" calcext:value-type="float">
            <text:p>72</text:p>
          </table:table-cell>
          <table:table-cell office:value-type="float" office:value="701069" calcext:value-type="float">
            <text:p>701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3</text:p>
          </table:table-cell>
          <table:table-cell office:value-type="float" office:value="72" calcext:value-type="float">
            <text:p>72</text:p>
          </table:table-cell>
          <table:table-cell office:value-type="float" office:value="698659" calcext:value-type="float">
            <text:p>698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4</text:p>
          </table:table-cell>
          <table:table-cell office:value-type="float" office:value="72" calcext:value-type="float">
            <text:p>72</text:p>
          </table:table-cell>
          <table:table-cell office:value-type="float" office:value="700552" calcext:value-type="float">
            <text:p>70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5</text:p>
          </table:table-cell>
          <table:table-cell office:value-type="float" office:value="72" calcext:value-type="float">
            <text:p>72</text:p>
          </table:table-cell>
          <table:table-cell office:value-type="float" office:value="700009" calcext:value-type="float">
            <text:p>700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6</text:p>
          </table:table-cell>
          <table:table-cell office:value-type="float" office:value="72" calcext:value-type="float">
            <text:p>72</text:p>
          </table:table-cell>
          <table:table-cell office:value-type="float" office:value="698851" calcext:value-type="float">
            <text:p>698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7</text:p>
          </table:table-cell>
          <table:table-cell office:value-type="float" office:value="72" calcext:value-type="float">
            <text:p>72</text:p>
          </table:table-cell>
          <table:table-cell office:value-type="float" office:value="697378" calcext:value-type="float">
            <text:p>697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formula="of:=SUM([.C217:.C240])" office:value-type="float" office:value="4902082" calcext:value-type="float">
            <text:p>490208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Homo_sapiens_Glu-TTC-1-1</text:p>
          </table:table-cell>
          <table:table-cell office:value-type="float" office:value="72" calcext:value-type="float">
            <text:p>72</text:p>
          </table:table-cell>
          <table:table-cell office:value-type="float" office:value="656902" calcext:value-type="float">
            <text:p>656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-2</text:p>
          </table:table-cell>
          <table:table-cell office:value-type="float" office:value="72" calcext:value-type="float">
            <text:p>72</text:p>
          </table:table-cell>
          <table:table-cell office:value-type="float" office:value="656592" calcext:value-type="float">
            <text:p>65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1</text:p>
          </table:table-cell>
          <table:table-cell office:value-type="float" office:value="72" calcext:value-type="float">
            <text:p>72</text:p>
          </table:table-cell>
          <table:table-cell office:value-type="float" office:value="330860" calcext:value-type="float">
            <text:p>330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2</text:p>
          </table:table-cell>
          <table:table-cell office:value-type="float" office:value="72" calcext:value-type="float">
            <text:p>72</text:p>
          </table:table-cell>
          <table:table-cell office:value-type="float" office:value="332418" calcext:value-type="float">
            <text:p>332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53779" calcext:value-type="float">
            <text:p>53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1</text:p>
          </table:table-cell>
          <table:table-cell office:value-type="float" office:value="72" calcext:value-type="float">
            <text:p>72</text:p>
          </table:table-cell>
          <table:table-cell office:value-type="float" office:value="299640" calcext:value-type="float">
            <text:p>299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2</text:p>
          </table:table-cell>
          <table:table-cell office:value-type="float" office:value="72" calcext:value-type="float">
            <text:p>72</text:p>
          </table:table-cell>
          <table:table-cell office:value-type="float" office:value="299924" calcext:value-type="float">
            <text:p>299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formula="of:=SUM([.C241:.C259])" office:value-type="float" office:value="2631799" calcext:value-type="float">
            <text:p>2631799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Homo_sapiens_Gly-CCC-1-1</text:p>
          </table:table-cell>
          <table:table-cell office:value-type="float" office:value="71" calcext:value-type="float">
            <text:p>71</text:p>
          </table:table-cell>
          <table:table-cell office:value-type="float" office:value="320143" calcext:value-type="float">
            <text:p>32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1-2</text:p>
          </table:table-cell>
          <table:table-cell office:value-type="float" office:value="71" calcext:value-type="float">
            <text:p>71</text:p>
          </table:table-cell>
          <table:table-cell office:value-type="float" office:value="320367" calcext:value-type="float">
            <text:p>32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1</text:p>
          </table:table-cell>
          <table:table-cell office:value-type="float" office:value="71" calcext:value-type="float">
            <text:p>71</text:p>
          </table:table-cell>
          <table:table-cell office:value-type="float" office:value="1430452" calcext:value-type="float">
            <text:p>1430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2</text:p>
          </table:table-cell>
          <table:table-cell office:value-type="float" office:value="71" calcext:value-type="float">
            <text:p>71</text:p>
          </table:table-cell>
          <table:table-cell office:value-type="float" office:value="1427725" calcext:value-type="float">
            <text:p>1427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60:.C269])" office:value-type="float" office:value="3502992" calcext:value-type="float">
            <text:p>350299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Homo_sapiens_Gly-GCC-1-1</text:p>
          </table:table-cell>
          <table:table-cell office:value-type="float" office:value="71" calcext:value-type="float">
            <text:p>71</text:p>
          </table:table-cell>
          <table:table-cell office:value-type="float" office:value="344891" calcext:value-type="float">
            <text:p>344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2</text:p>
          </table:table-cell>
          <table:table-cell office:value-type="float" office:value="71" calcext:value-type="float">
            <text:p>71</text:p>
          </table:table-cell>
          <table:table-cell office:value-type="float" office:value="344698" calcext:value-type="float">
            <text:p>34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3</text:p>
          </table:table-cell>
          <table:table-cell office:value-type="float" office:value="71" calcext:value-type="float">
            <text:p>71</text:p>
          </table:table-cell>
          <table:table-cell office:value-type="float" office:value="346125" calcext:value-type="float">
            <text:p>34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4</text:p>
          </table:table-cell>
          <table:table-cell office:value-type="float" office:value="71" calcext:value-type="float">
            <text:p>71</text:p>
          </table:table-cell>
          <table:table-cell office:value-type="float" office:value="343264" calcext:value-type="float">
            <text:p>343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5</text:p>
          </table:table-cell>
          <table:table-cell office:value-type="float" office:value="71" calcext:value-type="float">
            <text:p>71</text:p>
          </table:table-cell>
          <table:table-cell office:value-type="float" office:value="344738" calcext:value-type="float">
            <text:p>344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1</text:p>
          </table:table-cell>
          <table:table-cell office:value-type="float" office:value="71" calcext:value-type="float">
            <text:p>71</text:p>
          </table:table-cell>
          <table:table-cell office:value-type="float" office:value="535866" calcext:value-type="float">
            <text:p>535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2</text:p>
          </table:table-cell>
          <table:table-cell office:value-type="float" office:value="71" calcext:value-type="float">
            <text:p>71</text:p>
          </table:table-cell>
          <table:table-cell office:value-type="float" office:value="537072" calcext:value-type="float">
            <text:p>537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3</text:p>
          </table:table-cell>
          <table:table-cell office:value-type="float" office:value="71" calcext:value-type="float">
            <text:p>71</text:p>
          </table:table-cell>
          <table:table-cell office:value-type="float" office:value="537253" calcext:value-type="float">
            <text:p>537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4</text:p>
          </table:table-cell>
          <table:table-cell office:value-type="float" office:value="71" calcext:value-type="float">
            <text:p>71</text:p>
          </table:table-cell>
          <table:table-cell office:value-type="float" office:value="541099" calcext:value-type="float">
            <text:p>541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5</text:p>
          </table:table-cell>
          <table:table-cell office:value-type="float" office:value="71" calcext:value-type="float">
            <text:p>71</text:p>
          </table:table-cell>
          <table:table-cell office:value-type="float" office:value="535925" calcext:value-type="float">
            <text:p>535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6</text:p>
          </table:table-cell>
          <table:table-cell office:value-type="float" office:value="71" calcext:value-type="float">
            <text:p>71</text:p>
          </table:table-cell>
          <table:table-cell office:value-type="float" office:value="535741" calcext:value-type="float">
            <text:p>535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SUM([.C270:.C284])" office:value-type="float" office:value="4947587" calcext:value-type="float">
            <text:p>4947587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Homo_sapiens_Gly-TCC-1-1</text:p>
          </table:table-cell>
          <table:table-cell office:value-type="float" office:value="72" calcext:value-type="float">
            <text:p>72</text:p>
          </table:table-cell>
          <table:table-cell office:value-type="float" office:value="342342" calcext:value-type="float">
            <text:p>342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1</text:p>
          </table:table-cell>
          <table:table-cell office:value-type="float" office:value="72" calcext:value-type="float">
            <text:p>72</text:p>
          </table:table-cell>
          <table:table-cell office:value-type="float" office:value="246846" calcext:value-type="float">
            <text:p>246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2</text:p>
          </table:table-cell>
          <table:table-cell office:value-type="float" office:value="72" calcext:value-type="float">
            <text:p>72</text:p>
          </table:table-cell>
          <table:table-cell office:value-type="float" office:value="247304" calcext:value-type="float">
            <text:p>247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3</text:p>
          </table:table-cell>
          <table:table-cell office:value-type="float" office:value="72" calcext:value-type="float">
            <text:p>72</text:p>
          </table:table-cell>
          <table:table-cell office:value-type="float" office:value="247434" calcext:value-type="float">
            <text:p>247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4</text:p>
          </table:table-cell>
          <table:table-cell office:value-type="float" office:value="72" calcext:value-type="float">
            <text:p>72</text:p>
          </table:table-cell>
          <table:table-cell office:value-type="float" office:value="246782" calcext:value-type="float">
            <text:p>246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5</text:p>
          </table:table-cell>
          <table:table-cell office:value-type="float" office:value="72" calcext:value-type="float">
            <text:p>72</text:p>
          </table:table-cell>
          <table:table-cell office:value-type="float" office:value="247527" calcext:value-type="float">
            <text:p>247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6</text:p>
          </table:table-cell>
          <table:table-cell office:value-type="float" office:value="72" calcext:value-type="float">
            <text:p>72</text:p>
          </table:table-cell>
          <table:table-cell office:value-type="float" office:value="246592" calcext:value-type="float">
            <text:p>24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3-1</text:p>
          </table:table-cell>
          <table:table-cell office:value-type="float" office:value="72" calcext:value-type="float">
            <text:p>72</text:p>
          </table:table-cell>
          <table:table-cell office:value-type="float" office:value="631830" calcext:value-type="float">
            <text:p>631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formula="of:=SUM([.C285:.C295])" office:value-type="float" office:value="2456751" calcext:value-type="float">
            <text:p>245675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Homo_sapiens_His-GTG-1-1</text:p>
          </table:table-cell>
          <table:table-cell office:value-type="float" office:value="72" calcext:value-type="float">
            <text:p>72</text:p>
          </table:table-cell>
          <table:table-cell office:value-type="float" office:value="484646" calcext:value-type="float">
            <text:p>48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2</text:p>
          </table:table-cell>
          <table:table-cell office:value-type="float" office:value="72" calcext:value-type="float">
            <text:p>72</text:p>
          </table:table-cell>
          <table:table-cell office:value-type="float" office:value="484952" calcext:value-type="float">
            <text:p>48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3</text:p>
          </table:table-cell>
          <table:table-cell office:value-type="float" office:value="72" calcext:value-type="float">
            <text:p>72</text:p>
          </table:table-cell>
          <table:table-cell office:value-type="float" office:value="485371" calcext:value-type="float">
            <text:p>485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4</text:p>
          </table:table-cell>
          <table:table-cell office:value-type="float" office:value="72" calcext:value-type="float">
            <text:p>72</text:p>
          </table:table-cell>
          <table:table-cell office:value-type="float" office:value="483487" calcext:value-type="float">
            <text:p>483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5</text:p>
          </table:table-cell>
          <table:table-cell office:value-type="float" office:value="72" calcext:value-type="float">
            <text:p>72</text:p>
          </table:table-cell>
          <table:table-cell office:value-type="float" office:value="483715" calcext:value-type="float">
            <text:p>483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6</text:p>
          </table:table-cell>
          <table:table-cell office:value-type="float" office:value="72" calcext:value-type="float">
            <text:p>72</text:p>
          </table:table-cell>
          <table:table-cell office:value-type="float" office:value="484284" calcext:value-type="float">
            <text:p>484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7</text:p>
          </table:table-cell>
          <table:table-cell office:value-type="float" office:value="72" calcext:value-type="float">
            <text:p>72</text:p>
          </table:table-cell>
          <table:table-cell office:value-type="float" office:value="484264" calcext:value-type="float">
            <text:p>484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8</text:p>
          </table:table-cell>
          <table:table-cell office:value-type="float" office:value="72" calcext:value-type="float">
            <text:p>72</text:p>
          </table:table-cell>
          <table:table-cell office:value-type="float" office:value="483847" calcext:value-type="float">
            <text:p>483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9</text:p>
          </table:table-cell>
          <table:table-cell office:value-type="float" office:value="72" calcext:value-type="float">
            <text:p>72</text:p>
          </table:table-cell>
          <table:table-cell office:value-type="float" office:value="484324" calcext:value-type="float">
            <text:p>48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SUM([.C296:.C306])" office:value-type="float" office:value="4360423" calcext:value-type="float">
            <text:p>436042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29580" calcext:value-type="float">
            <text:p>29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13917" calcext:value-type="float">
            <text:p>13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4-1</text:p>
          </table:table-cell>
          <table:table-cell office:value-type="float" office:value="74" calcext:value-type="float">
            <text:p>74</text:p>
          </table:table-cell>
          <table:table-cell office:value-type="float" office:value="134417" calcext:value-type="float">
            <text:p>134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1</text:p>
          </table:table-cell>
          <table:table-cell office:value-type="float" office:value="74" calcext:value-type="float">
            <text:p>74</text:p>
          </table:table-cell>
          <table:table-cell office:value-type="float" office:value="267451" calcext:value-type="float">
            <text:p>26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2</text:p>
          </table:table-cell>
          <table:table-cell office:value-type="float" office:value="74" calcext:value-type="float">
            <text:p>74</text:p>
          </table:table-cell>
          <table:table-cell office:value-type="float" office:value="268023" calcext:value-type="float">
            <text:p>268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3</text:p>
          </table:table-cell>
          <table:table-cell office:value-type="float" office:value="74" calcext:value-type="float">
            <text:p>74</text:p>
          </table:table-cell>
          <table:table-cell office:value-type="float" office:value="266259" calcext:value-type="float">
            <text:p>266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4</text:p>
          </table:table-cell>
          <table:table-cell office:value-type="float" office:value="74" calcext:value-type="float">
            <text:p>74</text:p>
          </table:table-cell>
          <table:table-cell office:value-type="float" office:value="267034" calcext:value-type="float">
            <text:p>26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5</text:p>
          </table:table-cell>
          <table:table-cell office:value-type="float" office:value="74" calcext:value-type="float">
            <text:p>74</text:p>
          </table:table-cell>
          <table:table-cell office:value-type="float" office:value="266392" calcext:value-type="float">
            <text:p>266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130366" calcext:value-type="float">
            <text:p>1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20005" calcext:value-type="float">
            <text:p>20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19955" calcext:value-type="float">
            <text:p>1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88375" calcext:value-type="float">
            <text:p>8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table:formula="of:=SUM([.C307:.C323])" office:value-type="float" office:value="1773313" calcext:value-type="float">
            <text:p>17733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636" calcext:value-type="float">
            <text:p>636</text:p>
          </table:table-cell>
          <table:table-cell table:formula="of:=SUM([.C324:.C326])" office:value-type="float" office:value="1882" calcext:value-type="float">
            <text:p>188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3005" calcext:value-type="float">
            <text:p>3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1389" calcext:value-type="float">
            <text:p>1389</text:p>
          </table:table-cell>
          <table:table-cell table:formula="of:=SUM([.C327:.C331])" office:value-type="float" office:value="5288" calcext:value-type="float">
            <text:p>5288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Homo_sapiens_iMet-CAT-1-1</text:p>
          </table:table-cell>
          <table:table-cell office:value-type="float" office:value="72" calcext:value-type="float">
            <text:p>72</text:p>
          </table:table-cell>
          <table:table-cell office:value-type="float" office:value="735068" calcext:value-type="float">
            <text:p>735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2</text:p>
          </table:table-cell>
          <table:table-cell office:value-type="float" office:value="72" calcext:value-type="float">
            <text:p>72</text:p>
          </table:table-cell>
          <table:table-cell office:value-type="float" office:value="734553" calcext:value-type="float">
            <text:p>73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3</text:p>
          </table:table-cell>
          <table:table-cell office:value-type="float" office:value="72" calcext:value-type="float">
            <text:p>72</text:p>
          </table:table-cell>
          <table:table-cell office:value-type="float" office:value="736367" calcext:value-type="float">
            <text:p>736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4</text:p>
          </table:table-cell>
          <table:table-cell office:value-type="float" office:value="72" calcext:value-type="float">
            <text:p>72</text:p>
          </table:table-cell>
          <table:table-cell office:value-type="float" office:value="734905" calcext:value-type="float">
            <text:p>734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5</text:p>
          </table:table-cell>
          <table:table-cell office:value-type="float" office:value="72" calcext:value-type="float">
            <text:p>72</text:p>
          </table:table-cell>
          <table:table-cell office:value-type="float" office:value="732883" calcext:value-type="float">
            <text:p>73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6</text:p>
          </table:table-cell>
          <table:table-cell office:value-type="float" office:value="72" calcext:value-type="float">
            <text:p>72</text:p>
          </table:table-cell>
          <table:table-cell office:value-type="float" office:value="732853" calcext:value-type="float">
            <text:p>73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7</text:p>
          </table:table-cell>
          <table:table-cell office:value-type="float" office:value="72" calcext:value-type="float">
            <text:p>72</text:p>
          </table:table-cell>
          <table:table-cell office:value-type="float" office:value="733642" calcext:value-type="float">
            <text:p>733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8</text:p>
          </table:table-cell>
          <table:table-cell office:value-type="float" office:value="72" calcext:value-type="float">
            <text:p>72</text:p>
          </table:table-cell>
          <table:table-cell office:value-type="float" office:value="732853" calcext:value-type="float">
            <text:p>73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2-1</text:p>
          </table:table-cell>
          <table:table-cell office:value-type="float" office:value="72" calcext:value-type="float">
            <text:p>72</text:p>
          </table:table-cell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3-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9837" calcext:value-type="float">
            <text:p>9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9615" calcext:value-type="float">
            <text:p>9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86192" calcext:value-type="float">
            <text:p>86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85202" calcext:value-type="float">
            <text:p>85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85545" calcext:value-type="float">
            <text:p>85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85265" calcext:value-type="float">
            <text:p>85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SUM([.C342:.C354])" office:value-type="float" office:value="374979" calcext:value-type="float">
            <text:p>37497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16744" calcext:value-type="float">
            <text:p>16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17227" calcext:value-type="float">
            <text:p>17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7520" calcext:value-type="float">
            <text:p>7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6059" calcext:value-type="float">
            <text:p>6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20166" calcext:value-type="float">
            <text:p>20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UM([.C355:.C362])" office:value-type="float" office:value="68979" calcext:value-type="float">
            <text:p>6897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2211" calcext:value-type="float">
            <text:p>2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2263" calcext:value-type="float">
            <text:p>2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2253" calcext:value-type="float">
            <text:p>2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10958" calcext:value-type="float">
            <text:p>10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10730" calcext:value-type="float">
            <text:p>10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C363:.C372])" office:value-type="float" office:value="37372" calcext:value-type="float">
            <text:p>3737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formula="of:=SUM([.C373:.C377])" office:value-type="float" office:value="1482" calcext:value-type="float">
            <text:p>148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33416" calcext:value-type="float">
            <text:p>33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60809" calcext:value-type="float">
            <text:p>60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167752" calcext:value-type="float">
            <text:p>167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378:.C381])" office:value-type="float" office:value="261982" calcext:value-type="float">
            <text:p>26198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Homo_sapiens_Lys-CTT-1-1</text:p>
          </table:table-cell>
          <table:table-cell office:value-type="float" office:value="73" calcext:value-type="float">
            <text:p>73</text:p>
          </table:table-cell>
          <table:table-cell office:value-type="float" office:value="849197" calcext:value-type="float">
            <text:p>849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-2</text:p>
          </table:table-cell>
          <table:table-cell office:value-type="float" office:value="73" calcext:value-type="float">
            <text:p>73</text:p>
          </table:table-cell>
          <table:table-cell office:value-type="float" office:value="850457" calcext:value-type="float">
            <text:p>850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1</text:p>
          </table:table-cell>
          <table:table-cell office:value-type="float" office:value="73" calcext:value-type="float">
            <text:p>73</text:p>
          </table:table-cell>
          <table:table-cell office:value-type="float" office:value="431768" calcext:value-type="float">
            <text:p>431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2</text:p>
          </table:table-cell>
          <table:table-cell office:value-type="float" office:value="73" calcext:value-type="float">
            <text:p>73</text:p>
          </table:table-cell>
          <table:table-cell office:value-type="float" office:value="432453" calcext:value-type="float">
            <text:p>43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3</text:p>
          </table:table-cell>
          <table:table-cell office:value-type="float" office:value="73" calcext:value-type="float">
            <text:p>73</text:p>
          </table:table-cell>
          <table:table-cell office:value-type="float" office:value="431626" calcext:value-type="float">
            <text:p>431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4</text:p>
          </table:table-cell>
          <table:table-cell office:value-type="float" office:value="73" calcext:value-type="float">
            <text:p>73</text:p>
          </table:table-cell>
          <table:table-cell office:value-type="float" office:value="430218" calcext:value-type="float">
            <text:p>430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5</text:p>
          </table:table-cell>
          <table:table-cell office:value-type="float" office:value="73" calcext:value-type="float">
            <text:p>73</text:p>
          </table:table-cell>
          <table:table-cell office:value-type="float" office:value="431670" calcext:value-type="float">
            <text:p>431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4487" calcext:value-type="float">
            <text:p>4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188101" calcext:value-type="float">
            <text:p>18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formula="of:=SUM([.C382:.C402])" office:value-type="float" office:value="4052485" calcext:value-type="float">
            <text:p>405248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19471" calcext:value-type="float">
            <text:p>19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4-1</text:p>
          </table:table-cell>
          <table:table-cell office:value-type="float" office:value="73" calcext:value-type="float">
            <text:p>73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28232" calcext:value-type="float">
            <text:p>28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1</text:p>
          </table:table-cell>
          <table:table-cell office:value-type="float" office:value="73" calcext:value-type="float">
            <text:p>73</text:p>
          </table:table-cell>
          <table:table-cell office:value-type="float" office:value="97460" calcext:value-type="float">
            <text:p>97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2</text:p>
          </table:table-cell>
          <table:table-cell office:value-type="float" office:value="73" calcext:value-type="float">
            <text:p>73</text:p>
          </table:table-cell>
          <table:table-cell office:value-type="float" office:value="97691" calcext:value-type="float">
            <text:p>97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3</text:p>
          </table:table-cell>
          <table:table-cell office:value-type="float" office:value="73" calcext:value-type="float">
            <text:p>73</text:p>
          </table:table-cell>
          <table:table-cell office:value-type="float" office:value="97858" calcext:value-type="float">
            <text:p>97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4</text:p>
          </table:table-cell>
          <table:table-cell office:value-type="float" office:value="73" calcext:value-type="float">
            <text:p>73</text:p>
          </table:table-cell>
          <table:table-cell office:value-type="float" office:value="98293" calcext:value-type="float">
            <text:p>9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5</text:p>
          </table:table-cell>
          <table:table-cell office:value-type="float" office:value="73" calcext:value-type="float">
            <text:p>73</text:p>
          </table:table-cell>
          <table:table-cell office:value-type="float" office:value="98257" calcext:value-type="float">
            <text:p>98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31201" calcext:value-type="float">
            <text:p>31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33464" calcext:value-type="float">
            <text:p>33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SUM([.C403:.C423])" office:value-type="float" office:value="611653" calcext:value-type="float">
            <text:p>61165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153349" calcext:value-type="float">
            <text:p>153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71936" calcext:value-type="float">
            <text:p>7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28715" calcext:value-type="float">
            <text:p>28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28521" calcext:value-type="float">
            <text:p>28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33752" calcext:value-type="float">
            <text:p>33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33812" calcext:value-type="float">
            <text:p>33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33886" calcext:value-type="float">
            <text:p>33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6-1</text:p>
          </table:table-cell>
          <table:table-cell office:value-type="float" office:value="73" calcext:value-type="float">
            <text:p>73</text:p>
          </table:table-cell>
          <table:table-cell office:value-type="float" office:value="183898" calcext:value-type="float">
            <text:p>183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SUM([.C424:.C433])" office:value-type="float" office:value="568919" calcext:value-type="float">
            <text:p>568919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Homo_sapiens_nmt-tRNA-Gln-CTG-1-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2-1</text:p>
          </table:table-cell>
          <table:table-cell office:value-type="float" office:value="72" calcext:value-type="float">
            <text:p>72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3-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4-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6-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7-1</text:p>
          </table:table-cell>
          <table:table-cell office:value-type="float" office:value="72" calcext:value-type="float">
            <text:p>72</text:p>
          </table:table-cell>
          <table:table-cell office:value-type="float" office:value="195157" calcext:value-type="float">
            <text:p>195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8-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9-1</text:p>
          </table:table-cell>
          <table:table-cell office:value-type="float" office:value="72" calcext:value-type="float">
            <text:p>72</text:p>
          </table:table-cell>
          <table:table-cell office:value-type="float" office:value="112994" calcext:value-type="float">
            <text:p>11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1-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2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3-1</text:p>
          </table:table-cell>
          <table:table-cell office:value-type="float" office:value="75" calcext:value-type="float">
            <text:p>75</text:p>
          </table:table-cell>
          <table:table-cell office:value-type="float" office:value="280831" calcext:value-type="float">
            <text:p>280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4-1</text:p>
          </table:table-cell>
          <table:table-cell office:value-type="float" office:value="75" calcext:value-type="float">
            <text:p>75</text:p>
          </table:table-cell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5-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6-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1-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2-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3-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Val-TAC-1-1</text:p>
          </table:table-cell>
          <table:table-cell office:value-type="float" office:value="75" calcext:value-type="float">
            <text:p>75</text:p>
          </table:table-cell>
          <table:table-cell office:value-type="float" office:value="35476" calcext:value-type="float">
            <text:p>35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2503" calcext:value-type="float">
            <text:p>2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2465" calcext:value-type="float">
            <text:p>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3248" calcext:value-type="float">
            <text:p>3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3287" calcext:value-type="float">
            <text:p>3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table:formula="of:=SUM([.C461:.C477])" office:value-type="float" office:value="22190" calcext:value-type="float">
            <text:p>2219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10853" calcext:value-type="float">
            <text:p>1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11966" calcext:value-type="float">
            <text:p>11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12027" calcext:value-type="float">
            <text:p>1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12118" calcext:value-type="float">
            <text:p>12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11987" calcext:value-type="float">
            <text:p>1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11805" calcext:value-type="float">
            <text:p>11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11959" calcext:value-type="float">
            <text:p>11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12167" calcext:value-type="float">
            <text:p>12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12076" calcext:value-type="float">
            <text:p>12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478:.C490])" office:value-type="float" office:value="106998" calcext:value-type="float">
            <text:p>106998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36975" calcext:value-type="float">
            <text:p>36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7105" calcext:value-type="float">
            <text:p>3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6816" calcext:value-type="float">
            <text:p>36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4303" calcext:value-type="float">
            <text:p>14303</text:p>
          </table:table-cell>
          <table:table-cell table:formula="of:=SUM([.C491:.C494])" office:value-type="float" office:value="125199" calcext:value-type="float">
            <text:p>125199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27250" calcext:value-type="float">
            <text:p>2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4538" calcext:value-type="float">
            <text:p>34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34395" calcext:value-type="float">
            <text:p>34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34377" calcext:value-type="float">
            <text:p>3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34284" calcext:value-type="float">
            <text:p>34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34288" calcext:value-type="float">
            <text:p>3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34204" calcext:value-type="float">
            <text:p>34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UM([.C496:.C504])" office:value-type="float" office:value="233418" calcext:value-type="float">
            <text:p>233418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formula="of:=SUM([.C505:.C507])" office:value-type="float" office:value="6989" calcext:value-type="float">
            <text:p>6989</text:p>
          </table:table-cell>
          <table:table-cell office:value-type="string" calcext:value-type="string">
            <text:p>Seleno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2052" calcext:value-type="float">
            <text:p>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508:.C520])" office:value-type="float" office:value="8675" calcext:value-type="float">
            <text:p>867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5236" calcext:value-type="float">
            <text:p>5236</text:p>
          </table:table-cell>
          <table:table-cell table:formula="of:=SUM([.C521:.C524])" office:value-type="float" office:value="7498" calcext:value-type="float">
            <text:p>749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formula="of:=SUM([.C525:.C532])" office:value-type="float" office:value="5972" calcext:value-type="float">
            <text:p>597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891" calcext:value-type="float">
            <text:p>891</text:p>
          </table:table-cell>
          <table:table-cell table:formula="of:=SUM([.C533:.C536])" office:value-type="float" office:value="6670" calcext:value-type="float">
            <text:p>667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Homo_sapiens_Sup-CTA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CTA-2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CTA-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1-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2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109805" calcext:value-type="float">
            <text:p>109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110123" calcext:value-type="float">
            <text:p>11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109972" calcext:value-type="float">
            <text:p>109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22024" calcext:value-type="float">
            <text:p>2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22193" calcext:value-type="float">
            <text:p>22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24335" calcext:value-type="float">
            <text:p>24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42135" calcext:value-type="float">
            <text:p>4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28001" calcext:value-type="float">
            <text:p>2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20590" calcext:value-type="float">
            <text:p>20590</text:p>
          </table:table-cell>
          <table:table-cell table:formula="of:=SUM([.C543:.C552])" office:value-type="float" office:value="494972" calcext:value-type="float">
            <text:p>49497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20198" calcext:value-type="float">
            <text:p>2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2-1</text:p>
          </table:table-cell>
          <table:table-cell office:value-type="float" office:value="72" calcext:value-type="float">
            <text:p>72</text:p>
          </table:table-cell>
          <table:table-cell office:value-type="float" office:value="94313" calcext:value-type="float">
            <text:p>94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54523" calcext:value-type="float">
            <text:p>54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4-1</text:p>
          </table:table-cell>
          <table:table-cell office:value-type="float" office:value="72" calcext:value-type="float">
            <text:p>72</text:p>
          </table:table-cell>
          <table:table-cell office:value-type="float" office:value="89677" calcext:value-type="float">
            <text:p>89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table:formula="of:=SUM([.C553:.C558])" office:value-type="float" office:value="258903" calcext:value-type="float">
            <text:p>25890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Homo_sapiens_Thr-TGT-1-1</text:p>
          </table:table-cell>
          <table:table-cell office:value-type="float" office:value="74" calcext:value-type="float">
            <text:p>74</text:p>
          </table:table-cell>
          <table:table-cell office:value-type="float" office:value="33816" calcext:value-type="float">
            <text:p>3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2-1</text:p>
          </table:table-cell>
          <table:table-cell office:value-type="float" office:value="73" calcext:value-type="float">
            <text:p>73</text:p>
          </table:table-cell>
          <table:table-cell office:value-type="float" office:value="11081" calcext:value-type="float">
            <text:p>1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3-1</text:p>
          </table:table-cell>
          <table:table-cell office:value-type="float" office:value="73" calcext:value-type="float">
            <text:p>73</text:p>
          </table:table-cell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4-1</text:p>
          </table:table-cell>
          <table:table-cell office:value-type="float" office:value="73" calcext:value-type="float">
            <text:p>73</text:p>
          </table:table-cell>
          <table:table-cell office:value-type="float" office:value="19387" calcext:value-type="float">
            <text:p>19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5-1</text:p>
          </table:table-cell>
          <table:table-cell office:value-type="float" office:value="73" calcext:value-type="float">
            <text:p>73</text:p>
          </table:table-cell>
          <table:table-cell office:value-type="float" office:value="12697" calcext:value-type="float">
            <text:p>1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SUM([.C559:.C564])" office:value-type="float" office:value="81599" calcext:value-type="float">
            <text:p>8159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7105" calcext:value-type="float">
            <text:p>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23398" calcext:value-type="float">
            <text:p>23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4781" calcext:value-type="float">
            <text:p>4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4747" calcext:value-type="float">
            <text:p>4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4841" calcext:value-type="float">
            <text:p>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19446" calcext:value-type="float">
            <text:p>1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565:.C573])" office:value-type="float" office:value="64397" calcext:value-type="float">
            <text:p>6439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formula="of:=[.C574]" office:value-type="float" office:value="62" calcext:value-type="float">
            <text:p>6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UM([.C575:.C590])" office:value-type="float" office:value="1233" calcext:value-type="float">
            <text:p>123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office:value-type="string" calcext:value-type="string">
            <text:p>Homo_sapiens_Val-AAC-1-1</text:p>
          </table:table-cell>
          <table:table-cell office:value-type="float" office:value="73" calcext:value-type="float">
            <text:p>73</text:p>
          </table:table-cell>
          <table:table-cell office:value-type="float" office:value="347799" calcext:value-type="float">
            <text:p>34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2</text:p>
          </table:table-cell>
          <table:table-cell office:value-type="float" office:value="73" calcext:value-type="float">
            <text:p>73</text:p>
          </table:table-cell>
          <table:table-cell office:value-type="float" office:value="347987" calcext:value-type="float">
            <text:p>347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3</text:p>
          </table:table-cell>
          <table:table-cell office:value-type="float" office:value="73" calcext:value-type="float">
            <text:p>73</text:p>
          </table:table-cell>
          <table:table-cell office:value-type="float" office:value="348182" calcext:value-type="float">
            <text:p>34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4</text:p>
          </table:table-cell>
          <table:table-cell office:value-type="float" office:value="73" calcext:value-type="float">
            <text:p>73</text:p>
          </table:table-cell>
          <table:table-cell office:value-type="float" office:value="347129" calcext:value-type="float">
            <text:p>34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5</text:p>
          </table:table-cell>
          <table:table-cell office:value-type="float" office:value="73" calcext:value-type="float">
            <text:p>73</text:p>
          </table:table-cell>
          <table:table-cell office:value-type="float" office:value="348405" calcext:value-type="float">
            <text:p>348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2-1</text:p>
          </table:table-cell>
          <table:table-cell office:value-type="float" office:value="73" calcext:value-type="float">
            <text:p>73</text:p>
          </table:table-cell>
          <table:table-cell office:value-type="float" office:value="1463274" calcext:value-type="float">
            <text:p>146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107160" calcext:value-type="float">
            <text:p>107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5775" calcext:value-type="float">
            <text:p>5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1267" calcext:value-type="float">
            <text:p>1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formula="of:=SUM([.C591:.C601])" office:value-type="float" office:value="3317041" calcext:value-type="float">
            <text:p>331704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Homo_sapiens_Val-CAC-1-1</text:p>
          </table:table-cell>
          <table:table-cell office:value-type="float" office:value="73" calcext:value-type="float">
            <text:p>73</text:p>
          </table:table-cell>
          <table:table-cell office:value-type="float" office:value="1311133" calcext:value-type="float">
            <text:p>1311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2</text:p>
          </table:table-cell>
          <table:table-cell office:value-type="float" office:value="73" calcext:value-type="float">
            <text:p>73</text:p>
          </table:table-cell>
          <table:table-cell office:value-type="float" office:value="1311142" calcext:value-type="float">
            <text:p>1311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3</text:p>
          </table:table-cell>
          <table:table-cell office:value-type="float" office:value="73" calcext:value-type="float">
            <text:p>73</text:p>
          </table:table-cell>
          <table:table-cell office:value-type="float" office:value="1310122" calcext:value-type="float">
            <text:p>1310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4</text:p>
          </table:table-cell>
          <table:table-cell office:value-type="float" office:value="73" calcext:value-type="float">
            <text:p>73</text:p>
          </table:table-cell>
          <table:table-cell office:value-type="float" office:value="1313048" calcext:value-type="float">
            <text:p>1313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5</text:p>
          </table:table-cell>
          <table:table-cell office:value-type="float" office:value="73" calcext:value-type="float">
            <text:p>73</text:p>
          </table:table-cell>
          <table:table-cell office:value-type="float" office:value="1309639" calcext:value-type="float">
            <text:p>1309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6</text:p>
          </table:table-cell>
          <table:table-cell office:value-type="float" office:value="73" calcext:value-type="float">
            <text:p>73</text:p>
          </table:table-cell>
          <table:table-cell office:value-type="float" office:value="1313245" calcext:value-type="float">
            <text:p>1313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2-1</text:p>
          </table:table-cell>
          <table:table-cell office:value-type="float" office:value="73" calcext:value-type="float">
            <text:p>73</text:p>
          </table:table-cell>
          <table:table-cell office:value-type="float" office:value="399561" calcext:value-type="float">
            <text:p>399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3-1</text:p>
          </table:table-cell>
          <table:table-cell office:value-type="float" office:value="73" calcext:value-type="float">
            <text:p>73</text:p>
          </table:table-cell>
          <table:table-cell office:value-type="float" office:value="370288" calcext:value-type="float">
            <text:p>37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36479" calcext:value-type="float">
            <text:p>36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formula="of:=SUM([.C602:.C621])" office:value-type="float" office:value="8677372" calcext:value-type="float">
            <text:p>867737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Homo_sapiens_Val-TAC-1-1</text:p>
          </table:table-cell>
          <table:table-cell office:value-type="float" office:value="73" calcext:value-type="float">
            <text:p>73</text:p>
          </table:table-cell>
          <table:table-cell office:value-type="float" office:value="341909" calcext:value-type="float">
            <text:p>341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1-2</text:p>
          </table:table-cell>
          <table:table-cell office:value-type="float" office:value="73" calcext:value-type="float">
            <text:p>73</text:p>
          </table:table-cell>
          <table:table-cell office:value-type="float" office:value="340779" calcext:value-type="float">
            <text:p>340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2-1</text:p>
          </table:table-cell>
          <table:table-cell office:value-type="float" office:value="73" calcext:value-type="float">
            <text:p>73</text:p>
          </table:table-cell>
          <table:table-cell office:value-type="float" office:value="236869" calcext:value-type="float">
            <text:p>236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3-1</text:p>
          </table:table-cell>
          <table:table-cell office:value-type="float" office:value="73" calcext:value-type="float">
            <text:p>73</text:p>
          </table:table-cell>
          <table:table-cell office:value-type="float" office:value="141181" calcext:value-type="float">
            <text:p>141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4-1</text:p>
          </table:table-cell>
          <table:table-cell office:value-type="float" office:value="73" calcext:value-type="float">
            <text:p>73</text:p>
          </table:table-cell>
          <table:table-cell office:value-type="float" office:value="145395" calcext:value-type="float">
            <text:p>145395</text:p>
          </table:table-cell>
          <table:table-cell table:formula="of:=SUM([.C622:.C626])" office:value-type="float" office:value="1206133" calcext:value-type="float">
            <text:p>12061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table:number-columns-repeated="2"/>
          <table:table-cell table:formula="of:=SUM([.C2:.C626])" office:value-type="float" office:value="66455608" calcext:value-type="float">
            <text:p>66455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mil</text:p>
          </table:table-cell>
          <table:table-cell table:number-columns-repeated="3"/>
        </table:table-row>
      </table:table>
      <table:table table:name="AIFN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_sapiens_Ala-AGC-1-1</text:p>
          </table:table-cell>
          <table:table-cell office:value-type="float" office:value="72" calcext:value-type="float">
            <text:p>72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1-1</text:p>
          </table:table-cell>
          <table:table-cell office:value-type="float" office:value="73" calcext:value-type="float">
            <text:p>73</text:p>
          </table:table-cell>
          <table:table-cell office:value-type="float" office:value="1443" calcext:value-type="float">
            <text:p>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1</text:p>
          </table:table-cell>
          <table:table-cell office:value-type="float" office:value="72" calcext:value-type="float">
            <text:p>72</text:p>
          </table:table-cell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2</text:p>
          </table:table-cell>
          <table:table-cell office:value-type="float" office:value="72" calcext:value-type="float">
            <text:p>72</text:p>
          </table:table-cell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4-1</text:p>
          </table:table-cell>
          <table:table-cell office:value-type="float" office:value="72" calcext:value-type="float">
            <text:p>72</text:p>
          </table:table-cell>
          <table:table-cell office:value-type="float" office:value="18359" calcext:value-type="float">
            <text:p>18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5-1</text:p>
          </table:table-cell>
          <table:table-cell office:value-type="float" office:value="72" calcext:value-type="float">
            <text:p>72</text:p>
          </table:table-cell>
          <table:table-cell office:value-type="float" office:value="7481" calcext:value-type="float">
            <text:p>7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2357" calcext:value-type="float">
            <text:p>2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1</text:p>
          </table:table-cell>
          <table:table-cell office:value-type="float" office:value="73" calcext:value-type="float">
            <text:p>73</text:p>
          </table:table-cell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2</text:p>
          </table:table-cell>
          <table:table-cell office:value-type="float" office:value="73" calcext:value-type="float">
            <text:p>73</text:p>
          </table:table-cell>
          <table:table-cell office:value-type="float" office:value="1455" calcext:value-type="float">
            <text:p>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formula="of:=SUM([.C2:.C31])" office:value-type="float" office:value="38187" calcext:value-type="float">
            <text:p>3818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office:value-type="string" calcext:value-type="string">
            <text:p>Homo_sapiens_Ala-CGC-1-1</text:p>
          </table:table-cell>
          <table:table-cell office:value-type="float" office:value="72" calcext:value-type="float">
            <text:p>72</text:p>
          </table:table-cell>
          <table:table-cell office:value-type="float" office:value="3429" calcext:value-type="float">
            <text:p>3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2-1</text:p>
          </table:table-cell>
          <table:table-cell office:value-type="float" office:value="72" calcext:value-type="float">
            <text:p>72</text:p>
          </table:table-cell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3-1</text:p>
          </table:table-cell>
          <table:table-cell office:value-type="float" office:value="72" calcext:value-type="float">
            <text:p>72</text:p>
          </table:table-cell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4-1</text:p>
          </table:table-cell>
          <table:table-cell office:value-type="float" office:value="72" calcext:value-type="float">
            <text:p>72</text:p>
          </table:table-cell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SUM([.C32:.C36])" office:value-type="float" office:value="10507" calcext:value-type="float">
            <text:p>1050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2-1</text:p>
          </table:table-cell>
          <table:table-cell office:value-type="float" office:value="72" calcext:value-type="float">
            <text:p>72</text:p>
          </table:table-cell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1</text:p>
          </table:table-cell>
          <table:table-cell office:value-type="float" office:value="72" calcext:value-type="float">
            <text:p>72</text:p>
          </table:table-cell>
          <table:table-cell office:value-type="float" office:value="10160" calcext:value-type="float">
            <text:p>10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2</text:p>
          </table:table-cell>
          <table:table-cell office:value-type="float" office:value="72" calcext:value-type="float">
            <text:p>72</text:p>
          </table:table-cell>
          <table:table-cell office:value-type="float" office:value="10350" calcext:value-type="float">
            <text:p>10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4-1</text:p>
          </table:table-cell>
          <table:table-cell office:value-type="float" office:value="72" calcext:value-type="float">
            <text:p>72</text:p>
          </table:table-cell>
          <table:table-cell office:value-type="float" office:value="83983" calcext:value-type="float">
            <text:p>8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6-1</text:p>
          </table:table-cell>
          <table:table-cell office:value-type="float" office:value="72" calcext:value-type="float">
            <text:p>72</text:p>
          </table:table-cell>
          <table:table-cell office:value-type="float" office:value="20824" calcext:value-type="float">
            <text:p>20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C37:.C47])" office:value-type="float" office:value="129540" calcext:value-type="float">
            <text:p>1295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11553" calcext:value-type="float">
            <text:p>11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11510" calcext:value-type="float">
            <text:p>11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11431" calcext:value-type="float">
            <text:p>1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6850" calcext:value-type="float">
            <text:p>6850</text:p>
          </table:table-cell>
          <table:table-cell table:formula="of:=SUM([.C48:.C54])" office:value-type="float" office:value="62016" calcext:value-type="float">
            <text:p>6201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15558" calcext:value-type="float">
            <text:p>1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15925" calcext:value-type="float">
            <text:p>15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15638" calcext:value-type="float">
            <text:p>1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2-1</text:p>
          </table:table-cell>
          <table:table-cell office:value-type="float" office:value="73" calcext:value-type="float">
            <text:p>73</text:p>
          </table:table-cell>
          <table:table-cell office:value-type="float" office:value="245996" calcext:value-type="float">
            <text:p>245996</text:p>
          </table:table-cell>
          <table:table-cell table:formula="of:=SUM([.C55:.C58])" office:value-type="float" office:value="293117" calcext:value-type="float">
            <text:p>29311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office:value-type="string" calcext:value-type="string">
            <text:p>Homo_sapiens_Arg-CCT-1-1</text:p>
          </table:table-cell>
          <table:table-cell office:value-type="float" office:value="73" calcext:value-type="float">
            <text:p>73</text:p>
          </table:table-cell>
          <table:table-cell office:value-type="float" office:value="29017" calcext:value-type="float">
            <text:p>29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2-1</text:p>
          </table:table-cell>
          <table:table-cell office:value-type="float" office:value="73" calcext:value-type="float">
            <text:p>73</text:p>
          </table:table-cell>
          <table:table-cell office:value-type="float" office:value="18607" calcext:value-type="float">
            <text:p>18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12193" calcext:value-type="float">
            <text:p>12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4-1</text:p>
          </table:table-cell>
          <table:table-cell office:value-type="float" office:value="73" calcext:value-type="float">
            <text:p>73</text:p>
          </table:table-cell>
          <table:table-cell office:value-type="float" office:value="138104" calcext:value-type="float">
            <text:p>138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C59:.C68])" office:value-type="float" office:value="197929" calcext:value-type="float">
            <text:p>1979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3-1</text:p>
          </table:table-cell>
          <table:table-cell office:value-type="float" office:value="73" calcext:value-type="float">
            <text:p>73</text:p>
          </table:table-cell>
          <table:table-cell office:value-type="float" office:value="27104" calcext:value-type="float">
            <text:p>27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9:.C74])" office:value-type="float" office:value="39218" calcext:value-type="float">
            <text:p>3921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19078" calcext:value-type="float">
            <text:p>19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11226" calcext:value-type="float">
            <text:p>11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formula="of:=SUM([.C75:.C80])" office:value-type="float" office:value="41146" calcext:value-type="float">
            <text:p>4114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Homo_sapiens_Asn-GTT-1-1</text:p>
          </table:table-cell>
          <table:table-cell office:value-type="float" office:value="74" calcext:value-type="float">
            <text:p>74</text:p>
          </table:table-cell>
          <table:table-cell office:value-type="float" office:value="16721" calcext:value-type="float">
            <text:p>16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1</text:p>
          </table:table-cell>
          <table:table-cell office:value-type="float" office:value="74" calcext:value-type="float">
            <text:p>74</text:p>
          </table:table-cell>
          <table:table-cell office:value-type="float" office:value="8685" calcext:value-type="float">
            <text:p>8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2</text:p>
          </table:table-cell>
          <table:table-cell office:value-type="float" office:value="74" calcext:value-type="float">
            <text:p>74</text:p>
          </table:table-cell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3</text:p>
          </table:table-cell>
          <table:table-cell office:value-type="float" office:value="74" calcext:value-type="float">
            <text:p>74</text:p>
          </table:table-cell>
          <table:table-cell office:value-type="float" office:value="8547" calcext:value-type="float">
            <text:p>8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4</text:p>
          </table:table-cell>
          <table:table-cell office:value-type="float" office:value="74" calcext:value-type="float">
            <text:p>74</text:p>
          </table:table-cell>
          <table:table-cell office:value-type="float" office:value="8585" calcext:value-type="float">
            <text:p>8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5</text:p>
          </table:table-cell>
          <table:table-cell office:value-type="float" office:value="74" calcext:value-type="float">
            <text:p>74</text:p>
          </table:table-cell>
          <table:table-cell office:value-type="float" office:value="8509" calcext:value-type="float">
            <text:p>8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6</text:p>
          </table:table-cell>
          <table:table-cell office:value-type="float" office:value="74" calcext:value-type="float">
            <text:p>74</text:p>
          </table:table-cell>
          <table:table-cell office:value-type="float" office:value="8655" calcext:value-type="float">
            <text:p>8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1</text:p>
          </table:table-cell>
          <table:table-cell office:value-type="float" office:value="74" calcext:value-type="float">
            <text:p>74</text:p>
          </table:table-cell>
          <table:table-cell office:value-type="float" office:value="59482" calcext:value-type="float">
            <text:p>59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2</text:p>
          </table:table-cell>
          <table:table-cell office:value-type="float" office:value="74" calcext:value-type="float">
            <text:p>74</text:p>
          </table:table-cell>
          <table:table-cell office:value-type="float" office:value="58818" calcext:value-type="float">
            <text:p>58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formula="of:=SUM([.C83:.C117])" office:value-type="float" office:value="196183" calcext:value-type="float">
            <text:p>196183</text:p>
          </table:table-cell>
          <table:table-cell office:value-type="string" calcext:value-type="string">
            <text:p>Asn GTT</text:p>
          </table:table-cell>
          <table:table-cell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51229" calcext:value-type="float">
            <text:p>51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</text:p>
          </table:table-cell>
          <table:table-cell office:value-type="float" office:value="72" calcext:value-type="float">
            <text:p>72</text:p>
          </table:table-cell>
          <table:table-cell office:value-type="float" office:value="66122" calcext:value-type="float">
            <text:p>66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0</text:p>
          </table:table-cell>
          <table:table-cell office:value-type="float" office:value="72" calcext:value-type="float">
            <text:p>72</text:p>
          </table:table-cell>
          <table:table-cell office:value-type="float" office:value="65550" calcext:value-type="float">
            <text:p>65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1</text:p>
          </table:table-cell>
          <table:table-cell office:value-type="float" office:value="72" calcext:value-type="float">
            <text:p>72</text:p>
          </table:table-cell>
          <table:table-cell office:value-type="float" office:value="65627" calcext:value-type="float">
            <text:p>65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2</text:p>
          </table:table-cell>
          <table:table-cell office:value-type="float" office:value="72" calcext:value-type="float">
            <text:p>72</text:p>
          </table:table-cell>
          <table:table-cell office:value-type="float" office:value="65789" calcext:value-type="float">
            <text:p>6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3</text:p>
          </table:table-cell>
          <table:table-cell office:value-type="float" office:value="72" calcext:value-type="float">
            <text:p>72</text:p>
          </table:table-cell>
          <table:table-cell office:value-type="float" office:value="65452" calcext:value-type="float">
            <text:p>6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4</text:p>
          </table:table-cell>
          <table:table-cell office:value-type="float" office:value="72" calcext:value-type="float">
            <text:p>72</text:p>
          </table:table-cell>
          <table:table-cell office:value-type="float" office:value="66029" calcext:value-type="float">
            <text:p>66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5</text:p>
          </table:table-cell>
          <table:table-cell office:value-type="float" office:value="72" calcext:value-type="float">
            <text:p>72</text:p>
          </table:table-cell>
          <table:table-cell office:value-type="float" office:value="65425" calcext:value-type="float">
            <text:p>65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6</text:p>
          </table:table-cell>
          <table:table-cell office:value-type="float" office:value="72" calcext:value-type="float">
            <text:p>72</text:p>
          </table:table-cell>
          <table:table-cell office:value-type="float" office:value="65558" calcext:value-type="float">
            <text:p>6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7</text:p>
          </table:table-cell>
          <table:table-cell office:value-type="float" office:value="72" calcext:value-type="float">
            <text:p>72</text:p>
          </table:table-cell>
          <table:table-cell office:value-type="float" office:value="65459" calcext:value-type="float">
            <text:p>65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8</text:p>
          </table:table-cell>
          <table:table-cell office:value-type="float" office:value="72" calcext:value-type="float">
            <text:p>72</text:p>
          </table:table-cell>
          <table:table-cell office:value-type="float" office:value="65747" calcext:value-type="float">
            <text:p>65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9</text:p>
          </table:table-cell>
          <table:table-cell office:value-type="float" office:value="72" calcext:value-type="float">
            <text:p>72</text:p>
          </table:table-cell>
          <table:table-cell office:value-type="float" office:value="66122" calcext:value-type="float">
            <text:p>66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3-1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118:.C137])" office:value-type="float" office:value="774329" calcext:value-type="float">
            <text:p>7743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mo_sapiens_chr1.trna126-Undet???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137-Undet???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33-Undet???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.trna53-Undet???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7.trna1-Undet???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7.trna22-Undet???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19.trna11-Undet???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2.trna26-Undet???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6.trna26-Undet???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hr8.trna8-Undet???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table:formula="of:=SUM([.C149:.C179])" office:value-type="float" office:value="8025" calcext:value-type="float">
            <text:p>8025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Homo_sapiens_Gln-CTG-1-1</text:p>
          </table:table-cell>
          <table:table-cell office:value-type="float" office:value="72" calcext:value-type="float">
            <text:p>72</text:p>
          </table:table-cell>
          <table:table-cell office:value-type="float" office:value="191134" calcext:value-type="float">
            <text:p>19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2</text:p>
          </table:table-cell>
          <table:table-cell office:value-type="float" office:value="72" calcext:value-type="float">
            <text:p>72</text:p>
          </table:table-cell>
          <table:table-cell office:value-type="float" office:value="191181" calcext:value-type="float">
            <text:p>191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3</text:p>
          </table:table-cell>
          <table:table-cell office:value-type="float" office:value="72" calcext:value-type="float">
            <text:p>72</text:p>
          </table:table-cell>
          <table:table-cell office:value-type="float" office:value="190656" calcext:value-type="float">
            <text:p>19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4</text:p>
          </table:table-cell>
          <table:table-cell office:value-type="float" office:value="72" calcext:value-type="float">
            <text:p>72</text:p>
          </table:table-cell>
          <table:table-cell office:value-type="float" office:value="190264" calcext:value-type="float">
            <text:p>190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5</text:p>
          </table:table-cell>
          <table:table-cell office:value-type="float" office:value="72" calcext:value-type="float">
            <text:p>72</text:p>
          </table:table-cell>
          <table:table-cell office:value-type="float" office:value="190531" calcext:value-type="float">
            <text:p>190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2-1</text:p>
          </table:table-cell>
          <table:table-cell office:value-type="float" office:value="72" calcext:value-type="float">
            <text:p>72</text:p>
          </table:table-cell>
          <table:table-cell office:value-type="float" office:value="282594" calcext:value-type="float">
            <text:p>282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1</text:p>
          </table:table-cell>
          <table:table-cell office:value-type="float" office:value="72" calcext:value-type="float">
            <text:p>72</text:p>
          </table:table-cell>
          <table:table-cell office:value-type="float" office:value="146559" calcext:value-type="float">
            <text:p>146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2</text:p>
          </table:table-cell>
          <table:table-cell office:value-type="float" office:value="72" calcext:value-type="float">
            <text:p>72</text:p>
          </table:table-cell>
          <table:table-cell office:value-type="float" office:value="146062" calcext:value-type="float">
            <text:p>146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1</text:p>
          </table:table-cell>
          <table:table-cell office:value-type="float" office:value="72" calcext:value-type="float">
            <text:p>72</text:p>
          </table:table-cell>
          <table:table-cell office:value-type="float" office:value="100314" calcext:value-type="float">
            <text:p>100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2</text:p>
          </table:table-cell>
          <table:table-cell office:value-type="float" office:value="72" calcext:value-type="float">
            <text:p>72</text:p>
          </table:table-cell>
          <table:table-cell office:value-type="float" office:value="100124" calcext:value-type="float">
            <text:p>100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5-1</text:p>
          </table:table-cell>
          <table:table-cell office:value-type="float" office:value="72" calcext:value-type="float">
            <text:p>72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6-1</text:p>
          </table:table-cell>
          <table:table-cell office:value-type="float" office:value="72" calcext:value-type="float">
            <text:p>72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SUM([.C180:.C204])" office:value-type="float" office:value="1733320" calcext:value-type="float">
            <text:p>173332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office:value-type="string" calcext:value-type="string">
            <text:p>Homo_sapiens_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76300" calcext:value-type="float">
            <text:p>76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15753" calcext:value-type="float">
            <text:p>15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97057" calcext:value-type="float">
            <text:p>97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2</text:p>
          </table:table-cell>
          <table:table-cell office:value-type="float" office:value="72" calcext:value-type="float">
            <text:p>72</text:p>
          </table:table-cell>
          <table:table-cell office:value-type="float" office:value="96618" calcext:value-type="float">
            <text:p>96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3</text:p>
          </table:table-cell>
          <table:table-cell office:value-type="float" office:value="72" calcext:value-type="float">
            <text:p>72</text:p>
          </table:table-cell>
          <table:table-cell office:value-type="float" office:value="96288" calcext:value-type="float">
            <text:p>96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205:.C216])" office:value-type="float" office:value="382269" calcext:value-type="float">
            <text:p>38226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Homo_sapiens_Glu-CTC-1-1</text:p>
          </table:table-cell>
          <table:table-cell office:value-type="float" office:value="72" calcext:value-type="float">
            <text:p>72</text:p>
          </table:table-cell>
          <table:table-cell office:value-type="float" office:value="595588" calcext:value-type="float">
            <text:p>595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2</text:p>
          </table:table-cell>
          <table:table-cell office:value-type="float" office:value="72" calcext:value-type="float">
            <text:p>72</text:p>
          </table:table-cell>
          <table:table-cell office:value-type="float" office:value="593641" calcext:value-type="float">
            <text:p>593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3</text:p>
          </table:table-cell>
          <table:table-cell office:value-type="float" office:value="72" calcext:value-type="float">
            <text:p>72</text:p>
          </table:table-cell>
          <table:table-cell office:value-type="float" office:value="596075" calcext:value-type="float">
            <text:p>59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4</text:p>
          </table:table-cell>
          <table:table-cell office:value-type="float" office:value="72" calcext:value-type="float">
            <text:p>72</text:p>
          </table:table-cell>
          <table:table-cell office:value-type="float" office:value="595655" calcext:value-type="float">
            <text:p>59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5</text:p>
          </table:table-cell>
          <table:table-cell office:value-type="float" office:value="72" calcext:value-type="float">
            <text:p>72</text:p>
          </table:table-cell>
          <table:table-cell office:value-type="float" office:value="595544" calcext:value-type="float">
            <text:p>595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6</text:p>
          </table:table-cell>
          <table:table-cell office:value-type="float" office:value="72" calcext:value-type="float">
            <text:p>72</text:p>
          </table:table-cell>
          <table:table-cell office:value-type="float" office:value="596007" calcext:value-type="float">
            <text:p>596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7</text:p>
          </table:table-cell>
          <table:table-cell office:value-type="float" office:value="72" calcext:value-type="float">
            <text:p>72</text:p>
          </table:table-cell>
          <table:table-cell office:value-type="float" office:value="597914" calcext:value-type="float">
            <text:p>597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4367" calcext:value-type="float">
            <text:p>4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formula="of:=SUM([.C217:.C240])" office:value-type="float" office:value="4174938" calcext:value-type="float">
            <text:p>417493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Homo_sapiens_Glu-TTC-1-1</text:p>
          </table:table-cell>
          <table:table-cell office:value-type="float" office:value="72" calcext:value-type="float">
            <text:p>72</text:p>
          </table:table-cell>
          <table:table-cell office:value-type="float" office:value="247099" calcext:value-type="float">
            <text:p>24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-2</text:p>
          </table:table-cell>
          <table:table-cell office:value-type="float" office:value="72" calcext:value-type="float">
            <text:p>72</text:p>
          </table:table-cell>
          <table:table-cell office:value-type="float" office:value="248068" calcext:value-type="float">
            <text:p>248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1</text:p>
          </table:table-cell>
          <table:table-cell office:value-type="float" office:value="72" calcext:value-type="float">
            <text:p>72</text:p>
          </table:table-cell>
          <table:table-cell office:value-type="float" office:value="158504" calcext:value-type="float">
            <text:p>158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2</text:p>
          </table:table-cell>
          <table:table-cell office:value-type="float" office:value="72" calcext:value-type="float">
            <text:p>72</text:p>
          </table:table-cell>
          <table:table-cell office:value-type="float" office:value="158044" calcext:value-type="float">
            <text:p>158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20545" calcext:value-type="float">
            <text:p>20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1</text:p>
          </table:table-cell>
          <table:table-cell office:value-type="float" office:value="72" calcext:value-type="float">
            <text:p>72</text:p>
          </table:table-cell>
          <table:table-cell office:value-type="float" office:value="136636" calcext:value-type="float">
            <text:p>13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2</text:p>
          </table:table-cell>
          <table:table-cell office:value-type="float" office:value="72" calcext:value-type="float">
            <text:p>72</text:p>
          </table:table-cell>
          <table:table-cell office:value-type="float" office:value="136983" calcext:value-type="float">
            <text:p>136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241:.C259])" office:value-type="float" office:value="1106601" calcext:value-type="float">
            <text:p>110660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Homo_sapiens_Gly-CCC-1-1</text:p>
          </table:table-cell>
          <table:table-cell office:value-type="float" office:value="71" calcext:value-type="float">
            <text:p>71</text:p>
          </table:table-cell>
          <table:table-cell office:value-type="float" office:value="63796" calcext:value-type="float">
            <text:p>63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1-2</text:p>
          </table:table-cell>
          <table:table-cell office:value-type="float" office:value="71" calcext:value-type="float">
            <text:p>71</text:p>
          </table:table-cell>
          <table:table-cell office:value-type="float" office:value="63784" calcext:value-type="float">
            <text:p>6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1</text:p>
          </table:table-cell>
          <table:table-cell office:value-type="float" office:value="71" calcext:value-type="float">
            <text:p>71</text:p>
          </table:table-cell>
          <table:table-cell office:value-type="float" office:value="578790" calcext:value-type="float">
            <text:p>578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2</text:p>
          </table:table-cell>
          <table:table-cell office:value-type="float" office:value="71" calcext:value-type="float">
            <text:p>71</text:p>
          </table:table-cell>
          <table:table-cell office:value-type="float" office:value="577164" calcext:value-type="float">
            <text:p>577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60:.C269])" office:value-type="float" office:value="1284675" calcext:value-type="float">
            <text:p>128467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Homo_sapiens_Gly-GCC-1-1</text:p>
          </table:table-cell>
          <table:table-cell office:value-type="float" office:value="71" calcext:value-type="float">
            <text:p>71</text:p>
          </table:table-cell>
          <table:table-cell office:value-type="float" office:value="145046" calcext:value-type="float">
            <text:p>145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2</text:p>
          </table:table-cell>
          <table:table-cell office:value-type="float" office:value="71" calcext:value-type="float">
            <text:p>71</text:p>
          </table:table-cell>
          <table:table-cell office:value-type="float" office:value="144897" calcext:value-type="float">
            <text:p>144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3</text:p>
          </table:table-cell>
          <table:table-cell office:value-type="float" office:value="71" calcext:value-type="float">
            <text:p>71</text:p>
          </table:table-cell>
          <table:table-cell office:value-type="float" office:value="145438" calcext:value-type="float">
            <text:p>145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4</text:p>
          </table:table-cell>
          <table:table-cell office:value-type="float" office:value="71" calcext:value-type="float">
            <text:p>71</text:p>
          </table:table-cell>
          <table:table-cell office:value-type="float" office:value="144912" calcext:value-type="float">
            <text:p>144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5</text:p>
          </table:table-cell>
          <table:table-cell office:value-type="float" office:value="71" calcext:value-type="float">
            <text:p>71</text:p>
          </table:table-cell>
          <table:table-cell office:value-type="float" office:value="145195" calcext:value-type="float">
            <text:p>145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1</text:p>
          </table:table-cell>
          <table:table-cell office:value-type="float" office:value="71" calcext:value-type="float">
            <text:p>71</text:p>
          </table:table-cell>
          <table:table-cell office:value-type="float" office:value="180018" calcext:value-type="float">
            <text:p>180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2</text:p>
          </table:table-cell>
          <table:table-cell office:value-type="float" office:value="71" calcext:value-type="float">
            <text:p>71</text:p>
          </table:table-cell>
          <table:table-cell office:value-type="float" office:value="180955" calcext:value-type="float">
            <text:p>180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3</text:p>
          </table:table-cell>
          <table:table-cell office:value-type="float" office:value="71" calcext:value-type="float">
            <text:p>71</text:p>
          </table:table-cell>
          <table:table-cell office:value-type="float" office:value="181357" calcext:value-type="float">
            <text:p>18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4</text:p>
          </table:table-cell>
          <table:table-cell office:value-type="float" office:value="71" calcext:value-type="float">
            <text:p>71</text:p>
          </table:table-cell>
          <table:table-cell office:value-type="float" office:value="180450" calcext:value-type="float">
            <text:p>180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5</text:p>
          </table:table-cell>
          <table:table-cell office:value-type="float" office:value="71" calcext:value-type="float">
            <text:p>71</text:p>
          </table:table-cell>
          <table:table-cell office:value-type="float" office:value="181758" calcext:value-type="float">
            <text:p>18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6</text:p>
          </table:table-cell>
          <table:table-cell office:value-type="float" office:value="71" calcext:value-type="float">
            <text:p>71</text:p>
          </table:table-cell>
          <table:table-cell office:value-type="float" office:value="181893" calcext:value-type="float">
            <text:p>181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70:.C284])" office:value-type="float" office:value="1812147" calcext:value-type="float">
            <text:p>1812147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Homo_sapiens_Gly-TCC-1-1</text:p>
          </table:table-cell>
          <table:table-cell office:value-type="float" office:value="72" calcext:value-type="float">
            <text:p>72</text:p>
          </table:table-cell>
          <table:table-cell office:value-type="float" office:value="134362" calcext:value-type="float">
            <text:p>134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1</text:p>
          </table:table-cell>
          <table:table-cell office:value-type="float" office:value="72" calcext:value-type="float">
            <text:p>72</text:p>
          </table:table-cell>
          <table:table-cell office:value-type="float" office:value="97802" calcext:value-type="float">
            <text:p>97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2</text:p>
          </table:table-cell>
          <table:table-cell office:value-type="float" office:value="72" calcext:value-type="float">
            <text:p>72</text:p>
          </table:table-cell>
          <table:table-cell office:value-type="float" office:value="97898" calcext:value-type="float">
            <text:p>97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3</text:p>
          </table:table-cell>
          <table:table-cell office:value-type="float" office:value="72" calcext:value-type="float">
            <text:p>72</text:p>
          </table:table-cell>
          <table:table-cell office:value-type="float" office:value="98398" calcext:value-type="float">
            <text:p>98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4</text:p>
          </table:table-cell>
          <table:table-cell office:value-type="float" office:value="72" calcext:value-type="float">
            <text:p>72</text:p>
          </table:table-cell>
          <table:table-cell office:value-type="float" office:value="97900" calcext:value-type="float">
            <text:p>97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5</text:p>
          </table:table-cell>
          <table:table-cell office:value-type="float" office:value="72" calcext:value-type="float">
            <text:p>72</text:p>
          </table:table-cell>
          <table:table-cell office:value-type="float" office:value="97881" calcext:value-type="float">
            <text:p>97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6</text:p>
          </table:table-cell>
          <table:table-cell office:value-type="float" office:value="72" calcext:value-type="float">
            <text:p>72</text:p>
          </table:table-cell>
          <table:table-cell office:value-type="float" office:value="98192" calcext:value-type="float">
            <text:p>98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3-1</text:p>
          </table:table-cell>
          <table:table-cell office:value-type="float" office:value="72" calcext:value-type="float">
            <text:p>72</text:p>
          </table:table-cell>
          <table:table-cell office:value-type="float" office:value="225991" calcext:value-type="float">
            <text:p>225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285:.C295])" office:value-type="float" office:value="948450" calcext:value-type="float">
            <text:p>94845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Homo_sapiens_His-GTG-1-1</text:p>
          </table:table-cell>
          <table:table-cell office:value-type="float" office:value="72" calcext:value-type="float">
            <text:p>72</text:p>
          </table:table-cell>
          <table:table-cell office:value-type="float" office:value="77221" calcext:value-type="float">
            <text:p>77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2</text:p>
          </table:table-cell>
          <table:table-cell office:value-type="float" office:value="72" calcext:value-type="float">
            <text:p>72</text:p>
          </table:table-cell>
          <table:table-cell office:value-type="float" office:value="76733" calcext:value-type="float">
            <text:p>76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3</text:p>
          </table:table-cell>
          <table:table-cell office:value-type="float" office:value="72" calcext:value-type="float">
            <text:p>72</text:p>
          </table:table-cell>
          <table:table-cell office:value-type="float" office:value="76766" calcext:value-type="float">
            <text:p>76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4</text:p>
          </table:table-cell>
          <table:table-cell office:value-type="float" office:value="72" calcext:value-type="float">
            <text:p>72</text:p>
          </table:table-cell>
          <table:table-cell office:value-type="float" office:value="77010" calcext:value-type="float">
            <text:p>77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5</text:p>
          </table:table-cell>
          <table:table-cell office:value-type="float" office:value="72" calcext:value-type="float">
            <text:p>72</text:p>
          </table:table-cell>
          <table:table-cell office:value-type="float" office:value="77044" calcext:value-type="float">
            <text:p>77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6</text:p>
          </table:table-cell>
          <table:table-cell office:value-type="float" office:value="72" calcext:value-type="float">
            <text:p>72</text:p>
          </table:table-cell>
          <table:table-cell office:value-type="float" office:value="76780" calcext:value-type="float">
            <text:p>76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7</text:p>
          </table:table-cell>
          <table:table-cell office:value-type="float" office:value="72" calcext:value-type="float">
            <text:p>72</text:p>
          </table:table-cell>
          <table:table-cell office:value-type="float" office:value="76776" calcext:value-type="float">
            <text:p>76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8</text:p>
          </table:table-cell>
          <table:table-cell office:value-type="float" office:value="72" calcext:value-type="float">
            <text:p>72</text:p>
          </table:table-cell>
          <table:table-cell office:value-type="float" office:value="77129" calcext:value-type="float">
            <text:p>7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9</text:p>
          </table:table-cell>
          <table:table-cell office:value-type="float" office:value="72" calcext:value-type="float">
            <text:p>72</text:p>
          </table:table-cell>
          <table:table-cell office:value-type="float" office:value="77456" calcext:value-type="float">
            <text:p>77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C296:.C306])" office:value-type="float" office:value="693469" calcext:value-type="float">
            <text:p>693469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2873" calcext:value-type="float">
            <text:p>2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4-1</text:p>
          </table:table-cell>
          <table:table-cell office:value-type="float" office:value="74" calcext:value-type="float">
            <text:p>74</text:p>
          </table:table-cell>
          <table:table-cell office:value-type="float" office:value="33393" calcext:value-type="float">
            <text:p>33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1</text:p>
          </table:table-cell>
          <table:table-cell office:value-type="float" office:value="74" calcext:value-type="float">
            <text:p>74</text:p>
          </table:table-cell>
          <table:table-cell office:value-type="float" office:value="77001" calcext:value-type="float">
            <text:p>7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2</text:p>
          </table:table-cell>
          <table:table-cell office:value-type="float" office:value="74" calcext:value-type="float">
            <text:p>74</text:p>
          </table:table-cell>
          <table:table-cell office:value-type="float" office:value="76520" calcext:value-type="float">
            <text:p>76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3</text:p>
          </table:table-cell>
          <table:table-cell office:value-type="float" office:value="74" calcext:value-type="float">
            <text:p>74</text:p>
          </table:table-cell>
          <table:table-cell office:value-type="float" office:value="77238" calcext:value-type="float">
            <text:p>77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4</text:p>
          </table:table-cell>
          <table:table-cell office:value-type="float" office:value="74" calcext:value-type="float">
            <text:p>74</text:p>
          </table:table-cell>
          <table:table-cell office:value-type="float" office:value="76815" calcext:value-type="float">
            <text:p>76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5</text:p>
          </table:table-cell>
          <table:table-cell office:value-type="float" office:value="74" calcext:value-type="float">
            <text:p>74</text:p>
          </table:table-cell>
          <table:table-cell office:value-type="float" office:value="76915" calcext:value-type="float">
            <text:p>76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31520" calcext:value-type="float">
            <text:p>31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24067" calcext:value-type="float">
            <text:p>24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formula="of:=SUM([.C307:.C323])" office:value-type="float" office:value="489445" calcext:value-type="float">
            <text:p>48944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table:formula="of:=SUM([.C324:.C326])" office:value-type="float" office:value="281" calcext:value-type="float">
            <text:p>28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315" calcext:value-type="float">
            <text:p>315</text:p>
          </table:table-cell>
          <table:table-cell table:formula="of:=SUM([.C327:.C331])" office:value-type="float" office:value="1369" calcext:value-type="float">
            <text:p>136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Homo_sapiens_iMet-CAT-1-1</text:p>
          </table:table-cell>
          <table:table-cell office:value-type="float" office:value="72" calcext:value-type="float">
            <text:p>72</text:p>
          </table:table-cell>
          <table:table-cell office:value-type="float" office:value="203031" calcext:value-type="float">
            <text:p>203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2</text:p>
          </table:table-cell>
          <table:table-cell office:value-type="float" office:value="72" calcext:value-type="float">
            <text:p>72</text:p>
          </table:table-cell>
          <table:table-cell office:value-type="float" office:value="203486" calcext:value-type="float">
            <text:p>203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3</text:p>
          </table:table-cell>
          <table:table-cell office:value-type="float" office:value="72" calcext:value-type="float">
            <text:p>72</text:p>
          </table:table-cell>
          <table:table-cell office:value-type="float" office:value="201950" calcext:value-type="float">
            <text:p>20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4</text:p>
          </table:table-cell>
          <table:table-cell office:value-type="float" office:value="72" calcext:value-type="float">
            <text:p>72</text:p>
          </table:table-cell>
          <table:table-cell office:value-type="float" office:value="203281" calcext:value-type="float">
            <text:p>203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5</text:p>
          </table:table-cell>
          <table:table-cell office:value-type="float" office:value="72" calcext:value-type="float">
            <text:p>72</text:p>
          </table:table-cell>
          <table:table-cell office:value-type="float" office:value="202550" calcext:value-type="float">
            <text:p>202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6</text:p>
          </table:table-cell>
          <table:table-cell office:value-type="float" office:value="72" calcext:value-type="float">
            <text:p>72</text:p>
          </table:table-cell>
          <table:table-cell office:value-type="float" office:value="202437" calcext:value-type="float">
            <text:p>20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7</text:p>
          </table:table-cell>
          <table:table-cell office:value-type="float" office:value="72" calcext:value-type="float">
            <text:p>72</text:p>
          </table:table-cell>
          <table:table-cell office:value-type="float" office:value="202902" calcext:value-type="float">
            <text:p>202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1-8</text:p>
          </table:table-cell>
          <table:table-cell office:value-type="float" office:value="72" calcext:value-type="float">
            <text:p>72</text:p>
          </table:table-cell>
          <table:table-cell office:value-type="float" office:value="202810" calcext:value-type="float">
            <text:p>202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2-1</text:p>
          </table:table-cell>
          <table:table-cell office:value-type="float" office:value="72" calcext:value-type="float">
            <text:p>72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Met-CAT-3-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15212" calcext:value-type="float">
            <text:p>15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15104" calcext:value-type="float">
            <text:p>15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14957" calcext:value-type="float">
            <text:p>14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15221" calcext:value-type="float">
            <text:p>15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SUM([.C342:.C354])" office:value-type="float" office:value="63794" calcext:value-type="float">
            <text:p>6379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2773" calcext:value-type="float">
            <text:p>2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2971" calcext:value-type="float">
            <text:p>2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UM([.C355:.C362])" office:value-type="float" office:value="11236" calcext:value-type="float">
            <text:p>1123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C363:.C372])" office:value-type="float" office:value="2854" calcext:value-type="float">
            <text:p>285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SUM([.C373:.C377])" office:value-type="float" office:value="98" calcext:value-type="float">
            <text:p>9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2997" calcext:value-type="float">
            <text:p>2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15546" calcext:value-type="float">
            <text:p>15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C378:.C381])" office:value-type="float" office:value="26308" calcext:value-type="float">
            <text:p>2630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Homo_sapiens_Lys-CTT-1-1</text:p>
          </table:table-cell>
          <table:table-cell office:value-type="float" office:value="73" calcext:value-type="float">
            <text:p>73</text:p>
          </table:table-cell>
          <table:table-cell office:value-type="float" office:value="429980" calcext:value-type="float">
            <text:p>429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-2</text:p>
          </table:table-cell>
          <table:table-cell office:value-type="float" office:value="73" calcext:value-type="float">
            <text:p>73</text:p>
          </table:table-cell>
          <table:table-cell office:value-type="float" office:value="430868" calcext:value-type="float">
            <text:p>430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1</text:p>
          </table:table-cell>
          <table:table-cell office:value-type="float" office:value="73" calcext:value-type="float">
            <text:p>73</text:p>
          </table:table-cell>
          <table:table-cell office:value-type="float" office:value="186952" calcext:value-type="float">
            <text:p>186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2</text:p>
          </table:table-cell>
          <table:table-cell office:value-type="float" office:value="73" calcext:value-type="float">
            <text:p>73</text:p>
          </table:table-cell>
          <table:table-cell office:value-type="float" office:value="187243" calcext:value-type="float">
            <text:p>187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3</text:p>
          </table:table-cell>
          <table:table-cell office:value-type="float" office:value="73" calcext:value-type="float">
            <text:p>73</text:p>
          </table:table-cell>
          <table:table-cell office:value-type="float" office:value="186989" calcext:value-type="float">
            <text:p>186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4</text:p>
          </table:table-cell>
          <table:table-cell office:value-type="float" office:value="73" calcext:value-type="float">
            <text:p>73</text:p>
          </table:table-cell>
          <table:table-cell office:value-type="float" office:value="186825" calcext:value-type="float">
            <text:p>186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5</text:p>
          </table:table-cell>
          <table:table-cell office:value-type="float" office:value="73" calcext:value-type="float">
            <text:p>73</text:p>
          </table:table-cell>
          <table:table-cell office:value-type="float" office:value="187220" calcext:value-type="float">
            <text:p>187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79457" calcext:value-type="float">
            <text:p>79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SUM([.C382:.C402])" office:value-type="float" office:value="1877571" calcext:value-type="float">
            <text:p>187757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3187" calcext:value-type="float">
            <text:p>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4-1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4634" calcext:value-type="float">
            <text:p>4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1</text:p>
          </table:table-cell>
          <table:table-cell office:value-type="float" office:value="73" calcext:value-type="float">
            <text:p>73</text:p>
          </table:table-cell>
          <table:table-cell office:value-type="float" office:value="22261" calcext:value-type="float">
            <text:p>22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2</text:p>
          </table:table-cell>
          <table:table-cell office:value-type="float" office:value="73" calcext:value-type="float">
            <text:p>73</text:p>
          </table:table-cell>
          <table:table-cell office:value-type="float" office:value="22110" calcext:value-type="float">
            <text:p>22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3</text:p>
          </table:table-cell>
          <table:table-cell office:value-type="float" office:value="73" calcext:value-type="float">
            <text:p>73</text:p>
          </table:table-cell>
          <table:table-cell office:value-type="float" office:value="22003" calcext:value-type="float">
            <text:p>22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4</text:p>
          </table:table-cell>
          <table:table-cell office:value-type="float" office:value="73" calcext:value-type="float">
            <text:p>73</text:p>
          </table:table-cell>
          <table:table-cell office:value-type="float" office:value="22002" calcext:value-type="float">
            <text:p>2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5</text:p>
          </table:table-cell>
          <table:table-cell office:value-type="float" office:value="73" calcext:value-type="float">
            <text:p>73</text:p>
          </table:table-cell>
          <table:table-cell office:value-type="float" office:value="22277" calcext:value-type="float">
            <text:p>22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6747" calcext:value-type="float">
            <text:p>6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12869" calcext:value-type="float">
            <text:p>12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SUM([.C403:.C423])" office:value-type="float" office:value="140228" calcext:value-type="float">
            <text:p>14022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22509" calcext:value-type="float">
            <text:p>22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10520" calcext:value-type="float">
            <text:p>10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2669" calcext:value-type="float">
            <text:p>2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4291" calcext:value-type="float">
            <text:p>4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4353" calcext:value-type="float">
            <text:p>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4305" calcext:value-type="float">
            <text:p>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6-1</text:p>
          </table:table-cell>
          <table:table-cell office:value-type="float" office:value="73" calcext:value-type="float">
            <text:p>73</text:p>
          </table:table-cell>
          <table:table-cell office:value-type="float" office:value="66621" calcext:value-type="float">
            <text:p>66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formula="of:=SUM([.C424:.C433])" office:value-type="float" office:value="118116" calcext:value-type="float">
            <text:p>11811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Homo_sapiens_nmt-tRNA-Gln-CTG-1-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0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2-1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3-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4-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1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6-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7-1</text:p>
          </table:table-cell>
          <table:table-cell office:value-type="float" office:value="72" calcext:value-type="float">
            <text:p>72</text:p>
          </table:table-cell>
          <table:table-cell office:value-type="float" office:value="124842" calcext:value-type="float">
            <text:p>124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8-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Gln-TTG-9-1</text:p>
          </table:table-cell>
          <table:table-cell office:value-type="float" office:value="72" calcext:value-type="float">
            <text:p>72</text:p>
          </table:table-cell>
          <table:table-cell office:value-type="float" office:value="80165" calcext:value-type="float">
            <text:p>8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1-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2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3-1</text:p>
          </table:table-cell>
          <table:table-cell office:value-type="float" office:value="75" calcext:value-type="float">
            <text:p>75</text:p>
          </table:table-cell>
          <table:table-cell office:value-type="float" office:value="52491" calcext:value-type="float">
            <text:p>52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4-1</text:p>
          </table:table-cell>
          <table:table-cell office:value-type="float" office:value="75" calcext:value-type="float">
            <text:p>75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5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Leu-TAA-6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1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2-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Ser-TGA-3-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nmt-tRNA-Val-TAC-1-1</text:p>
          </table:table-cell>
          <table:table-cell office:value-type="float" office:value="75" calcext:value-type="float">
            <text:p>75</text:p>
          </table:table-cell>
          <table:table-cell office:value-type="float" office:value="52386" calcext:value-type="float">
            <text:p>52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SUM([.C461:.C477])" office:value-type="float" office:value="1110" calcext:value-type="float">
            <text:p>111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1353" calcext:value-type="float">
            <text:p>1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1385" calcext:value-type="float">
            <text:p>1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1279" calcext:value-type="float">
            <text:p>1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478:.C490])" office:value-type="float" office:value="11532" calcext:value-type="float">
            <text:p>1153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337" calcext:value-type="float">
            <text:p>3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301" calcext:value-type="float">
            <text:p>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822" calcext:value-type="float">
            <text:p>1822</text:p>
          </table:table-cell>
          <table:table-cell table:formula="of:=SUM([.C491:.C494])" office:value-type="float" office:value="11806" calcext:value-type="float">
            <text:p>11806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3269" calcext:value-type="float">
            <text:p>3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3219" calcext:value-type="float">
            <text:p>3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3333" calcext:value-type="float">
            <text:p>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UM([.C496:.C504])" office:value-type="float" office:value="23072" calcext:value-type="float">
            <text:p>2307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SUM([.C505:.C507])" office:value-type="float" office:value="945" calcext:value-type="float">
            <text:p>945</text:p>
          </table:table-cell>
          <table:table-cell office:value-type="string" calcext:value-type="string">
            <text:p>Seleno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508:.C520])" office:value-type="float" office:value="781" calcext:value-type="float">
            <text:p>7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581" calcext:value-type="float">
            <text:p>581</text:p>
          </table:table-cell>
          <table:table-cell table:formula="of:=SUM([.C521:.C524])" office:value-type="float" office:value="804" calcext:value-type="float">
            <text:p>80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SUM([.C525:.C532])" office:value-type="float" office:value="437" calcext:value-type="float">
            <text:p>43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SUM([.C533:.C536])" office:value-type="float" office:value="518" calcext:value-type="float">
            <text:p>51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Homo_sapiens_Sup-CTA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CTA-2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CTA-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1-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2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up-TTA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18251" calcext:value-type="float">
            <text:p>18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18331" calcext:value-type="float">
            <text:p>18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17838" calcext:value-type="float">
            <text:p>1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3577" calcext:value-type="float">
            <text:p>3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3591" calcext:value-type="float">
            <text:p>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6625" calcext:value-type="float">
            <text:p>6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2286" calcext:value-type="float">
            <text:p>2286</text:p>
          </table:table-cell>
          <table:table-cell table:formula="of:=SUM([.C543:.C552])" office:value-type="float" office:value="78493" calcext:value-type="float">
            <text:p>7849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2-1</text:p>
          </table:table-cell>
          <table:table-cell office:value-type="float" office:value="72" calcext:value-type="float">
            <text:p>72</text:p>
          </table:table-cell>
          <table:table-cell office:value-type="float" office:value="16559" calcext:value-type="float">
            <text:p>16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4-1</text:p>
          </table:table-cell>
          <table:table-cell office:value-type="float" office:value="72" calcext:value-type="float">
            <text:p>72</text:p>
          </table:table-cell>
          <table:table-cell office:value-type="float" office:value="15222" calcext:value-type="float">
            <text:p>15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SUM([.C553:.C558])" office:value-type="float" office:value="43210" calcext:value-type="float">
            <text:p>4321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Homo_sapiens_Thr-TGT-1-1</text:p>
          </table:table-cell>
          <table:table-cell office:value-type="float" office:value="74" calcext:value-type="float">
            <text:p>74</text:p>
          </table:table-cell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2-1</text:p>
          </table:table-cell>
          <table:table-cell office:value-type="float" office:value="73" calcext:value-type="float">
            <text:p>73</text:p>
          </table:table-cell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3-1</text:p>
          </table:table-cell>
          <table:table-cell office:value-type="float" office:value="73" calcext:value-type="float">
            <text:p>73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4-1</text:p>
          </table:table-cell>
          <table:table-cell office:value-type="float" office:value="73" calcext:value-type="float">
            <text:p>73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5-1</text:p>
          </table:table-cell>
          <table:table-cell office:value-type="float" office:value="73" calcext:value-type="float">
            <text:p>73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SUM([.C559:.C564])" office:value-type="float" office:value="6085" calcext:value-type="float">
            <text:p>608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4779" calcext:value-type="float">
            <text:p>4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565:.C573])" office:value-type="float" office:value="13028" calcext:value-type="float">
            <text:p>1302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0" calcext:value-type="float">
            <text:p>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UM([.C575:.C590])" office:value-type="float" office:value="257" calcext:value-type="float">
            <text:p>25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office:value-type="string" calcext:value-type="string">
            <text:p>Homo_sapiens_Val-AAC-1-1</text:p>
          </table:table-cell>
          <table:table-cell office:value-type="float" office:value="73" calcext:value-type="float">
            <text:p>73</text:p>
          </table:table-cell>
          <table:table-cell office:value-type="float" office:value="61003" calcext:value-type="float">
            <text:p>61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2</text:p>
          </table:table-cell>
          <table:table-cell office:value-type="float" office:value="73" calcext:value-type="float">
            <text:p>73</text:p>
          </table:table-cell>
          <table:table-cell office:value-type="float" office:value="60976" calcext:value-type="float">
            <text:p>6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3</text:p>
          </table:table-cell>
          <table:table-cell office:value-type="float" office:value="73" calcext:value-type="float">
            <text:p>73</text:p>
          </table:table-cell>
          <table:table-cell office:value-type="float" office:value="61082" calcext:value-type="float">
            <text:p>61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4</text:p>
          </table:table-cell>
          <table:table-cell office:value-type="float" office:value="73" calcext:value-type="float">
            <text:p>73</text:p>
          </table:table-cell>
          <table:table-cell office:value-type="float" office:value="61082" calcext:value-type="float">
            <text:p>61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5</text:p>
          </table:table-cell>
          <table:table-cell office:value-type="float" office:value="73" calcext:value-type="float">
            <text:p>73</text:p>
          </table:table-cell>
          <table:table-cell office:value-type="float" office:value="61122" calcext:value-type="float">
            <text:p>61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2-1</text:p>
          </table:table-cell>
          <table:table-cell office:value-type="float" office:value="73" calcext:value-type="float">
            <text:p>73</text:p>
          </table:table-cell>
          <table:table-cell office:value-type="float" office:value="290960" calcext:value-type="float">
            <text:p>290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13004" calcext:value-type="float">
            <text:p>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C591:.C601])" office:value-type="float" office:value="610419" calcext:value-type="float">
            <text:p>6104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Homo_sapiens_Val-CAC-1-1</text:p>
          </table:table-cell>
          <table:table-cell office:value-type="float" office:value="73" calcext:value-type="float">
            <text:p>73</text:p>
          </table:table-cell>
          <table:table-cell office:value-type="float" office:value="249116" calcext:value-type="float">
            <text:p>249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2</text:p>
          </table:table-cell>
          <table:table-cell office:value-type="float" office:value="73" calcext:value-type="float">
            <text:p>73</text:p>
          </table:table-cell>
          <table:table-cell office:value-type="float" office:value="249002" calcext:value-type="float">
            <text:p>249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3</text:p>
          </table:table-cell>
          <table:table-cell office:value-type="float" office:value="73" calcext:value-type="float">
            <text:p>73</text:p>
          </table:table-cell>
          <table:table-cell office:value-type="float" office:value="248502" calcext:value-type="float">
            <text:p>248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4</text:p>
          </table:table-cell>
          <table:table-cell office:value-type="float" office:value="73" calcext:value-type="float">
            <text:p>73</text:p>
          </table:table-cell>
          <table:table-cell office:value-type="float" office:value="249762" calcext:value-type="float">
            <text:p>249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5</text:p>
          </table:table-cell>
          <table:table-cell office:value-type="float" office:value="73" calcext:value-type="float">
            <text:p>73</text:p>
          </table:table-cell>
          <table:table-cell office:value-type="float" office:value="249177" calcext:value-type="float">
            <text:p>249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6</text:p>
          </table:table-cell>
          <table:table-cell office:value-type="float" office:value="73" calcext:value-type="float">
            <text:p>73</text:p>
          </table:table-cell>
          <table:table-cell office:value-type="float" office:value="248891" calcext:value-type="float">
            <text:p>248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2-1</text:p>
          </table:table-cell>
          <table:table-cell office:value-type="float" office:value="73" calcext:value-type="float">
            <text:p>73</text:p>
          </table:table-cell>
          <table:table-cell office:value-type="float" office:value="84858" calcext:value-type="float">
            <text:p>84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3-1</text:p>
          </table:table-cell>
          <table:table-cell office:value-type="float" office:value="73" calcext:value-type="float">
            <text:p>73</text:p>
          </table:table-cell>
          <table:table-cell office:value-type="float" office:value="55936" calcext:value-type="float">
            <text:p>55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9507" calcext:value-type="float">
            <text:p>9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SUM([.C602:.C621])" office:value-type="float" office:value="1645324" calcext:value-type="float">
            <text:p>16453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Homo_sapiens_Val-TAC-1-1</text:p>
          </table:table-cell>
          <table:table-cell office:value-type="float" office:value="73" calcext:value-type="float">
            <text:p>73</text:p>
          </table:table-cell>
          <table:table-cell office:value-type="float" office:value="47745" calcext:value-type="float">
            <text:p>47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1-2</text:p>
          </table:table-cell>
          <table:table-cell office:value-type="float" office:value="73" calcext:value-type="float">
            <text:p>73</text:p>
          </table:table-cell>
          <table:table-cell office:value-type="float" office:value="47090" calcext:value-type="float">
            <text:p>47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2-1</text:p>
          </table:table-cell>
          <table:table-cell office:value-type="float" office:value="73" calcext:value-type="float">
            <text:p>73</text:p>
          </table:table-cell>
          <table:table-cell office:value-type="float" office:value="34268" calcext:value-type="float">
            <text:p>34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3-1</text:p>
          </table:table-cell>
          <table:table-cell office:value-type="float" office:value="73" calcext:value-type="float">
            <text:p>73</text:p>
          </table:table-cell>
          <table:table-cell office:value-type="float" office:value="19559" calcext:value-type="float">
            <text:p>19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4-1</text:p>
          </table:table-cell>
          <table:table-cell office:value-type="float" office:value="73" calcext:value-type="float">
            <text:p>73</text:p>
          </table:table-cell>
          <table:table-cell office:value-type="float" office:value="34019" calcext:value-type="float">
            <text:p>34019</text:p>
          </table:table-cell>
          <table:table-cell table:formula="of:=SUM([.C622:.C626])" office:value-type="float" office:value="182681" calcext:value-type="float">
            <text:p>1826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table:number-columns-repeated="2"/>
          <table:table-cell table:formula="of:=SUM([.C2:.C626])" office:value-type="float" office:value="21222799" calcext:value-type="float">
            <text:p>212227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1mil</text:p>
          </table:table-cell>
          <table:table-cell table:number-columns-repeated="3"/>
        </table:table-row>
      </table:table>
      <table:table table:name="anticodon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table:number-columns-repeated="7"/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  <table:table-cell table:number-columns-repeated="5"/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89989" calcext:value-type="float">
            <text:p>89989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89989" calcext:value-type="float">
            <text:p>89989</text:p>
          </table:table-cell>
          <table:table-cell office:value-type="float" office:value="10507" calcext:value-type="float">
            <text:p>10507</text:p>
          </table:table-cell>
          <table:table-cell table:number-columns-repeated="5"/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800637" calcext:value-type="float">
            <text:p>800637</text:p>
          </table:table-cell>
          <table:table-cell office:value-type="float" office:value="129540" calcext:value-type="float">
            <text:p>129540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800637" calcext:value-type="float">
            <text:p>800637</text:p>
          </table:table-cell>
          <table:table-cell office:value-type="float" office:value="129540" calcext:value-type="float">
            <text:p>129540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638313" calcext:value-type="float">
            <text:p>638313</text:p>
          </table:table-cell>
          <table:table-cell office:value-type="float" office:value="293117" calcext:value-type="float">
            <text:p>29311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331982" calcext:value-type="float">
            <text:p>331982</text:p>
          </table:table-cell>
          <table:table-cell office:value-type="float" office:value="197929" calcext:value-type="float">
            <text:p>1979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638313" calcext:value-type="float">
            <text:p>638313</text:p>
          </table:table-cell>
          <table:table-cell office:value-type="float" office:value="293117" calcext:value-type="float">
            <text:p>293117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82166" calcext:value-type="float">
            <text:p>182166</text:p>
          </table:table-cell>
          <table:table-cell office:value-type="float" office:value="39218" calcext:value-type="float">
            <text:p>392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331982" calcext:value-type="float">
            <text:p>331982</text:p>
          </table:table-cell>
          <table:table-cell office:value-type="float" office:value="197929" calcext:value-type="float">
            <text:p>197929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274408" calcext:value-type="float">
            <text:p>274408</text:p>
          </table:table-cell>
          <table:table-cell office:value-type="float" office:value="41146" calcext:value-type="float">
            <text:p>4114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82166" calcext:value-type="float">
            <text:p>182166</text:p>
          </table:table-cell>
          <table:table-cell office:value-type="float" office:value="39218" calcext:value-type="float">
            <text:p>39218</text:p>
          </table:table-cell>
          <table:table-cell table:number-columns-repeated="5"/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274408" calcext:value-type="float">
            <text:p>274408</text:p>
          </table:table-cell>
          <table:table-cell office:value-type="float" office:value="41146" calcext:value-type="float">
            <text:p>41146</text:p>
          </table:table-cell>
          <table:table-cell table:number-columns-repeated="5"/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  <table:table-cell table:number-columns-repeated="5"/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6591604" calcext:value-type="float">
            <text:p>6591604</text:p>
          </table:table-cell>
          <table:table-cell office:value-type="float" office:value="1733320" calcext:value-type="float">
            <text:p>17333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1615065" calcext:value-type="float">
            <text:p>1615065</text:p>
          </table:table-cell>
          <table:table-cell office:value-type="float" office:value="382269" calcext:value-type="float">
            <text:p>382269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  <table:table-cell table:number-columns-repeated="5"/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4902082" calcext:value-type="float">
            <text:p>4902082</text:p>
          </table:table-cell>
          <table:table-cell office:value-type="float" office:value="4174938" calcext:value-type="float">
            <text:p>41749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2631799" calcext:value-type="float">
            <text:p>2631799</text:p>
          </table:table-cell>
          <table:table-cell office:value-type="float" office:value="1106601" calcext:value-type="float">
            <text:p>110660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  <table:table-cell table:number-columns-repeated="5"/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3502992" calcext:value-type="float">
            <text:p>3502992</text:p>
          </table:table-cell>
          <table:table-cell office:value-type="float" office:value="1284675" calcext:value-type="float">
            <text:p>12846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6591604" calcext:value-type="float">
            <text:p>6591604</text:p>
          </table:table-cell>
          <table:table-cell office:value-type="float" office:value="1733320" calcext:value-type="float">
            <text:p>1733320</text:p>
          </table:table-cell>
          <table:table-cell table:number-columns-repeated="5"/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456751" calcext:value-type="float">
            <text:p>2456751</text:p>
          </table:table-cell>
          <table:table-cell office:value-type="float" office:value="948450" calcext:value-type="float">
            <text:p>948450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1615065" calcext:value-type="float">
            <text:p>1615065</text:p>
          </table:table-cell>
          <table:table-cell office:value-type="float" office:value="382269" calcext:value-type="float">
            <text:p>382269</text:p>
          </table:table-cell>
          <table:table-cell table:number-columns-repeated="5"/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  <table:table-cell office:value-type="float" office:value="1773313" calcext:value-type="float">
            <text:p>1773313</text:p>
          </table:table-cell>
          <table:table-cell office:value-type="float" office:value="489445" calcext:value-type="float">
            <text:p>48944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4902082" calcext:value-type="float">
            <text:p>4902082</text:p>
          </table:table-cell>
          <table:table-cell office:value-type="float" office:value="4174938" calcext:value-type="float">
            <text:p>4174938</text:p>
          </table:table-cell>
          <table:table-cell table:number-columns-repeated="5"/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1882" calcext:value-type="float">
            <text:p>18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2631799" calcext:value-type="float">
            <text:p>2631799</text:p>
          </table:table-cell>
          <table:table-cell office:value-type="float" office:value="1106601" calcext:value-type="float">
            <text:p>1106601</text:p>
          </table:table-cell>
          <table:table-cell table:number-columns-repeated="5"/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5288" calcext:value-type="float">
            <text:p>5288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3502992" calcext:value-type="float">
            <text:p>3502992</text:p>
          </table:table-cell>
          <table:table-cell office:value-type="float" office:value="1284675" calcext:value-type="float">
            <text:p>1284675</text:p>
          </table:table-cell>
          <table:table-cell table:number-columns-repeated="5"/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68979" calcext:value-type="float">
            <text:p>68979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  <table:table-cell table:number-columns-repeated="5"/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7372" calcext:value-type="float">
            <text:p>37372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456751" calcext:value-type="float">
            <text:p>2456751</text:p>
          </table:table-cell>
          <table:table-cell office:value-type="float" office:value="948450" calcext:value-type="float">
            <text:p>948450</text:p>
          </table:table-cell>
          <table:table-cell table:number-columns-repeated="5"/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1482" calcext:value-type="float">
            <text:p>14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261982" calcext:value-type="float">
            <text:p>261982</text:p>
          </table:table-cell>
          <table:table-cell office:value-type="float" office:value="26308" calcext:value-type="float">
            <text:p>2630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  <table:table-cell table:number-columns-repeated="5"/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4052485" calcext:value-type="float">
            <text:p>4052485</text:p>
          </table:table-cell>
          <table:table-cell office:value-type="float" office:value="1877571" calcext:value-type="float">
            <text:p>1877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611653" calcext:value-type="float">
            <text:p>611653</text:p>
          </table:table-cell>
          <table:table-cell office:value-type="float" office:value="140228" calcext:value-type="float">
            <text:p>140228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  <table:table-cell office:value-type="float" office:value="1773313" calcext:value-type="float">
            <text:p>1773313</text:p>
          </table:table-cell>
          <table:table-cell office:value-type="float" office:value="489445" calcext:value-type="float">
            <text:p>489445</text:p>
          </table:table-cell>
          <table:table-cell table:number-columns-repeated="5"/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568919" calcext:value-type="float">
            <text:p>568919</text:p>
          </table:table-cell>
          <table:table-cell office:value-type="float" office:value="118116" calcext:value-type="float">
            <text:p>11811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1882" calcext:value-type="float">
            <text:p>1882</text:p>
          </table:table-cell>
          <table:table-cell office:value-type="float" office:value="281" calcext:value-type="float">
            <text:p>281</text:p>
          </table:table-cell>
          <table:table-cell table:number-columns-repeated="5"/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5288" calcext:value-type="float">
            <text:p>5288</text:p>
          </table:table-cell>
          <table:table-cell office:value-type="float" office:value="1369" calcext:value-type="float">
            <text:p>1369</text:p>
          </table:table-cell>
          <table:table-cell table:number-columns-repeated="5"/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25199" calcext:value-type="float">
            <text:p>125199</text:p>
          </table:table-cell>
          <table:table-cell office:value-type="float" office:value="11806" calcext:value-type="float">
            <text:p>11806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  <table:table-cell table:number-columns-repeated="5"/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68979" calcext:value-type="float">
            <text:p>68979</text:p>
          </table:table-cell>
          <table:table-cell office:value-type="float" office:value="11236" calcext:value-type="float">
            <text:p>11236</text:p>
          </table:table-cell>
          <table:table-cell table:number-columns-repeated="5"/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33418" calcext:value-type="float">
            <text:p>233418</text:p>
          </table:table-cell>
          <table:table-cell office:value-type="float" office:value="23072" calcext:value-type="float">
            <text:p>2307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7372" calcext:value-type="float">
            <text:p>37372</text:p>
          </table:table-cell>
          <table:table-cell office:value-type="float" office:value="2854" calcext:value-type="float">
            <text:p>2854</text:p>
          </table:table-cell>
          <table:table-cell table:number-columns-repeated="5"/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1482" calcext:value-type="float">
            <text:p>1482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7498" calcext:value-type="float">
            <text:p>749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261982" calcext:value-type="float">
            <text:p>261982</text:p>
          </table:table-cell>
          <table:table-cell office:value-type="float" office:value="26308" calcext:value-type="float">
            <text:p>26308</text:p>
          </table:table-cell>
          <table:table-cell table:number-columns-repeated="5"/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6670" calcext:value-type="float">
            <text:p>667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4052485" calcext:value-type="float">
            <text:p>4052485</text:p>
          </table:table-cell>
          <table:table-cell office:value-type="float" office:value="1877571" calcext:value-type="float">
            <text:p>1877571</text:p>
          </table:table-cell>
          <table:table-cell table:number-columns-repeated="5"/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611653" calcext:value-type="float">
            <text:p>611653</text:p>
          </table:table-cell>
          <table:table-cell office:value-type="float" office:value="140228" calcext:value-type="float">
            <text:p>140228</text:p>
          </table:table-cell>
          <table:table-cell table:number-columns-repeated="5"/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258903" calcext:value-type="float">
            <text:p>258903</text:p>
          </table:table-cell>
          <table:table-cell office:value-type="float" office:value="43210" calcext:value-type="float">
            <text:p>432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81599" calcext:value-type="float">
            <text:p>81599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568919" calcext:value-type="float">
            <text:p>568919</text:p>
          </table:table-cell>
          <table:table-cell office:value-type="float" office:value="118116" calcext:value-type="float">
            <text:p>118116</text:p>
          </table:table-cell>
          <table:table-cell table:number-columns-repeated="5"/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4397" calcext:value-type="float">
            <text:p>64397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1233" calcext:value-type="float">
            <text:p>123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  <table:table-cell table:number-columns-repeated="5"/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8677372" calcext:value-type="float">
            <text:p>8677372</text:p>
          </table:table-cell>
          <table:table-cell office:value-type="float" office:value="1645324" calcext:value-type="float">
            <text:p>1645324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25199" calcext:value-type="float">
            <text:p>125199</text:p>
          </table:table-cell>
          <table:table-cell office:value-type="float" office:value="11806" calcext:value-type="float">
            <text:p>11806</text:p>
          </table:table-cell>
          <table:table-cell table:number-columns-repeated="5"/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1206133" calcext:value-type="float">
            <text:p>1206133</text:p>
          </table:table-cell>
          <table:table-cell office:value-type="float" office:value="182681" calcext:value-type="float">
            <text:p>18268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m</text:p>
          </table:table-cell>
          <table:table-cell table:formula="of:=SUM([.L1:.L49])" office:value-type="float" office:value="59942075" calcext:value-type="float">
            <text:p>59942075</text:p>
          </table:table-cell>
          <table:table-cell table:formula="of:=SUM([.M1:.M49])" office:value-type="float" office:value="19286923" calcext:value-type="float">
            <text:p>1928692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33418" calcext:value-type="float">
            <text:p>233418</text:p>
          </table:table-cell>
          <table:table-cell office:value-type="float" office:value="23072" calcext:value-type="float">
            <text:p>2307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7498" calcext:value-type="float">
            <text:p>7498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6670" calcext:value-type="float">
            <text:p>6670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258903" calcext:value-type="float">
            <text:p>258903</text:p>
          </table:table-cell>
          <table:table-cell office:value-type="float" office:value="43210" calcext:value-type="float">
            <text:p>43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81599" calcext:value-type="float">
            <text:p>81599</text:p>
          </table:table-cell>
          <table:table-cell office:value-type="float" office:value="6085" calcext:value-type="float">
            <text:p>608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4397" calcext:value-type="float">
            <text:p>64397</text:p>
          </table:table-cell>
          <table:table-cell office:value-type="float" office:value="13028" calcext:value-type="float">
            <text:p>1302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1233" calcext:value-type="float">
            <text:p>1233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8677372" calcext:value-type="float">
            <text:p>8677372</text:p>
          </table:table-cell>
          <table:table-cell office:value-type="float" office:value="1645324" calcext:value-type="float">
            <text:p>1645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1206133" calcext:value-type="float">
            <text:p>1206133</text:p>
          </table:table-cell>
          <table:table-cell office:value-type="float" office:value="182681" calcext:value-type="float">
            <text:p>182681</text:p>
          </table:table-cell>
          <table:table-cell table:number-columns-repeated="9"/>
        </table:table-row>
      </table:table>
      <table:table table:name="compare calcs" table:style-name="ta1"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ratio AnoIFN</text:p>
          </table:table-cell>
          <table:table-cell office:value-type="string" calcext:value-type="string">
            <text:p>ratio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formula="of:=[.C2]" office:value-type="float" office:value="296772" calcext:value-type="float">
            <text:p>296772</text:p>
          </table:table-cell>
          <table:table-cell table:formula="of:=[.D2]" office:value-type="float" office:value="38187" calcext:value-type="float">
            <text:p>38187</text:p>
          </table:table-cell>
          <table:table-cell table:formula="of:=[.J2]/SUM([.J2:.J5])" office:value-type="float" office:value="0.114957551173139" calcext:value-type="float">
            <text:p>0.1149575512</text:p>
          </table:table-cell>
          <table:table-cell table:formula="of:=[.K2]/SUM([.K2:.K5])" office:value-type="float" office:value="0.0994069993856535" calcext:value-type="float">
            <text:p>0.0994069994</text:p>
          </table:table-cell>
          <table:table-cell table:formula="of:=[.L2]/0.25" office:value-type="float" office:value="0.459830204692554" calcext:value-type="float">
            <text:p>0.4598302047</text:p>
          </table:table-cell>
          <table:table-cell table:formula="of:=[.M2]/0.25" office:value-type="float" office:value="0.397627997542614" calcext:value-type="float">
            <text:p>0.3976279975</text:p>
          </table:table-cell>
          <table:table-cell table:formula="of:=[.O2]/[.N2]" office:value-type="float" office:value="0.864727878866658" calcext:value-type="float">
            <text:p>0.86472787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89989" calcext:value-type="float">
            <text:p>89989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formula="of:=[.C2]" office:value-type="float" office:value="296772" calcext:value-type="float">
            <text:p>296772</text:p>
          </table:table-cell>
          <table:table-cell table:formula="of:=[.D2]" office:value-type="float" office:value="38187" calcext:value-type="float">
            <text:p>38187</text:p>
          </table:table-cell>
          <table:table-cell table:formula="of:=[.J3]/SUM([.J2:.J5])" office:value-type="float" office:value="0.114957551173139" calcext:value-type="float">
            <text:p>0.1149575512</text:p>
          </table:table-cell>
          <table:table-cell table:formula="of:=[.K3]/SUM([.K2:.K5])" office:value-type="float" office:value="0.0994069993856535" calcext:value-type="float">
            <text:p>0.0994069994</text:p>
          </table:table-cell>
          <table:table-cell table:formula="of:=[.L3]/0.25" office:value-type="float" office:value="0.459830204692554" calcext:value-type="float">
            <text:p>0.4598302047</text:p>
          </table:table-cell>
          <table:table-cell table:formula="of:=[.M3]/0.25" office:value-type="float" office:value="0.397627997542614" calcext:value-type="float">
            <text:p>0.3976279975</text:p>
          </table:table-cell>
          <table:table-cell table:formula="of:=[.O3]/[.N3]" office:value-type="float" office:value="0.864727878866658" calcext:value-type="float">
            <text:p>0.86472787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800637" calcext:value-type="float">
            <text:p>800637</text:p>
          </table:table-cell>
          <table:table-cell office:value-type="float" office:value="129540" calcext:value-type="float">
            <text:p>129540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formula="of:=[.C2]+[.C4]" office:value-type="float" office:value="1097409" calcext:value-type="float">
            <text:p>1097409</text:p>
          </table:table-cell>
          <table:table-cell table:formula="of:=[.D2]+[.D4]" office:value-type="float" office:value="167727" calcext:value-type="float">
            <text:p>167727</text:p>
          </table:table-cell>
          <table:table-cell table:formula="of:=[.J4]/SUM([.J2:.J5])" office:value-type="float" office:value="0.425092162587316" calcext:value-type="float">
            <text:p>0.4250921626</text:p>
          </table:table-cell>
          <table:table-cell table:formula="of:=[.K4]/SUM([.K2:.K5])" office:value-type="float" office:value="0.436620781573768" calcext:value-type="float">
            <text:p>0.4366207816</text:p>
          </table:table-cell>
          <table:table-cell table:formula="of:=[.L4]/0.25" office:value-type="float" office:value="1.70036865034926" calcext:value-type="float">
            <text:p>1.7003686503</text:p>
          </table:table-cell>
          <table:table-cell table:formula="of:=[.M4]/0.25" office:value-type="float" office:value="1.74648312629507" calcext:value-type="float">
            <text:p>1.7464831263</text:p>
          </table:table-cell>
          <table:table-cell table:formula="of:=[.O4]/[.N4]" office:value-type="float" office:value="1.02712028120275" calcext:value-type="float">
            <text:p>1.027120281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formula="of:=[.C3]+[.C4]" office:value-type="float" office:value="890626" calcext:value-type="float">
            <text:p>890626</text:p>
          </table:table-cell>
          <table:table-cell table:formula="of:=[.D3]+[.D4]" office:value-type="float" office:value="140047" calcext:value-type="float">
            <text:p>140047</text:p>
          </table:table-cell>
          <table:table-cell table:formula="of:=[.J5]/SUM([.J2:.J5])" office:value-type="float" office:value="0.344992735066407" calcext:value-type="float">
            <text:p>0.3449927351</text:p>
          </table:table-cell>
          <table:table-cell table:formula="of:=[.K5]/SUM([.K2:.K5])" office:value-type="float" office:value="0.364565219654925" calcext:value-type="float">
            <text:p>0.3645652197</text:p>
          </table:table-cell>
          <table:table-cell table:formula="of:=[.L5]/0.25" office:value-type="float" office:value="1.37997094026563" calcext:value-type="float">
            <text:p>1.3799709403</text:p>
          </table:table-cell>
          <table:table-cell table:formula="of:=[.M5]/0.25" office:value-type="float" office:value="1.4582608786197" calcext:value-type="float">
            <text:p>1.4582608786</text:p>
          </table:table-cell>
          <table:table-cell table:formula="of:=[.O5]/[.N5]" office:value-type="float" office:value="1.05673303405867" calcext:value-type="float">
            <text:p>1.05673303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</table:table-row>
        <table:table-row table:style-name="ro1">
          <table:table-cell/>
          <table:table-cell office:value-type="string" calcext:value-type="string">
            <text:p>anticod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formula="of:=[.C7]" office:value-type="float" office:value="329801" calcext:value-type="float">
            <text:p>329801</text:p>
          </table:table-cell>
          <table:table-cell table:formula="of:=[.D7]" office:value-type="float" office:value="62016" calcext:value-type="float">
            <text:p>62016</text:p>
          </table:table-cell>
          <table:table-cell table:formula="of:=[.J7]/SUM([.J7:.J12])" office:value-type="float" office:value="0.129687441630014" calcext:value-type="float">
            <text:p>0.1296874416</text:p>
          </table:table-cell>
          <table:table-cell table:formula="of:=[.K7]/SUM([.K7:.K12])" office:value-type="float" office:value="0.0799375101507336" calcext:value-type="float">
            <text:p>0.0799375102</text:p>
          </table:table-cell>
          <table:table-cell table:formula="of:=[.L7]/(1/6)" office:value-type="float" office:value="0.778124649780087" calcext:value-type="float">
            <text:p>0.7781246498</text:p>
          </table:table-cell>
          <table:table-cell table:formula="of:=[.M7]/(1/6)" office:value-type="float" office:value="0.479625060904401" calcext:value-type="float">
            <text:p>0.4796250609</text:p>
          </table:table-cell>
          <table:table-cell table:formula="of:=[.O7]/[.N7]" office:value-type="float" office:value="0.616385897863476" calcext:value-type="float">
            <text:p>0.616385897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638313" calcext:value-type="float">
            <text:p>638313</text:p>
          </table:table-cell>
          <table:table-cell office:value-type="float" office:value="293117" calcext:value-type="float">
            <text:p>293117</text:p>
          </table:table-cell>
          <table:table-cell office:value-type="string" calcext:value-type="string">
            <text:p>c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formula="of:=[.C7]" office:value-type="float" office:value="329801" calcext:value-type="float">
            <text:p>329801</text:p>
          </table:table-cell>
          <table:table-cell table:formula="of:=[.D7]" office:value-type="float" office:value="62016" calcext:value-type="float">
            <text:p>62016</text:p>
          </table:table-cell>
          <table:table-cell table:formula="of:=[.J8]/SUM([.J7:.J12])" office:value-type="float" office:value="0.129687441630014" calcext:value-type="float">
            <text:p>0.1296874416</text:p>
          </table:table-cell>
          <table:table-cell table:formula="of:=[.K8]/SUM([.K7:.K12])" office:value-type="float" office:value="0.0799375101507336" calcext:value-type="float">
            <text:p>0.0799375102</text:p>
          </table:table-cell>
          <table:table-cell table:formula="of:=[.L8]/(1/6)" office:value-type="float" office:value="0.778124649780087" calcext:value-type="float">
            <text:p>0.7781246498</text:p>
          </table:table-cell>
          <table:table-cell table:formula="of:=[.M8]/(1/6)" office:value-type="float" office:value="0.479625060904401" calcext:value-type="float">
            <text:p>0.4796250609</text:p>
          </table:table-cell>
          <table:table-cell table:formula="of:=[.O8]/[.N8]" office:value-type="float" office:value="0.616385897863476" calcext:value-type="float">
            <text:p>0.616385897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331982" calcext:value-type="float">
            <text:p>331982</text:p>
          </table:table-cell>
          <table:table-cell office:value-type="float" office:value="197929" calcext:value-type="float">
            <text:p>197929</text:p>
          </table:table-cell>
          <table:table-cell office:value-type="string" calcext:value-type="string">
            <text:p>a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formula="of:=[.C10]" office:value-type="float" office:value="182166" calcext:value-type="float">
            <text:p>182166</text:p>
          </table:table-cell>
          <table:table-cell table:formula="of:=[.D10]" office:value-type="float" office:value="39218" calcext:value-type="float">
            <text:p>39218</text:p>
          </table:table-cell>
          <table:table-cell table:formula="of:=[.J9]/SUM([.J7:.J12])" office:value-type="float" office:value="0.0716330226165876" calcext:value-type="float">
            <text:p>0.0716330226</text:p>
          </table:table-cell>
          <table:table-cell table:formula="of:=[.K9]/SUM([.K7:.K12])" office:value-type="float" office:value="0.050551297618219" calcext:value-type="float">
            <text:p>0.0505512976</text:p>
          </table:table-cell>
          <table:table-cell table:formula="of:=[.L9]/(1/6)" office:value-type="float" office:value="0.429798135699526" calcext:value-type="float">
            <text:p>0.4297981357</text:p>
          </table:table-cell>
          <table:table-cell table:formula="of:=[.M9]/(1/6)" office:value-type="float" office:value="0.303307785709314" calcext:value-type="float">
            <text:p>0.3033077857</text:p>
          </table:table-cell>
          <table:table-cell table:formula="of:=[.O9]/[.N9]" office:value-type="float" office:value="0.705698234860093" calcext:value-type="float">
            <text:p>0.705698234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82166" calcext:value-type="float">
            <text:p>182166</text:p>
          </table:table-cell>
          <table:table-cell office:value-type="float" office:value="39218" calcext:value-type="float">
            <text:p>39218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formula="of:=[.C8]+[.C10]" office:value-type="float" office:value="820479" calcext:value-type="float">
            <text:p>820479</text:p>
          </table:table-cell>
          <table:table-cell table:formula="of:=[.D8]+[.D10]" office:value-type="float" office:value="332335" calcext:value-type="float">
            <text:p>332335</text:p>
          </table:table-cell>
          <table:table-cell table:style-name="ce2" table:formula="of:=[.J10]/SUM([.J7:.J12])" office:value-type="float" office:value="0.322636445678311" calcext:value-type="float">
            <text:p>0.3226364457</text:p>
          </table:table-cell>
          <table:table-cell table:style-name="ce2" table:formula="of:=[.K10]/SUM([.K7:.K12])" office:value-type="float" office:value="0.428373846038829" calcext:value-type="float">
            <text:p>0.428373846</text:p>
          </table:table-cell>
          <table:table-cell table:formula="of:=[.L10]/(1/6)" office:value-type="float" office:value="1.93581867406987" calcext:value-type="float">
            <text:p>1.9358186741</text:p>
          </table:table-cell>
          <table:table-cell table:formula="of:=[.M10]/(1/6)" office:value-type="float" office:value="2.57024307623298" calcext:value-type="float">
            <text:p>2.5702430762</text:p>
          </table:table-cell>
          <table:table-cell table:formula="of:=[.O10]/[.N10]" office:value-type="float" office:value="1.32772924998667" calcext:value-type="float">
            <text:p>1.3277292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274408" calcext:value-type="float">
            <text:p>274408</text:p>
          </table:table-cell>
          <table:table-cell office:value-type="float" office:value="41146" calcext:value-type="float">
            <text:p>41146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formula="of:=[.C11]" office:value-type="float" office:value="274408" calcext:value-type="float">
            <text:p>274408</text:p>
          </table:table-cell>
          <table:table-cell table:formula="of:=[.D11]" office:value-type="float" office:value="41146" calcext:value-type="float">
            <text:p>41146</text:p>
          </table:table-cell>
          <table:table-cell table:formula="of:=[.J11]/SUM([.J7:.J12])" office:value-type="float" office:value="0.107905286772354" calcext:value-type="float">
            <text:p>0.1079052868</text:p>
          </table:table-cell>
          <table:table-cell table:formula="of:=[.K11]/SUM([.K7:.K12])" office:value-type="float" office:value="0.0530364549900362" calcext:value-type="float">
            <text:p>0.053036455</text:p>
          </table:table-cell>
          <table:table-cell table:formula="of:=[.L11]/(1/6)" office:value-type="float" office:value="0.647431720634122" calcext:value-type="float">
            <text:p>0.6474317206</text:p>
          </table:table-cell>
          <table:table-cell table:formula="of:=[.M11]/(1/6)" office:value-type="float" office:value="0.318218729940217" calcext:value-type="float">
            <text:p>0.3182187299</text:p>
          </table:table-cell>
          <table:table-cell table:formula="of:=[.O11]/[.N11]" office:value-type="float" office:value="0.491509328008427" calcext:value-type="float">
            <text:p>0.49150932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formula="of:=[.C11]+[.C9]" office:value-type="float" office:value="606390" calcext:value-type="float">
            <text:p>606390</text:p>
          </table:table-cell>
          <table:table-cell table:formula="of:=[.D11]+[.D9]" office:value-type="float" office:value="239075" calcext:value-type="float">
            <text:p>239075</text:p>
          </table:table-cell>
          <table:table-cell table:formula="of:=[.J12]/SUM([.J7:.J12])" office:value-type="float" office:value="0.238450361672719" calcext:value-type="float">
            <text:p>0.2384503617</text:p>
          </table:table-cell>
          <table:table-cell table:formula="of:=[.K12]/SUM([.K7:.K12])" office:value-type="float" office:value="0.308163381051448" calcext:value-type="float">
            <text:p>0.3081633811</text:p>
          </table:table-cell>
          <table:table-cell table:formula="of:=[.L12]/(1/6)" office:value-type="float" office:value="1.43070217003632" calcext:value-type="float">
            <text:p>1.43070217</text:p>
          </table:table-cell>
          <table:table-cell table:formula="of:=[.M12]/(1/6)" office:value-type="float" office:value="1.84898028630869" calcext:value-type="float">
            <text:p>1.8489802863</text:p>
          </table:table-cell>
          <table:table-cell table:formula="of:=[.O12]/[.N12]" office:value-type="float" office:value="1.2923586229423" calcext:value-type="float">
            <text:p>1.29235862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table:number-columns-repeated="15"/>
          <table:table-cell table:formula="of:=[.O13]/[.N1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t</text:p>
          </table:table-cell>
          <table:table-cell table:number-columns-repeated="2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formula="of:=[.C15]" office:value-type="float" office:value="1283439" calcext:value-type="float">
            <text:p>1283439</text:p>
          </table:table-cell>
          <table:table-cell table:formula="of:=[.D15]" office:value-type="float" office:value="196183" calcext:value-type="float">
            <text:p>196183</text:p>
          </table:table-cell>
          <table:table-cell table:formula="of:=[.J14]/SUM([.J14:.J15])" office:value-type="float" office:value="0.5" calcext:value-type="float">
            <text:p>0.5</text:p>
          </table:table-cell>
          <table:table-cell table:formula="of:=[.K14]/SUM([.K14:.K15])" office:value-type="float" office:value="0.5" calcext:value-type="float">
            <text:p>0.5</text:p>
          </table:table-cell>
          <table:table-cell table:formula="of:=[.L14]/0.5" office:value-type="float" office:value="1" calcext:value-type="float">
            <text:p>1</text:p>
          </table:table-cell>
          <table:table-cell table:formula="of:=[.M14]/0.5" office:value-type="float" office:value="1" calcext:value-type="float">
            <text:p>1</text:p>
          </table:table-cell>
          <table:table-cell table:formula="of:=[.O14]/[.N14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formula="of:=[.C15]" office:value-type="float" office:value="1283439" calcext:value-type="float">
            <text:p>1283439</text:p>
          </table:table-cell>
          <table:table-cell table:formula="of:=[.D15]" office:value-type="float" office:value="196183" calcext:value-type="float">
            <text:p>196183</text:p>
          </table:table-cell>
          <table:table-cell table:formula="of:=[.J15]/SUM([.J14:.J15])" office:value-type="float" office:value="0.5" calcext:value-type="float">
            <text:p>0.5</text:p>
          </table:table-cell>
          <table:table-cell table:formula="of:=[.K15]/SUM([.K14:.K15])" office:value-type="float" office:value="0.5" calcext:value-type="float">
            <text:p>0.5</text:p>
          </table:table-cell>
          <table:table-cell table:formula="of:=[.L15]/0.5" office:value-type="float" office:value="1" calcext:value-type="float">
            <text:p>1</text:p>
          </table:table-cell>
          <table:table-cell table:formula="of:=[.M15]/0.5" office:value-type="float" office:value="1" calcext:value-type="float">
            <text:p>1</text:p>
          </table:table-cell>
          <table:table-cell table:formula="of:=[.O15]/[.N15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15"/>
          <table:table-cell table:formula="of:=[.O16]/[.N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formula="of:=[.C17]" office:value-type="float" office:value="2230467" calcext:value-type="float">
            <text:p>2230467</text:p>
          </table:table-cell>
          <table:table-cell table:formula="of:=[.D17]" office:value-type="float" office:value="774329" calcext:value-type="float">
            <text:p>774329</text:p>
          </table:table-cell>
          <table:table-cell table:formula="of:=[.J17]/SUM([.J17:.J18])" office:value-type="float" office:value="0.5" calcext:value-type="float">
            <text:p>0.5</text:p>
          </table:table-cell>
          <table:table-cell table:formula="of:=[.K17]/SUM([.K17:.K18])" office:value-type="float" office:value="0.5" calcext:value-type="float">
            <text:p>0.5</text:p>
          </table:table-cell>
          <table:table-cell table:formula="of:=[.L17]/0.5" office:value-type="float" office:value="1" calcext:value-type="float">
            <text:p>1</text:p>
          </table:table-cell>
          <table:table-cell table:formula="of:=[.M17]/0.5" office:value-type="float" office:value="1" calcext:value-type="float">
            <text:p>1</text:p>
          </table:table-cell>
          <table:table-cell table:formula="of:=[.O17]/[.N17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formula="of:=[.C17]" office:value-type="float" office:value="2230467" calcext:value-type="float">
            <text:p>2230467</text:p>
          </table:table-cell>
          <table:table-cell table:formula="of:=[.D17]" office:value-type="float" office:value="774329" calcext:value-type="float">
            <text:p>774329</text:p>
          </table:table-cell>
          <table:table-cell table:formula="of:=[.J18]/SUM([.J17:.J18])" office:value-type="float" office:value="0.5" calcext:value-type="float">
            <text:p>0.5</text:p>
          </table:table-cell>
          <table:table-cell table:formula="of:=[.K18]/SUM([.K17:.K18])" office:value-type="float" office:value="0.5" calcext:value-type="float">
            <text:p>0.5</text:p>
          </table:table-cell>
          <table:table-cell table:formula="of:=[.L18]/0.5" office:value-type="float" office:value="1" calcext:value-type="float">
            <text:p>1</text:p>
          </table:table-cell>
          <table:table-cell table:formula="of:=[.M18]/0.5" office:value-type="float" office:value="1" calcext:value-type="float">
            <text:p>1</text:p>
          </table:table-cell>
          <table:table-cell table:formula="of:=[.O18]/[.N18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</table:table-row>
        <table:table-row table:style-name="ro1">
          <table:table-cell table:number-columns-repeated="15"/>
          <table:table-cell table:formula="of:=[.O19]/[.N1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formula="of:=[.C20]" office:value-type="float" office:value="99132" calcext:value-type="float">
            <text:p>99132</text:p>
          </table:table-cell>
          <table:table-cell table:formula="of:=[.D20]" office:value-type="float" office:value="8025" calcext:value-type="float">
            <text:p>8025</text:p>
          </table:table-cell>
          <table:table-cell table:formula="of:=[.J20]/SUM([.J20:.J21])" office:value-type="float" office:value="0.5" calcext:value-type="float">
            <text:p>0.5</text:p>
          </table:table-cell>
          <table:table-cell table:formula="of:=[.K20]/SUM([.K20:.K21])" office:value-type="float" office:value="0.5" calcext:value-type="float">
            <text:p>0.5</text:p>
          </table:table-cell>
          <table:table-cell table:formula="of:=[.L20]/0.5" office:value-type="float" office:value="1" calcext:value-type="float">
            <text:p>1</text:p>
          </table:table-cell>
          <table:table-cell table:formula="of:=[.M20]/0.5" office:value-type="float" office:value="1" calcext:value-type="float">
            <text:p>1</text:p>
          </table:table-cell>
          <table:table-cell table:formula="of:=[.O20]/[.N20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formula="of:=[.C20]" office:value-type="float" office:value="99132" calcext:value-type="float">
            <text:p>99132</text:p>
          </table:table-cell>
          <table:table-cell table:formula="of:=[.D20]" office:value-type="float" office:value="8025" calcext:value-type="float">
            <text:p>8025</text:p>
          </table:table-cell>
          <table:table-cell table:formula="of:=[.J21]/SUM([.J20:.J21])" office:value-type="float" office:value="0.5" calcext:value-type="float">
            <text:p>0.5</text:p>
          </table:table-cell>
          <table:table-cell table:formula="of:=[.K21]/SUM([.K20:.K21])" office:value-type="float" office:value="0.5" calcext:value-type="float">
            <text:p>0.5</text:p>
          </table:table-cell>
          <table:table-cell table:formula="of:=[.L21]/0.5" office:value-type="float" office:value="1" calcext:value-type="float">
            <text:p>1</text:p>
          </table:table-cell>
          <table:table-cell table:formula="of:=[.M21]/0.5" office:value-type="float" office:value="1" calcext:value-type="float">
            <text:p>1</text:p>
          </table:table-cell>
          <table:table-cell table:formula="of:=[.O21]/[.N21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table:number-columns-repeated="15"/>
          <table:table-cell table:formula="of:=[.O22]/[.N2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6591604" calcext:value-type="float">
            <text:p>6591604</text:p>
          </table:table-cell>
          <table:table-cell office:value-type="float" office:value="1733320" calcext:value-type="float">
            <text:p>1733320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formula="of:=[.C24]" office:value-type="float" office:value="1615065" calcext:value-type="float">
            <text:p>1615065</text:p>
          </table:table-cell>
          <table:table-cell table:formula="of:=[.D24]" office:value-type="float" office:value="382269" calcext:value-type="float">
            <text:p>382269</text:p>
          </table:table-cell>
          <table:table-cell table:formula="of:=[.J23]/SUM([.J23:.J24])" office:value-type="float" office:value="0.164437868099462" calcext:value-type="float">
            <text:p>0.1644378681</text:p>
          </table:table-cell>
          <table:table-cell table:formula="of:=[.K23]/SUM([.K23:.K24])" office:value-type="float" office:value="0.153038723578362" calcext:value-type="float">
            <text:p>0.1530387236</text:p>
          </table:table-cell>
          <table:table-cell table:formula="of:=[.L23]/0.5" office:value-type="float" office:value="0.328875736198924" calcext:value-type="float">
            <text:p>0.3288757362</text:p>
          </table:table-cell>
          <table:table-cell table:formula="of:=[.M23]/0.5" office:value-type="float" office:value="0.306077447156724" calcext:value-type="float">
            <text:p>0.3060774472</text:p>
          </table:table-cell>
          <table:table-cell table:formula="of:=[.O23]/[.N23]" office:value-type="float" office:value="0.930678105640454" calcext:value-type="float">
            <text:p>0.930678105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1615065" calcext:value-type="float">
            <text:p>1615065</text:p>
          </table:table-cell>
          <table:table-cell office:value-type="float" office:value="382269" calcext:value-type="float">
            <text:p>382269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formula="of:=[.C24]+[.C23]" office:value-type="float" office:value="8206669" calcext:value-type="float">
            <text:p>8206669</text:p>
          </table:table-cell>
          <table:table-cell table:formula="of:=[.D24]+[.D23]" office:value-type="float" office:value="2115589" calcext:value-type="float">
            <text:p>2115589</text:p>
          </table:table-cell>
          <table:table-cell table:formula="of:=[.J24]/SUM([.J23:.J24])" office:value-type="float" office:value="0.835562131900538" calcext:value-type="float">
            <text:p>0.8355621319</text:p>
          </table:table-cell>
          <table:table-cell table:formula="of:=[.K24]/SUM([.K23:.K24])" office:value-type="float" office:value="0.846961276421638" calcext:value-type="float">
            <text:p>0.8469612764</text:p>
          </table:table-cell>
          <table:table-cell table:formula="of:=[.L24]/0.5" office:value-type="float" office:value="1.67112426380108" calcext:value-type="float">
            <text:p>1.6711242638</text:p>
          </table:table-cell>
          <table:table-cell table:formula="of:=[.M24]/0.5" office:value-type="float" office:value="1.69392255284328" calcext:value-type="float">
            <text:p>1.6939225528</text:p>
          </table:table-cell>
          <table:table-cell table:formula="of:=[.O24]/[.N24]" office:value-type="float" office:value="1.01364248580195" calcext:value-type="float">
            <text:p>1.013642485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table:number-columns-repeated="15"/>
          <table:table-cell table:formula="of:=[.O25]/[.N2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4902082" calcext:value-type="float">
            <text:p>4902082</text:p>
          </table:table-cell>
          <table:table-cell office:value-type="float" office:value="4174938" calcext:value-type="float">
            <text:p>4174938</text:p>
          </table:table-cell>
          <table:table-cell office:value-type="string" calcext:value-type="string">
            <text:p>gag</text:p>
          </table:table-cell>
          <table:table-cell table:number-columns-repeated="2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formula="of:=[.C27]" office:value-type="float" office:value="2631799" calcext:value-type="float">
            <text:p>2631799</text:p>
          </table:table-cell>
          <table:table-cell table:formula="of:=[.D27]" office:value-type="float" office:value="1106601" calcext:value-type="float">
            <text:p>1106601</text:p>
          </table:table-cell>
          <table:table-cell table:formula="of:=[.J26]/SUM([.J26:.J27])" office:value-type="float" office:value="0.258890600530412" calcext:value-type="float">
            <text:p>0.2588906005</text:p>
          </table:table-cell>
          <table:table-cell table:formula="of:=[.K26]/SUM([.K26:.K27])" office:value-type="float" office:value="0.173227418309555" calcext:value-type="float">
            <text:p>0.1732274183</text:p>
          </table:table-cell>
          <table:table-cell table:formula="of:=[.L26]/0.5" office:value-type="float" office:value="0.517781201060824" calcext:value-type="float">
            <text:p>0.5177812011</text:p>
          </table:table-cell>
          <table:table-cell table:formula="of:=[.M26]/0.5" office:value-type="float" office:value="0.34645483661911" calcext:value-type="float">
            <text:p>0.3464548366</text:p>
          </table:table-cell>
          <table:table-cell table:formula="of:=[.O26]/[.N26]" office:value-type="float" office:value="0.669114359326482" calcext:value-type="float">
            <text:p>0.669114359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2631799" calcext:value-type="float">
            <text:p>2631799</text:p>
          </table:table-cell>
          <table:table-cell office:value-type="float" office:value="1106601" calcext:value-type="float">
            <text:p>1106601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ag</text:p>
          </table:table-cell>
          <table:table-cell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formula="of:=[.C26]+[.C27]" office:value-type="float" office:value="7533881" calcext:value-type="float">
            <text:p>7533881</text:p>
          </table:table-cell>
          <table:table-cell table:formula="of:=[.D26]+[.D27]" office:value-type="float" office:value="5281539" calcext:value-type="float">
            <text:p>5281539</text:p>
          </table:table-cell>
          <table:table-cell table:formula="of:=[.J27]/SUM([.J26:.J27])" office:value-type="float" office:value="0.741109399469588" calcext:value-type="float">
            <text:p>0.7411093995</text:p>
          </table:table-cell>
          <table:table-cell table:formula="of:=[.K27]/SUM([.K26:.K27])" office:value-type="float" office:value="0.826772581690445" calcext:value-type="float">
            <text:p>0.8267725817</text:p>
          </table:table-cell>
          <table:table-cell table:formula="of:=[.L27]/0.5" office:value-type="float" office:value="1.48221879893918" calcext:value-type="float">
            <text:p>1.4822187989</text:p>
          </table:table-cell>
          <table:table-cell table:formula="of:=[.M27]/0.5" office:value-type="float" office:value="1.65354516338089" calcext:value-type="float">
            <text:p>1.6535451634</text:p>
          </table:table-cell>
          <table:table-cell table:formula="of:=[.O27]/[.N27]" office:value-type="float" office:value="1.11558776920407" calcext:value-type="float">
            <text:p>1.115587769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3502992" calcext:value-type="float">
            <text:p>3502992</text:p>
          </table:table-cell>
          <table:table-cell office:value-type="float" office:value="1284675" calcext:value-type="float">
            <text:p>1284675</text:p>
          </table:table-cell>
          <table:table-cell office:value-type="string" calcext:value-type="string">
            <text:p>ggg</text:p>
          </table:table-cell>
          <table:table-cell table:number-columns-repeated="2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table:formula="of:=[.C30]" office:value-type="float" office:value="4947587" calcext:value-type="float">
            <text:p>4947587</text:p>
          </table:table-cell>
          <table:table-cell table:formula="of:=[.D30]" office:value-type="float" office:value="1812147" calcext:value-type="float">
            <text:p>1812147</text:p>
          </table:table-cell>
          <table:table-cell table:formula="of:=[.J29]/SUM([.J29:.J32])" office:value-type="float" office:value="0.270187674874839" calcext:value-type="float">
            <text:p>0.2701876749</text:p>
          </table:table-cell>
          <table:table-cell table:formula="of:=[.K29]/SUM([.K29:.K32])" office:value-type="float" office:value="0.26626239793919" calcext:value-type="float">
            <text:p>0.2662623979</text:p>
          </table:table-cell>
          <table:table-cell table:formula="of:=[.L29]/0.25" office:value-type="float" office:value="1.08075069949936" calcext:value-type="float">
            <text:p>1.0807506995</text:p>
          </table:table-cell>
          <table:table-cell table:formula="of:=[.M29]/0.25" office:value-type="float" office:value="1.06504959175676" calcext:value-type="float">
            <text:p>1.0650495918</text:p>
          </table:table-cell>
          <table:table-cell table:formula="of:=[.O29]/[.N29]" office:value-type="float" office:value="0.985472035549115" calcext:value-type="float">
            <text:p>0.985472035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table:formula="of:=[.C30]" office:value-type="float" office:value="4947587" calcext:value-type="float">
            <text:p>4947587</text:p>
          </table:table-cell>
          <table:table-cell table:formula="of:=[.D30]" office:value-type="float" office:value="1812147" calcext:value-type="float">
            <text:p>1812147</text:p>
          </table:table-cell>
          <table:table-cell table:formula="of:=[.J30]/SUM([.J29:.J32])" office:value-type="float" office:value="0.270187674874839" calcext:value-type="float">
            <text:p>0.2701876749</text:p>
          </table:table-cell>
          <table:table-cell table:formula="of:=[.K30]/SUM([.K29:.K32])" office:value-type="float" office:value="0.26626239793919" calcext:value-type="float">
            <text:p>0.2662623979</text:p>
          </table:table-cell>
          <table:table-cell table:formula="of:=[.L30]/0.25" office:value-type="float" office:value="1.08075069949936" calcext:value-type="float">
            <text:p>1.0807506995</text:p>
          </table:table-cell>
          <table:table-cell table:formula="of:=[.M30]/0.25" office:value-type="float" office:value="1.06504959175676" calcext:value-type="float">
            <text:p>1.0650495918</text:p>
          </table:table-cell>
          <table:table-cell table:formula="of:=[.O30]/[.N30]" office:value-type="float" office:value="0.985472035549115" calcext:value-type="float">
            <text:p>0.985472035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456751" calcext:value-type="float">
            <text:p>2456751</text:p>
          </table:table-cell>
          <table:table-cell office:value-type="float" office:value="948450" calcext:value-type="float">
            <text:p>948450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table:formula="of:=[.C31]" office:value-type="float" office:value="2456751" calcext:value-type="float">
            <text:p>2456751</text:p>
          </table:table-cell>
          <table:table-cell table:formula="of:=[.D31]" office:value-type="float" office:value="948450" calcext:value-type="float">
            <text:p>948450</text:p>
          </table:table-cell>
          <table:table-cell table:formula="of:=[.J31]/SUM([.J29:.J32])" office:value-type="float" office:value="0.134163146688767" calcext:value-type="float">
            <text:p>0.1341631467</text:p>
          </table:table-cell>
          <table:table-cell table:formula="of:=[.K31]/SUM([.K29:.K32])" office:value-type="float" office:value="0.13935766321685" calcext:value-type="float">
            <text:p>0.1393576632</text:p>
          </table:table-cell>
          <table:table-cell table:formula="of:=[.L31]/0.25" office:value-type="float" office:value="0.536652586755068" calcext:value-type="float">
            <text:p>0.5366525868</text:p>
          </table:table-cell>
          <table:table-cell table:formula="of:=[.M31]/0.25" office:value-type="float" office:value="0.5574306528674" calcext:value-type="float">
            <text:p>0.5574306529</text:p>
          </table:table-cell>
          <table:table-cell table:formula="of:=[.O31]/[.N31]" office:value-type="float" office:value="1.03871790917467" calcext:value-type="float">
            <text:p>1.038717909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table:formula="of:=[.C29]+[.C31]" office:value-type="float" office:value="5959743" calcext:value-type="float">
            <text:p>5959743</text:p>
          </table:table-cell>
          <table:table-cell table:formula="of:=[.D29]+[.D31]" office:value-type="float" office:value="2233125" calcext:value-type="float">
            <text:p>2233125</text:p>
          </table:table-cell>
          <table:table-cell table:formula="of:=[.J32]/SUM([.J29:.J32])" office:value-type="float" office:value="0.325461503561554" calcext:value-type="float">
            <text:p>0.3254615036</text:p>
          </table:table-cell>
          <table:table-cell table:formula="of:=[.K32]/SUM([.K29:.K32])" office:value-type="float" office:value="0.328117540904769" calcext:value-type="float">
            <text:p>0.3281175409</text:p>
          </table:table-cell>
          <table:table-cell table:formula="of:=[.L32]/0.25" office:value-type="float" office:value="1.30184601424622" calcext:value-type="float">
            <text:p>1.3018460142</text:p>
          </table:table-cell>
          <table:table-cell table:formula="of:=[.M32]/0.25" office:value-type="float" office:value="1.31247016361908" calcext:value-type="float">
            <text:p>1.3124701636</text:p>
          </table:table-cell>
          <table:table-cell table:formula="of:=[.O32]/[.N32]" office:value-type="float" office:value="1.00816083412062" calcext:value-type="float">
            <text:p>1.008160834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table:number-columns-repeated="15"/>
          <table:table-cell table:formula="of:=[.O33]/[.N3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formula="of:=[.C34]" office:value-type="float" office:value="4360423" calcext:value-type="float">
            <text:p>4360423</text:p>
          </table:table-cell>
          <table:table-cell table:formula="of:=[.D34]" office:value-type="float" office:value="693469" calcext:value-type="float">
            <text:p>693469</text:p>
          </table:table-cell>
          <table:table-cell table:formula="of:=[.J34]/SUM([.J34:.J35])" office:value-type="float" office:value="0.5" calcext:value-type="float">
            <text:p>0.5</text:p>
          </table:table-cell>
          <table:table-cell table:formula="of:=[.K34]/SUM([.K34:.K35])" office:value-type="float" office:value="0.5" calcext:value-type="float">
            <text:p>0.5</text:p>
          </table:table-cell>
          <table:table-cell table:formula="of:=[.L34]/0.5" office:value-type="float" office:value="1" calcext:value-type="float">
            <text:p>1</text:p>
          </table:table-cell>
          <table:table-cell table:formula="of:=[.M34]/0.5" office:value-type="float" office:value="1" calcext:value-type="float">
            <text:p>1</text:p>
          </table:table-cell>
          <table:table-cell table:formula="of:=[.O34]/[.N34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formula="of:=[.C34]" office:value-type="float" office:value="4360423" calcext:value-type="float">
            <text:p>4360423</text:p>
          </table:table-cell>
          <table:table-cell table:formula="of:=[.D34]" office:value-type="float" office:value="693469" calcext:value-type="float">
            <text:p>693469</text:p>
          </table:table-cell>
          <table:table-cell table:formula="of:=[.J35]/SUM([.J34:.J35])" office:value-type="float" office:value="0.5" calcext:value-type="float">
            <text:p>0.5</text:p>
          </table:table-cell>
          <table:table-cell table:formula="of:=[.K35]/SUM([.K34:.K35])" office:value-type="float" office:value="0.5" calcext:value-type="float">
            <text:p>0.5</text:p>
          </table:table-cell>
          <table:table-cell table:formula="of:=[.L35]/0.5" office:value-type="float" office:value="1" calcext:value-type="float">
            <text:p>1</text:p>
          </table:table-cell>
          <table:table-cell table:formula="of:=[.M35]/0.5" office:value-type="float" office:value="1" calcext:value-type="float">
            <text:p>1</text:p>
          </table:table-cell>
          <table:table-cell table:formula="of:=[.O35]/[.N35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15"/>
          <table:table-cell table:formula="of:=[.O36]/[.N3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773313" calcext:value-type="float">
            <text:p>1773313</text:p>
          </table:table-cell>
          <table:table-cell office:value-type="float" office:value="489445" calcext:value-type="float">
            <text:p>48944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formula="of:=[.C37]+[.C38]" office:value-type="float" office:value="1775195" calcext:value-type="float">
            <text:p>1775195</text:p>
          </table:table-cell>
          <table:table-cell table:formula="of:=[.D37]+[.D38]" office:value-type="float" office:value="489726" calcext:value-type="float">
            <text:p>489726</text:p>
          </table:table-cell>
          <table:table-cell table:formula="of:=[.J37]/SUM([.J37:.J39])" office:value-type="float" office:value="0.499256400607704" calcext:value-type="float">
            <text:p>0.4992564006</text:p>
          </table:table-cell>
          <table:table-cell table:formula="of:=[.K37]/SUM([.K37:.K39])" office:value-type="float" office:value="0.499302115268739" calcext:value-type="float">
            <text:p>0.4993021153</text:p>
          </table:table-cell>
          <table:table-cell table:formula="of:=[.L37]/(1/3)" office:value-type="float" office:value="1.49776920182311" calcext:value-type="float">
            <text:p>1.4977692018</text:p>
          </table:table-cell>
          <table:table-cell table:formula="of:=[.M37]/(1/3)" office:value-type="float" office:value="1.49790634580622" calcext:value-type="float">
            <text:p>1.4979063458</text:p>
          </table:table-cell>
          <table:table-cell table:formula="of:=[.O37]/[.N37]" office:value-type="float" office:value="1.00009156549817" calcext:value-type="float">
            <text:p>1.000091565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1882" calcext:value-type="float">
            <text:p>18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formula="of:=[.C38]+[.C37]" office:value-type="float" office:value="1775195" calcext:value-type="float">
            <text:p>1775195</text:p>
          </table:table-cell>
          <table:table-cell table:formula="of:=[.D38]+[.D37]" office:value-type="float" office:value="489726" calcext:value-type="float">
            <text:p>489726</text:p>
          </table:table-cell>
          <table:table-cell table:formula="of:=[.J38]/SUM([.J37:.J39])" office:value-type="float" office:value="0.499256400607704" calcext:value-type="float">
            <text:p>0.4992564006</text:p>
          </table:table-cell>
          <table:table-cell table:formula="of:=[.K38]/SUM([.K37:.K39])" office:value-type="float" office:value="0.499302115268739" calcext:value-type="float">
            <text:p>0.4993021153</text:p>
          </table:table-cell>
          <table:table-cell table:formula="of:=[.L38]/(1/3)" office:value-type="float" office:value="1.49776920182311" calcext:value-type="float">
            <text:p>1.4977692018</text:p>
          </table:table-cell>
          <table:table-cell table:formula="of:=[.M38]/(1/3)" office:value-type="float" office:value="1.49790634580622" calcext:value-type="float">
            <text:p>1.4979063458</text:p>
          </table:table-cell>
          <table:table-cell table:formula="of:=[.O38]/[.N38]" office:value-type="float" office:value="1.00009156549817" calcext:value-type="float">
            <text:p>1.000091565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5288" calcext:value-type="float">
            <text:p>528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formula="of:=[.C39]" office:value-type="float" office:value="5288" calcext:value-type="float">
            <text:p>5288</text:p>
          </table:table-cell>
          <table:table-cell table:formula="of:=[.D39]" office:value-type="float" office:value="1369" calcext:value-type="float">
            <text:p>1369</text:p>
          </table:table-cell>
          <table:table-cell table:formula="of:=[.J39]/SUM([.J37:.J39])" office:value-type="float" office:value="0.00148719878459186" calcext:value-type="float">
            <text:p>0.0014871988</text:p>
          </table:table-cell>
          <table:table-cell table:formula="of:=[.K39]/SUM([.K37:.K39])" office:value-type="float" office:value="0.0013957694625217" calcext:value-type="float">
            <text:p>0.0013957695</text:p>
          </table:table-cell>
          <table:table-cell table:formula="of:=[.L39]/(1/3)" office:value-type="float" office:value="0.00446159635377557" calcext:value-type="float">
            <text:p>0.0044615964</text:p>
          </table:table-cell>
          <table:table-cell table:formula="of:=[.M39]/(1/3)" office:value-type="float" office:value="0.00418730838756511" calcext:value-type="float">
            <text:p>0.0041873084</text:p>
          </table:table-cell>
          <table:table-cell table:formula="of:=[.O39]/[.N39]" office:value-type="float" office:value="0.938522460469033" calcext:value-type="float">
            <text:p>0.938522460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table:number-columns-repeated="15"/>
          <table:table-cell table:formula="of:=[.O40]/[.N4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formula="of:=[.C44]" office:value-type="float" office:value="1482" calcext:value-type="float">
            <text:p>1482</text:p>
          </table:table-cell>
          <table:table-cell table:formula="of:=[.D44]" office:value-type="float" office:value="98" calcext:value-type="float">
            <text:p>98</text:p>
          </table:table-cell>
          <table:table-cell table:formula="of:=[.J41]/SUM([.J41:.J46])" office:value-type="float" office:value="0.00084289984848278" calcext:value-type="float">
            <text:p>0.0008428998</text:p>
          </table:table-cell>
          <table:table-cell table:formula="of:=[.K41]/SUM([.K41:.K46])" office:value-type="float" office:value="0.00037942729708383" calcext:value-type="float">
            <text:p>0.0003794273</text:p>
          </table:table-cell>
          <table:table-cell table:formula="of:=[.L41]/(1/6)" office:value-type="float" office:value="0.00505739909089668" calcext:value-type="float">
            <text:p>0.0050573991</text:p>
          </table:table-cell>
          <table:table-cell table:formula="of:=[.M41]/(1/6)" office:value-type="float" office:value="0.00227656378250298" calcext:value-type="float">
            <text:p>0.0022765638</text:p>
          </table:table-cell>
          <table:table-cell table:formula="of:=[.O41]/[.N41]" office:value-type="float" office:value="0.450145171774321" calcext:value-type="float">
            <text:p>0.450145171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68979" calcext:value-type="float">
            <text:p>68979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t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formula="of:=[.C42]+[.C44]" office:value-type="float" office:value="70461" calcext:value-type="float">
            <text:p>70461</text:p>
          </table:table-cell>
          <table:table-cell table:formula="of:=[.D42]+[.D44]" office:value-type="float" office:value="11334" calcext:value-type="float">
            <text:p>11334</text:p>
          </table:table-cell>
          <table:table-cell table:formula="of:=[.J42]/SUM([.J41:.J46])" office:value-type="float" office:value="0.0400752808528645" calcext:value-type="float">
            <text:p>0.0400752809</text:p>
          </table:table-cell>
          <table:table-cell table:formula="of:=[.K42]/SUM([.K41:.K46])" office:value-type="float" office:value="0.0438819284198789" calcext:value-type="float">
            <text:p>0.0438819284</text:p>
          </table:table-cell>
          <table:table-cell table:formula="of:=[.L42]/(1/6)" office:value-type="float" office:value="0.240451685117187" calcext:value-type="float">
            <text:p>0.2404516851</text:p>
          </table:table-cell>
          <table:table-cell table:formula="of:=[.M42]/(1/6)" office:value-type="float" office:value="0.263291570519273" calcext:value-type="float">
            <text:p>0.2632915705</text:p>
          </table:table-cell>
          <table:table-cell table:formula="of:=[.O42]/[.N42]" office:value-type="float" office:value="1.09498742082408" calcext:value-type="float">
            <text:p>1.094987420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7372" calcext:value-type="float">
            <text:p>37372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c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formula="of:=[.C41]" office:value-type="float" office:value="374979" calcext:value-type="float">
            <text:p>374979</text:p>
          </table:table-cell>
          <table:table-cell table:formula="of:=[.D41]" office:value-type="float" office:value="63794" calcext:value-type="float">
            <text:p>63794</text:p>
          </table:table-cell>
          <table:table-cell table:formula="of:=[.J43]/SUM([.J41:.J46])" office:value-type="float" office:value="0.21327243069111" calcext:value-type="float">
            <text:p>0.2132724307</text:p>
          </table:table-cell>
          <table:table-cell table:formula="of:=[.K43]/SUM([.K41:.K46])" office:value-type="float" office:value="0.246991683573121" calcext:value-type="float">
            <text:p>0.2469916836</text:p>
          </table:table-cell>
          <table:table-cell table:formula="of:=[.L43]/(1/6)" office:value-type="float" office:value="1.27963458414666" calcext:value-type="float">
            <text:p>1.2796345841</text:p>
          </table:table-cell>
          <table:table-cell table:formula="of:=[.M43]/(1/6)" office:value-type="float" office:value="1.48195010143873" calcext:value-type="float">
            <text:p>1.4819501014</text:p>
          </table:table-cell>
          <table:table-cell table:formula="of:=[.O43]/[.N43]" office:value-type="float" office:value="1.15810413363201" calcext:value-type="float">
            <text:p>1.158104133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1482" calcext:value-type="float">
            <text:p>14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formula="of:=[.C41]" office:value-type="float" office:value="374979" calcext:value-type="float">
            <text:p>374979</text:p>
          </table:table-cell>
          <table:table-cell table:formula="of:=[.D41]" office:value-type="float" office:value="63794" calcext:value-type="float">
            <text:p>63794</text:p>
          </table:table-cell>
          <table:table-cell table:style-name="ce2" table:formula="of:=[.J44]/SUM([.J41:.J46])" office:value-type="float" office:value="0.21327243069111" calcext:value-type="float">
            <text:p>0.2132724307</text:p>
          </table:table-cell>
          <table:table-cell table:style-name="ce2" table:formula="of:=[.K44]/SUM([.K41:.K46])" office:value-type="float" office:value="0.246991683573121" calcext:value-type="float">
            <text:p>0.2469916836</text:p>
          </table:table-cell>
          <table:table-cell table:formula="of:=[.L44]/(1/6)" office:value-type="float" office:value="1.27963458414666" calcext:value-type="float">
            <text:p>1.2796345841</text:p>
          </table:table-cell>
          <table:table-cell table:formula="of:=[.M44]/(1/6)" office:value-type="float" office:value="1.48195010143873" calcext:value-type="float">
            <text:p>1.4819501014</text:p>
          </table:table-cell>
          <table:table-cell table:formula="of:=[.O44]/[.N44]" office:value-type="float" office:value="1.15810413363201" calcext:value-type="float">
            <text:p>1.158104133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261982" calcext:value-type="float">
            <text:p>261982</text:p>
          </table:table-cell>
          <table:table-cell office:value-type="float" office:value="26308" calcext:value-type="float">
            <text:p>26308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formula="of:=[.C41]+[.C45]" office:value-type="float" office:value="636961" calcext:value-type="float">
            <text:p>636961</text:p>
          </table:table-cell>
          <table:table-cell table:formula="of:=[.D41]+[.D45]" office:value-type="float" office:value="90102" calcext:value-type="float">
            <text:p>90102</text:p>
          </table:table-cell>
          <table:table-cell table:formula="of:=[.J45]/SUM([.J41:.J46])" office:value-type="float" office:value="0.362276876106235" calcext:value-type="float">
            <text:p>0.3622768761</text:p>
          </table:table-cell>
          <table:table-cell table:formula="of:=[.K45]/SUM([.K41:.K46])" office:value-type="float" office:value="0.348848554304564" calcext:value-type="float">
            <text:p>0.3488485543</text:p>
          </table:table-cell>
          <table:table-cell table:formula="of:=[.L45]/(1/6)" office:value-type="float" office:value="2.17366125663741" calcext:value-type="float">
            <text:p>2.1736612566</text:p>
          </table:table-cell>
          <table:table-cell table:formula="of:=[.M45]/(1/6)" office:value-type="float" office:value="2.09309132582738" calcext:value-type="float">
            <text:p>2.0930913258</text:p>
          </table:table-cell>
          <table:table-cell table:formula="of:=[.O45]/[.N45]" office:value-type="float" office:value="0.962933538717682" calcext:value-type="float">
            <text:p>0.962933538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formula="of:=[.C43]+[.C45]" office:value-type="float" office:value="299354" calcext:value-type="float">
            <text:p>299354</text:p>
          </table:table-cell>
          <table:table-cell table:formula="of:=[.D43]+[.D45]" office:value-type="float" office:value="29162" calcext:value-type="float">
            <text:p>29162</text:p>
          </table:table-cell>
          <table:table-cell table:formula="of:=[.J46]/SUM([.J41:.J46])" office:value-type="float" office:value="0.170260081810199" calcext:value-type="float">
            <text:p>0.1702600818</text:p>
          </table:table-cell>
          <table:table-cell table:formula="of:=[.K46]/SUM([.K41:.K46])" office:value-type="float" office:value="0.112906722832231" calcext:value-type="float">
            <text:p>0.1129067228</text:p>
          </table:table-cell>
          <table:table-cell table:formula="of:=[.L46]/(1/6)" office:value-type="float" office:value="1.02156049086119" calcext:value-type="float">
            <text:p>1.0215604909</text:p>
          </table:table-cell>
          <table:table-cell table:formula="of:=[.M46]/(1/6)" office:value-type="float" office:value="0.677440336993387" calcext:value-type="float">
            <text:p>0.677440337</text:p>
          </table:table-cell>
          <table:table-cell table:formula="of:=[.O46]/[.N46]" office:value-type="float" office:value="0.663142655822852" calcext:value-type="float">
            <text:p>0.663142655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table:number-columns-repeated="15"/>
          <table:table-cell table:formula="of:=[.O47]/[.N4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4052485" calcext:value-type="float">
            <text:p>4052485</text:p>
          </table:table-cell>
          <table:table-cell office:value-type="float" office:value="1877571" calcext:value-type="float">
            <text:p>1877571</text:p>
          </table:table-cell>
          <table:table-cell office:value-type="string" calcext:value-type="string">
            <text:p>aag</text:p>
          </table:table-cell>
          <table:table-cell table:number-columns-repeated="2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formula="of:=[.C49]" office:value-type="float" office:value="611653" calcext:value-type="float">
            <text:p>611653</text:p>
          </table:table-cell>
          <table:table-cell table:formula="of:=[.D49]" office:value-type="float" office:value="140228" calcext:value-type="float">
            <text:p>140228</text:p>
          </table:table-cell>
          <table:table-cell table:formula="of:=[.J48]/SUM([.J48:.J49])" office:value-type="float" office:value="0.115935790481465" calcext:value-type="float">
            <text:p>0.1159357905</text:p>
          </table:table-cell>
          <table:table-cell table:formula="of:=[.K48]/SUM([.K48:.K49])" office:value-type="float" office:value="0.0649797245354205" calcext:value-type="float">
            <text:p>0.0649797245</text:p>
          </table:table-cell>
          <table:table-cell table:formula="of:=[.L48]/0.5" office:value-type="float" office:value="0.23187158096293" calcext:value-type="float">
            <text:p>0.231871581</text:p>
          </table:table-cell>
          <table:table-cell table:formula="of:=[.M48]/0.5" office:value-type="float" office:value="0.129959449070841" calcext:value-type="float">
            <text:p>0.1299594491</text:p>
          </table:table-cell>
          <table:table-cell table:formula="of:=[.O48]/[.N48]" office:value-type="float" office:value="0.560480281935102" calcext:value-type="float">
            <text:p>0.560480281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611653" calcext:value-type="float">
            <text:p>611653</text:p>
          </table:table-cell>
          <table:table-cell office:value-type="float" office:value="140228" calcext:value-type="float">
            <text:p>140228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formula="of:=[.C48]+[.C49]" office:value-type="float" office:value="4664138" calcext:value-type="float">
            <text:p>4664138</text:p>
          </table:table-cell>
          <table:table-cell table:formula="of:=[.D48]+[.D49]" office:value-type="float" office:value="2017799" calcext:value-type="float">
            <text:p>2017799</text:p>
          </table:table-cell>
          <table:table-cell table:formula="of:=[.J49]/SUM([.J48:.J49])" office:value-type="float" office:value="0.884064209518535" calcext:value-type="float">
            <text:p>0.8840642095</text:p>
          </table:table-cell>
          <table:table-cell table:formula="of:=[.K49]/SUM([.K48:.K49])" office:value-type="float" office:value="0.935020275464579" calcext:value-type="float">
            <text:p>0.9350202755</text:p>
          </table:table-cell>
          <table:table-cell table:formula="of:=[.L49]/0.5" office:value-type="float" office:value="1.76812841903707" calcext:value-type="float">
            <text:p>1.768128419</text:p>
          </table:table-cell>
          <table:table-cell table:formula="of:=[.M49]/0.5" office:value-type="float" office:value="1.87004055092916" calcext:value-type="float">
            <text:p>1.8700405509</text:p>
          </table:table-cell>
          <table:table-cell table:formula="of:=[.O49]/[.N49]" office:value-type="float" office:value="1.05763842195783" calcext:value-type="float">
            <text:p>1.05763842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table:number-columns-repeated="15"/>
          <table:table-cell table:formula="of:=[.O50]/[.N5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568919" calcext:value-type="float">
            <text:p>568919</text:p>
          </table:table-cell>
          <table:table-cell office:value-type="float" office:value="118116" calcext:value-type="float">
            <text:p>118116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formula="of:=[.C51]" office:value-type="float" office:value="568919" calcext:value-type="float">
            <text:p>568919</text:p>
          </table:table-cell>
          <table:table-cell table:formula="of:=[.D51]" office:value-type="float" office:value="118116" calcext:value-type="float">
            <text:p>118116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51]/[.N51]" office:value-type="float" office:value="1" calcext:value-type="float">
            <text:p>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</table:table-row>
        <table:table-row table:style-name="ro1">
          <table:table-cell table:number-columns-repeated="15"/>
          <table:table-cell table:formula="of:=[.O52]/[.N5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formula="of:=[.C53]" office:value-type="float" office:value="22190" calcext:value-type="float">
            <text:p>22190</text:p>
          </table:table-cell>
          <table:table-cell table:formula="of:=[.D53]" office:value-type="float" office:value="1110" calcext:value-type="float">
            <text:p>1110</text:p>
          </table:table-cell>
          <table:table-cell table:formula="of:=[.J53]/SUM([.J53:.J54])" office:value-type="float" office:value="0.5" calcext:value-type="float">
            <text:p>0.5</text:p>
          </table:table-cell>
          <table:table-cell table:formula="of:=[.K53]/SUM([.K53:.K54])" office:value-type="float" office:value="0.5" calcext:value-type="float">
            <text:p>0.5</text:p>
          </table:table-cell>
          <table:table-cell table:formula="of:=[.L53]/0.5" office:value-type="float" office:value="1" calcext:value-type="float">
            <text:p>1</text:p>
          </table:table-cell>
          <table:table-cell table:formula="of:=[.M53]/0.5" office:value-type="float" office:value="1" calcext:value-type="float">
            <text:p>1</text:p>
          </table:table-cell>
          <table:table-cell table:formula="of:=[.O53]/[.N53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formula="of:=[.C53]" office:value-type="float" office:value="22190" calcext:value-type="float">
            <text:p>22190</text:p>
          </table:table-cell>
          <table:table-cell table:formula="of:=[.D53]" office:value-type="float" office:value="1110" calcext:value-type="float">
            <text:p>1110</text:p>
          </table:table-cell>
          <table:table-cell table:formula="of:=[.J54]/SUM([.J53:.J54])" office:value-type="float" office:value="0.5" calcext:value-type="float">
            <text:p>0.5</text:p>
          </table:table-cell>
          <table:table-cell table:formula="of:=[.K54]/SUM([.K53:.K54])" office:value-type="float" office:value="0.5" calcext:value-type="float">
            <text:p>0.5</text:p>
          </table:table-cell>
          <table:table-cell table:formula="of:=[.L54]/0.5" office:value-type="float" office:value="1" calcext:value-type="float">
            <text:p>1</text:p>
          </table:table-cell>
          <table:table-cell table:formula="of:=[.M54]/0.5" office:value-type="float" office:value="1" calcext:value-type="float">
            <text:p>1</text:p>
          </table:table-cell>
          <table:table-cell table:formula="of:=[.O54]/[.N54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table:number-columns-repeated="15"/>
          <table:table-cell table:formula="of:=[.O55]/[.N5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formula="of:=[.C56]+[.C58]" office:value-type="float" office:value="106998" calcext:value-type="float">
            <text:p>106998</text:p>
          </table:table-cell>
          <table:table-cell table:formula="of:=[.D56]+[.D58]" office:value-type="float" office:value="11532" calcext:value-type="float">
            <text:p>11532</text:p>
          </table:table-cell>
          <table:table-cell table:formula="of:=[.J56]/SUM([.J56:.J59])" office:value-type="float" office:value="0.117190144015141" calcext:value-type="float">
            <text:p>0.117190144</text:p>
          </table:table-cell>
          <table:table-cell table:formula="of:=[.K56]/SUM([.K56:.K59])" office:value-type="float" office:value="0.124608302898018" calcext:value-type="float">
            <text:p>0.1246083029</text:p>
          </table:table-cell>
          <table:table-cell table:formula="of:=[.L56]/0.25" office:value-type="float" office:value="0.468760576060563" calcext:value-type="float">
            <text:p>0.4687605761</text:p>
          </table:table-cell>
          <table:table-cell table:formula="of:=[.M56]/0.25" office:value-type="float" office:value="0.498433211592073" calcext:value-type="float">
            <text:p>0.4984332116</text:p>
          </table:table-cell>
          <table:table-cell table:formula="of:=[.O56]/[.N56]" office:value-type="float" office:value="1.06330019427162" calcext:value-type="float">
            <text:p>1.063300194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25199" calcext:value-type="float">
            <text:p>125199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ccg</text:p>
          </table:table-cell>
          <table:table-cell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formula="of:=[.C56]+[.C58]" office:value-type="float" office:value="106998" calcext:value-type="float">
            <text:p>106998</text:p>
          </table:table-cell>
          <table:table-cell table:formula="of:=[.D56]+[.D58]" office:value-type="float" office:value="11532" calcext:value-type="float">
            <text:p>11532</text:p>
          </table:table-cell>
          <table:table-cell table:formula="of:=[.J57]/SUM([.J56:.J59])" office:value-type="float" office:value="0.117190144015141" calcext:value-type="float">
            <text:p>0.117190144</text:p>
          </table:table-cell>
          <table:table-cell table:formula="of:=[.K57]/SUM([.K56:.K59])" office:value-type="float" office:value="0.124608302898018" calcext:value-type="float">
            <text:p>0.1246083029</text:p>
          </table:table-cell>
          <table:table-cell table:formula="of:=[.L57]/0.25" office:value-type="float" office:value="0.468760576060563" calcext:value-type="float">
            <text:p>0.4687605761</text:p>
          </table:table-cell>
          <table:table-cell table:formula="of:=[.M57]/0.25" office:value-type="float" office:value="0.498433211592073" calcext:value-type="float">
            <text:p>0.4984332116</text:p>
          </table:table-cell>
          <table:table-cell table:formula="of:=[.O57]/[.N57]" office:value-type="float" office:value="1.06330019427162" calcext:value-type="float">
            <text:p>1.063300194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formula="of:=[.C56]+[.C59]" office:value-type="float" office:value="340416" calcext:value-type="float">
            <text:p>340416</text:p>
          </table:table-cell>
          <table:table-cell table:formula="of:=[.D56]+[.D59]" office:value-type="float" office:value="34604" calcext:value-type="float">
            <text:p>34604</text:p>
          </table:table-cell>
          <table:table-cell table:formula="of:=[.J58]/SUM([.J56:.J59])" office:value-type="float" office:value="0.372842483645098" calcext:value-type="float">
            <text:p>0.3728424836</text:p>
          </table:table-cell>
          <table:table-cell table:formula="of:=[.K58]/SUM([.K56:.K59])" office:value-type="float" office:value="0.373911352192423" calcext:value-type="float">
            <text:p>0.3739113522</text:p>
          </table:table-cell>
          <table:table-cell table:formula="of:=[.L58]/0.25" office:value-type="float" office:value="1.49136993458039" calcext:value-type="float">
            <text:p>1.4913699346</text:p>
          </table:table-cell>
          <table:table-cell table:formula="of:=[.M58]/0.25" office:value-type="float" office:value="1.49564540876969" calcext:value-type="float">
            <text:p>1.4956454088</text:p>
          </table:table-cell>
          <table:table-cell table:formula="of:=[.O58]/[.N58]" office:value-type="float" office:value="1.00286680996456" calcext:value-type="float">
            <text:p>1.00286681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33418" calcext:value-type="float">
            <text:p>233418</text:p>
          </table:table-cell>
          <table:table-cell office:value-type="float" office:value="23072" calcext:value-type="float">
            <text:p>23072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g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formula="of:=[.C57]+[.C59]" office:value-type="float" office:value="358617" calcext:value-type="float">
            <text:p>358617</text:p>
          </table:table-cell>
          <table:table-cell table:formula="of:=[.D57]+[.D59]" office:value-type="float" office:value="34878" calcext:value-type="float">
            <text:p>34878</text:p>
          </table:table-cell>
          <table:table-cell table:formula="of:=[.J59]/SUM([.J56:.J59])" office:value-type="float" office:value="0.392777228324621" calcext:value-type="float">
            <text:p>0.3927772283</text:p>
          </table:table-cell>
          <table:table-cell table:formula="of:=[.K59]/SUM([.K56:.K59])" office:value-type="float" office:value="0.37687204201154" calcext:value-type="float">
            <text:p>0.376872042</text:p>
          </table:table-cell>
          <table:table-cell table:formula="of:=[.L59]/0.25" office:value-type="float" office:value="1.57110891329848" calcext:value-type="float">
            <text:p>1.5711089133</text:p>
          </table:table-cell>
          <table:table-cell table:formula="of:=[.M59]/0.25" office:value-type="float" office:value="1.50748816804616" calcext:value-type="float">
            <text:p>1.507488168</text:p>
          </table:table-cell>
          <table:table-cell table:formula="of:=[.O59]/[.N59]" office:value-type="float" office:value="0.959505833927992" calcext:value-type="float">
            <text:p>0.9595058339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table:number-columns-repeated="15"/>
          <table:table-cell table:formula="of:=[.O60]/[.N6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formula="of:=[.C61]" office:value-type="float" office:value="8675" calcext:value-type="float">
            <text:p>8675</text:p>
          </table:table-cell>
          <table:table-cell table:formula="of:=[.D61]" office:value-type="float" office:value="781" calcext:value-type="float">
            <text:p>781</text:p>
          </table:table-cell>
          <table:table-cell table:formula="of:=[.J61]/SUM([.J61:.J66])" office:value-type="float" office:value="0.147516452123047" calcext:value-type="float">
            <text:p>0.1475164521</text:p>
          </table:table-cell>
          <table:table-cell table:formula="of:=[.K61]/SUM([.K61:.K66])" office:value-type="float" office:value="0.154439390943247" calcext:value-type="float">
            <text:p>0.1544393909</text:p>
          </table:table-cell>
          <table:table-cell table:formula="of:=[.L61]/(1/6)" office:value-type="float" office:value="0.885098712738279" calcext:value-type="float">
            <text:p>0.8850987127</text:p>
          </table:table-cell>
          <table:table-cell table:formula="of:=[.M61]/(1/6)" office:value-type="float" office:value="0.926636345659482" calcext:value-type="float">
            <text:p>0.9266363457</text:p>
          </table:table-cell>
          <table:table-cell table:formula="of:=[.O61]/[.N61]" office:value-type="float" office:value="1.04692994388467" calcext:value-type="float">
            <text:p>1.046929943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7498" calcext:value-type="float">
            <text:p>749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tcg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formula="of:=[.C61]" office:value-type="float" office:value="8675" calcext:value-type="float">
            <text:p>8675</text:p>
          </table:table-cell>
          <table:table-cell table:formula="of:=[.D61]" office:value-type="float" office:value="781" calcext:value-type="float">
            <text:p>781</text:p>
          </table:table-cell>
          <table:table-cell table:formula="of:=[.J62]/SUM([.J61:.J66])" office:value-type="float" office:value="0.147516452123047" calcext:value-type="float">
            <text:p>0.1475164521</text:p>
          </table:table-cell>
          <table:table-cell table:formula="of:=[.K62]/SUM([.K61:.K66])" office:value-type="float" office:value="0.154439390943247" calcext:value-type="float">
            <text:p>0.1544393909</text:p>
          </table:table-cell>
          <table:table-cell table:formula="of:=[.L62]/(1/6)" office:value-type="float" office:value="0.885098712738279" calcext:value-type="float">
            <text:p>0.8850987127</text:p>
          </table:table-cell>
          <table:table-cell table:formula="of:=[.M62]/(1/6)" office:value-type="float" office:value="0.926636345659482" calcext:value-type="float">
            <text:p>0.9266363457</text:p>
          </table:table-cell>
          <table:table-cell table:formula="of:=[.O62]/[.N62]" office:value-type="float" office:value="1.04692994388467" calcext:value-type="float">
            <text:p>1.046929943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6670" calcext:value-type="float">
            <text:p>667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formula="of:=[.C61]+[.C63]" office:value-type="float" office:value="15345" calcext:value-type="float">
            <text:p>15345</text:p>
          </table:table-cell>
          <table:table-cell table:formula="of:=[.D61]+[.D63]" office:value-type="float" office:value="1299" calcext:value-type="float">
            <text:p>1299</text:p>
          </table:table-cell>
          <table:table-cell table:formula="of:=[.J63]/SUM([.J61:.J66])" office:value-type="float" office:value="0.260938323668951" calcext:value-type="float">
            <text:p>0.2609383237</text:p>
          </table:table-cell>
          <table:table-cell table:formula="of:=[.K63]/SUM([.K61:.K66])" office:value-type="float" office:value="0.256871663041329" calcext:value-type="float">
            <text:p>0.256871663</text:p>
          </table:table-cell>
          <table:table-cell table:formula="of:=[.L63]/(1/6)" office:value-type="float" office:value="1.56562994201371" calcext:value-type="float">
            <text:p>1.565629942</text:p>
          </table:table-cell>
          <table:table-cell table:formula="of:=[.M63]/(1/6)" office:value-type="float" office:value="1.54122997824797" calcext:value-type="float">
            <text:p>1.5412299782</text:p>
          </table:table-cell>
          <table:table-cell table:formula="of:=[.O63]/[.N63]" office:value-type="float" office:value="0.98441524199879" calcext:value-type="float">
            <text:p>0.98441524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formula="of:=[.C62]+[.C63]" office:value-type="float" office:value="14168" calcext:value-type="float">
            <text:p>14168</text:p>
          </table:table-cell>
          <table:table-cell table:formula="of:=[.D62]+[.D63]" office:value-type="float" office:value="1322" calcext:value-type="float">
            <text:p>1322</text:p>
          </table:table-cell>
          <table:table-cell table:style-name="ce2" table:formula="of:=[.J64]/SUM([.J61:.J66])" office:value-type="float" office:value="0.240923699559576" calcext:value-type="float">
            <text:p>0.2409236996</text:p>
          </table:table-cell>
          <table:table-cell table:style-name="ce2" table:formula="of:=[.K64]/SUM([.K61:.K66])" office:value-type="float" office:value="0.261419814119043" calcext:value-type="float">
            <text:p>0.2614198141</text:p>
          </table:table-cell>
          <table:table-cell table:formula="of:=[.L64]/(1/6)" office:value-type="float" office:value="1.44554219735746" calcext:value-type="float">
            <text:p>1.4455421974</text:p>
          </table:table-cell>
          <table:table-cell table:formula="of:=[.M64]/(1/6)" office:value-type="float" office:value="1.56851888471426" calcext:value-type="float">
            <text:p>1.5685188847</text:p>
          </table:table-cell>
          <table:table-cell table:formula="of:=[.O64]/[.N64]" office:value-type="float" office:value="1.08507305257613" calcext:value-type="float">
            <text:p>1.085073052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formula="of:=[.C64]" office:value-type="float" office:value="5972" calcext:value-type="float">
            <text:p>5972</text:p>
          </table:table-cell>
          <table:table-cell table:formula="of:=[.D64]" office:value-type="float" office:value="437" calcext:value-type="float">
            <text:p>437</text:p>
          </table:table-cell>
          <table:table-cell table:formula="of:=[.J65]/SUM([.J61:.J66])" office:value-type="float" office:value="0.10155253626269" calcext:value-type="float">
            <text:p>0.1015525363</text:p>
          </table:table-cell>
          <table:table-cell table:formula="of:=[.K65]/SUM([.K61:.K66])" office:value-type="float" office:value="0.0864148704765671" calcext:value-type="float">
            <text:p>0.0864148705</text:p>
          </table:table-cell>
          <table:table-cell table:formula="of:=[.L65]/(1/6)" office:value-type="float" office:value="0.609315217576139" calcext:value-type="float">
            <text:p>0.6093152176</text:p>
          </table:table-cell>
          <table:table-cell table:formula="of:=[.M65]/(1/6)" office:value-type="float" office:value="0.518489222859403" calcext:value-type="float">
            <text:p>0.5184892229</text:p>
          </table:table-cell>
          <table:table-cell table:formula="of:=[.O65]/[.N65]" office:value-type="float" office:value="0.850937590106411" calcext:value-type="float">
            <text:p>0.85093759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formula="of:=[.C64]" office:value-type="float" office:value="5972" calcext:value-type="float">
            <text:p>5972</text:p>
          </table:table-cell>
          <table:table-cell table:formula="of:=[.D64]" office:value-type="float" office:value="437" calcext:value-type="float">
            <text:p>437</text:p>
          </table:table-cell>
          <table:table-cell table:formula="of:=[.J66]/SUM([.J61:.J66])" office:value-type="float" office:value="0.10155253626269" calcext:value-type="float">
            <text:p>0.1015525363</text:p>
          </table:table-cell>
          <table:table-cell table:formula="of:=[.K66]/SUM([.K61:.K66])" office:value-type="float" office:value="0.0864148704765671" calcext:value-type="float">
            <text:p>0.0864148705</text:p>
          </table:table-cell>
          <table:table-cell table:formula="of:=[.L66]/(1/6)" office:value-type="float" office:value="0.609315217576139" calcext:value-type="float">
            <text:p>0.6093152176</text:p>
          </table:table-cell>
          <table:table-cell table:formula="of:=[.M66]/(1/6)" office:value-type="float" office:value="0.518489222859403" calcext:value-type="float">
            <text:p>0.5184892229</text:p>
          </table:table-cell>
          <table:table-cell table:formula="of:=[.O66]/[.N66]" office:value-type="float" office:value="0.850937590106411" calcext:value-type="float">
            <text:p>0.85093759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table:number-columns-repeated="15"/>
          <table:table-cell table:formula="of:=[.O67]/[.N6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formula="of:=[.C68]" office:value-type="float" office:value="494972" calcext:value-type="float">
            <text:p>494972</text:p>
          </table:table-cell>
          <table:table-cell table:formula="of:=[.D68]" office:value-type="float" office:value="78493" calcext:value-type="float">
            <text:p>78493</text:p>
          </table:table-cell>
          <table:table-cell table:formula="of:=[.J68]/SUM([.J68:.J71])" office:value-type="float" office:value="0.25955300870417" calcext:value-type="float">
            <text:p>0.2595530087</text:p>
          </table:table-cell>
          <table:table-cell table:formula="of:=[.K68]/SUM([.K68:.K71])" office:value-type="float" office:value="0.269866155078578" calcext:value-type="float">
            <text:p>0.2698661551</text:p>
          </table:table-cell>
          <table:table-cell table:formula="of:=[.L68]/0.25" office:value-type="float" office:value="1.03821203481668" calcext:value-type="float">
            <text:p>1.0382120348</text:p>
          </table:table-cell>
          <table:table-cell table:formula="of:=[.M68]/0.25" office:value-type="float" office:value="1.07946462031431" calcext:value-type="float">
            <text:p>1.0794646203</text:p>
          </table:table-cell>
          <table:table-cell table:formula="of:=[.O68]/[.N68]" office:value-type="float" office:value="1.03973425862369" calcext:value-type="float">
            <text:p>1.0397342586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258903" calcext:value-type="float">
            <text:p>258903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acg</text:p>
          </table:table-cell>
          <table:table-cell table:number-columns-repeated="2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formula="of:=[.C68]" office:value-type="float" office:value="494972" calcext:value-type="float">
            <text:p>494972</text:p>
          </table:table-cell>
          <table:table-cell table:formula="of:=[.D68]" office:value-type="float" office:value="78493" calcext:value-type="float">
            <text:p>78493</text:p>
          </table:table-cell>
          <table:table-cell table:formula="of:=[.J69]/SUM([.J68:.J71])" office:value-type="float" office:value="0.25955300870417" calcext:value-type="float">
            <text:p>0.2595530087</text:p>
          </table:table-cell>
          <table:table-cell table:formula="of:=[.K69]/SUM([.K68:.K71])" office:value-type="float" office:value="0.269866155078578" calcext:value-type="float">
            <text:p>0.2698661551</text:p>
          </table:table-cell>
          <table:table-cell table:formula="of:=[.L69]/0.25" office:value-type="float" office:value="1.03821203481668" calcext:value-type="float">
            <text:p>1.0382120348</text:p>
          </table:table-cell>
          <table:table-cell table:formula="of:=[.M69]/0.25" office:value-type="float" office:value="1.07946462031431" calcext:value-type="float">
            <text:p>1.0794646203</text:p>
          </table:table-cell>
          <table:table-cell table:formula="of:=[.O69]/[.N69]" office:value-type="float" office:value="1.03973425862369" calcext:value-type="float">
            <text:p>1.0397342586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81599" calcext:value-type="float">
            <text:p>81599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formula="of:=[.C68]+[.C70]" office:value-type="float" office:value="576571" calcext:value-type="float">
            <text:p>576571</text:p>
          </table:table-cell>
          <table:table-cell table:formula="of:=[.D68]+[.D70]" office:value-type="float" office:value="84578" calcext:value-type="float">
            <text:p>84578</text:p>
          </table:table-cell>
          <table:table-cell table:formula="of:=[.J70]/SUM([.J68:.J71])" office:value-type="float" office:value="0.30234182495489" calcext:value-type="float">
            <text:p>0.302341825</text:p>
          </table:table-cell>
          <table:table-cell table:formula="of:=[.K70]/SUM([.K68:.K71])" office:value-type="float" office:value="0.290786944877071" calcext:value-type="float">
            <text:p>0.2907869449</text:p>
          </table:table-cell>
          <table:table-cell table:formula="of:=[.L70]/0.25" office:value-type="float" office:value="1.20936729981956" calcext:value-type="float">
            <text:p>1.2093672998</text:p>
          </table:table-cell>
          <table:table-cell table:formula="of:=[.M70]/0.25" office:value-type="float" office:value="1.16314777950828" calcext:value-type="float">
            <text:p>1.1631477795</text:p>
          </table:table-cell>
          <table:table-cell table:formula="of:=[.O70]/[.N70]" office:value-type="float" office:value="0.961782065450113" calcext:value-type="float">
            <text:p>0.961782065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formula="of:=[.C69]+[.C70]" office:value-type="float" office:value="340502" calcext:value-type="float">
            <text:p>340502</text:p>
          </table:table-cell>
          <table:table-cell table:formula="of:=[.D69]+[.D70]" office:value-type="float" office:value="49295" calcext:value-type="float">
            <text:p>49295</text:p>
          </table:table-cell>
          <table:table-cell table:formula="of:=[.J71]/SUM([.J68:.J71])" office:value-type="float" office:value="0.17855215763677" calcext:value-type="float">
            <text:p>0.1785521576</text:p>
          </table:table-cell>
          <table:table-cell table:formula="of:=[.K71]/SUM([.K68:.K71])" office:value-type="float" office:value="0.169480744965774" calcext:value-type="float">
            <text:p>0.169480745</text:p>
          </table:table-cell>
          <table:table-cell table:formula="of:=[.L71]/0.25" office:value-type="float" office:value="0.714208630547079" calcext:value-type="float">
            <text:p>0.7142086305</text:p>
          </table:table-cell>
          <table:table-cell table:formula="of:=[.M71]/0.25" office:value-type="float" office:value="0.677922979863095" calcext:value-type="float">
            <text:p>0.6779229799</text:p>
          </table:table-cell>
          <table:table-cell table:formula="of:=[.O71]/[.N71]" office:value-type="float" office:value="0.949194606264853" calcext:value-type="float">
            <text:p>0.949194606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table:number-columns-repeated="15"/>
          <table:table-cell table:formula="of:=[.O72]/[.N7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4397" calcext:value-type="float">
            <text:p>64397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tgg</text:p>
          </table:table-cell>
          <table:table-cell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formula="of:=[.C73]" office:value-type="float" office:value="64397" calcext:value-type="float">
            <text:p>64397</text:p>
          </table:table-cell>
          <table:table-cell table:formula="of:=[.D73]" office:value-type="float" office:value="13028" calcext:value-type="float">
            <text:p>1302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73]/[.N73]"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table:number-columns-repeated="15"/>
          <table:table-cell table:formula="of:=[.O74]/[.N7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t</text:p>
          </table:table-cell>
          <table:table-cell table:number-columns-repeated="2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formula="of:=[.C75]+[.C76]" office:value-type="float" office:value="1295" calcext:value-type="float">
            <text:p>1295</text:p>
          </table:table-cell>
          <table:table-cell table:formula="of:=[.D75]+[.D76]" office:value-type="float" office:value="257" calcext:value-type="float">
            <text:p>257</text:p>
          </table:table-cell>
          <table:table-cell table:formula="of:=[.J75]/SUM([.J75:.J76])" office:value-type="float" office:value="0.512262658227848" calcext:value-type="float">
            <text:p>0.5122626582</text:p>
          </table:table-cell>
          <table:table-cell table:formula="of:=[.K75]/SUM([.K75:.K76])" office:value-type="float" office:value="0.5" calcext:value-type="float">
            <text:p>0.5</text:p>
          </table:table-cell>
          <table:table-cell table:formula="of:=[.L75]/0.5" office:value-type="float" office:value="1.0245253164557" calcext:value-type="float">
            <text:p>1.0245253165</text:p>
          </table:table-cell>
          <table:table-cell table:formula="of:=[.M75]/0.5" office:value-type="float" office:value="1" calcext:value-type="float">
            <text:p>1</text:p>
          </table:table-cell>
          <table:table-cell table:formula="of:=[.O75]/[.N75]" office:value-type="float" office:value="0.976061776061776" calcext:value-type="float">
            <text:p>0.976061776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1233" calcext:value-type="float">
            <text:p>123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formula="of:=[.C76]" office:value-type="float" office:value="1233" calcext:value-type="float">
            <text:p>1233</text:p>
          </table:table-cell>
          <table:table-cell table:formula="of:=[.D76]" office:value-type="float" office:value="257" calcext:value-type="float">
            <text:p>257</text:p>
          </table:table-cell>
          <table:table-cell table:formula="of:=[.J76]/SUM([.J75:.J76])" office:value-type="float" office:value="0.487737341772152" calcext:value-type="float">
            <text:p>0.4877373418</text:p>
          </table:table-cell>
          <table:table-cell table:formula="of:=[.K76]/SUM([.K75:.K76])" office:value-type="float" office:value="0.5" calcext:value-type="float">
            <text:p>0.5</text:p>
          </table:table-cell>
          <table:table-cell table:formula="of:=[.L76]/0.5" office:value-type="float" office:value="0.975474683544304" calcext:value-type="float">
            <text:p>0.9754746835</text:p>
          </table:table-cell>
          <table:table-cell table:formula="of:=[.M76]/0.5" office:value-type="float" office:value="1" calcext:value-type="float">
            <text:p>1</text:p>
          </table:table-cell>
          <table:table-cell table:formula="of:=[.O76]/[.N76]" office:value-type="float" office:value="1.02514193025142" calcext:value-type="float">
            <text:p>1.025141930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table:number-columns-repeated="15"/>
          <table:table-cell table:formula="of:=[.O77]/[.N7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formula="of:=[.C78]" office:value-type="float" office:value="3317041" calcext:value-type="float">
            <text:p>3317041</text:p>
          </table:table-cell>
          <table:table-cell table:formula="of:=[.D78]" office:value-type="float" office:value="610419" calcext:value-type="float">
            <text:p>610419</text:p>
          </table:table-cell>
          <table:table-cell table:formula="of:=[.J78]/SUM([.J78:.J81])" office:value-type="float" office:value="0.167234848064708" calcext:value-type="float">
            <text:p>0.1672348481</text:p>
          </table:table-cell>
          <table:table-cell table:formula="of:=[.K78]/SUM([.K78:.K81])" office:value-type="float" office:value="0.166814783964635" calcext:value-type="float">
            <text:p>0.166814784</text:p>
          </table:table-cell>
          <table:table-cell table:formula="of:=[.L78]/0.25" office:value-type="float" office:value="0.668939392258831" calcext:value-type="float">
            <text:p>0.6689393923</text:p>
          </table:table-cell>
          <table:table-cell table:formula="of:=[.M78]/0.25" office:value-type="float" office:value="0.667259135858542" calcext:value-type="float">
            <text:p>0.6672591359</text:p>
          </table:table-cell>
          <table:table-cell table:formula="of:=[.O78]/[.N78]" office:value-type="float" office:value="0.997488178421343" calcext:value-type="float">
            <text:p>0.99748817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8677372" calcext:value-type="float">
            <text:p>8677372</text:p>
          </table:table-cell>
          <table:table-cell office:value-type="float" office:value="1645324" calcext:value-type="float">
            <text:p>1645324</text:p>
          </table:table-cell>
          <table:table-cell office:value-type="string" calcext:value-type="string">
            <text:p>gtg</text:p>
          </table:table-cell>
          <table:table-cell table:number-columns-repeated="2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formula="of:=[.C78]" office:value-type="float" office:value="3317041" calcext:value-type="float">
            <text:p>3317041</text:p>
          </table:table-cell>
          <table:table-cell table:formula="of:=[.D78]" office:value-type="float" office:value="610419" calcext:value-type="float">
            <text:p>610419</text:p>
          </table:table-cell>
          <table:table-cell table:formula="of:=[.J79]/SUM([.J78:.J81])" office:value-type="float" office:value="0.167234848064708" calcext:value-type="float">
            <text:p>0.1672348481</text:p>
          </table:table-cell>
          <table:table-cell table:formula="of:=[.K79]/SUM([.K78:.K81])" office:value-type="float" office:value="0.166814783964635" calcext:value-type="float">
            <text:p>0.166814784</text:p>
          </table:table-cell>
          <table:table-cell table:formula="of:=[.L79]/0.25" office:value-type="float" office:value="0.668939392258831" calcext:value-type="float">
            <text:p>0.6689393923</text:p>
          </table:table-cell>
          <table:table-cell table:formula="of:=[.M79]/0.25" office:value-type="float" office:value="0.667259135858542" calcext:value-type="float">
            <text:p>0.6672591359</text:p>
          </table:table-cell>
          <table:table-cell table:formula="of:=[.O79]/[.N79]" office:value-type="float" office:value="0.997488178421343" calcext:value-type="float">
            <text:p>0.99748817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1206133" calcext:value-type="float">
            <text:p>1206133</text:p>
          </table:table-cell>
          <table:table-cell office:value-type="float" office:value="182681" calcext:value-type="float">
            <text:p>182681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formula="of:=[.C78]+[.C80]" office:value-type="float" office:value="4523174" calcext:value-type="float">
            <text:p>4523174</text:p>
          </table:table-cell>
          <table:table-cell table:formula="of:=[.D78]+[.D80]" office:value-type="float" office:value="793100" calcext:value-type="float">
            <text:p>793100</text:p>
          </table:table-cell>
          <table:table-cell table:formula="of:=[.J80]/SUM([.J78:.J81])" office:value-type="float" office:value="0.228044307158168" calcext:value-type="float">
            <text:p>0.2280443072</text:p>
          </table:table-cell>
          <table:table-cell table:formula="of:=[.K80]/SUM([.K78:.K81])" office:value-type="float" office:value="0.216737691917113" calcext:value-type="float">
            <text:p>0.2167376919</text:p>
          </table:table-cell>
          <table:table-cell table:formula="of:=[.L80]/0.25" office:value-type="float" office:value="0.912177228632672" calcext:value-type="float">
            <text:p>0.9121772286</text:p>
          </table:table-cell>
          <table:table-cell table:formula="of:=[.M80]/0.25" office:value-type="float" office:value="0.866950767668453" calcext:value-type="float">
            <text:p>0.8669507677</text:p>
          </table:table-cell>
          <table:table-cell table:formula="of:=[.O80]/[.N80]" office:value-type="float" office:value="0.950419217291784" calcext:value-type="float">
            <text:p>0.95041921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formula="of:=[.C79]" office:value-type="float" office:value="8677372" calcext:value-type="float">
            <text:p>8677372</text:p>
          </table:table-cell>
          <table:table-cell table:formula="of:=[.D79]" office:value-type="float" office:value="1645324" calcext:value-type="float">
            <text:p>1645324</text:p>
          </table:table-cell>
          <table:table-cell table:formula="of:=[.J81]/SUM([.J78:.J81])" office:value-type="float" office:value="0.437485996712416" calcext:value-type="float">
            <text:p>0.4374859967</text:p>
          </table:table-cell>
          <table:table-cell table:formula="of:=[.K81]/SUM([.K78:.K81])" office:value-type="float" office:value="0.449632740153616" calcext:value-type="float">
            <text:p>0.4496327402</text:p>
          </table:table-cell>
          <table:table-cell table:formula="of:=[.L81]/0.25" office:value-type="float" office:value="1.74994398684967" calcext:value-type="float">
            <text:p>1.7499439868</text:p>
          </table:table-cell>
          <table:table-cell table:formula="of:=[.M81]/0.25" office:value-type="float" office:value="1.79853096061446" calcext:value-type="float">
            <text:p>1.7985309606</text:p>
          </table:table-cell>
          <table:table-cell table:formula="of:=[.O81]/[.N81]" office:value-type="float" office:value="1.02776487369305" calcext:value-type="float">
            <text:p>1.02776487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</table:table-row>
      </table:table>
      <table:table table:name="table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readslib3</text:p>
          </table:table-cell>
          <table:table-cell office:value-type="string" calcext:value-type="string">
            <text:p>AIFNreadslib3</text:p>
          </table:table-cell>
          <table:table-cell office:value-type="string" calcext:value-type="string">
            <text:p>AnoIFNratiolib3</text:p>
          </table:table-cell>
          <table:table-cell office:value-type="string" calcext:value-type="string">
            <text:p>AIFNratiolib3</text:p>
          </table:table-cell>
          <table:table-cell office:value-type="string" calcext:value-type="string">
            <text:p>Lib3RSCUAnoIFN</text:p>
          </table:table-cell>
          <table:table-cell office:value-type="string" calcext:value-type="string">
            <text:p>Lib3RSCUAIF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1097409" calcext:value-type="float">
            <text:p>1097409</text:p>
          </table:table-cell>
          <table:table-cell office:value-type="float" office:value="167727" calcext:value-type="float">
            <text:p>167727</text:p>
          </table:table-cell>
          <table:table-cell office:value-type="float" office:value="0.425092162587316" calcext:value-type="float">
            <text:p>0.4250921626</text:p>
          </table:table-cell>
          <table:table-cell office:value-type="float" office:value="0.436620781573768" calcext:value-type="float">
            <text:p>0.4366207816</text:p>
          </table:table-cell>
          <table:table-cell office:value-type="float" office:value="1.70036865034926" calcext:value-type="float">
            <text:p>1.7003686503</text:p>
          </table:table-cell>
          <table:table-cell office:value-type="float" office:value="1.74648312629507" calcext:value-type="float">
            <text:p>1.7464831263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  <table:table-cell office:value-type="float" office:value="0.114957551173139" calcext:value-type="float">
            <text:p>0.1149575512</text:p>
          </table:table-cell>
          <table:table-cell office:value-type="float" office:value="0.0994069993856535" calcext:value-type="float">
            <text:p>0.0994069994</text:p>
          </table:table-cell>
          <table:table-cell office:value-type="float" office:value="0.459830204692554" calcext:value-type="float">
            <text:p>0.4598302047</text:p>
          </table:table-cell>
          <table:table-cell office:value-type="float" office:value="0.397627997542614" calcext:value-type="float">
            <text:p>0.3976279975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890626" calcext:value-type="float">
            <text:p>890626</text:p>
          </table:table-cell>
          <table:table-cell office:value-type="float" office:value="140047" calcext:value-type="float">
            <text:p>140047</text:p>
          </table:table-cell>
          <table:table-cell office:value-type="float" office:value="0.344992735066407" calcext:value-type="float">
            <text:p>0.3449927351</text:p>
          </table:table-cell>
          <table:table-cell office:value-type="float" office:value="0.364565219654925" calcext:value-type="float">
            <text:p>0.3645652197</text:p>
          </table:table-cell>
          <table:table-cell office:value-type="float" office:value="1.37997094026563" calcext:value-type="float">
            <text:p>1.3799709403</text:p>
          </table:table-cell>
          <table:table-cell office:value-type="float" office:value="1.4582608786197" calcext:value-type="float">
            <text:p>1.458260878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  <table:table-cell office:value-type="float" office:value="0.114957551173139" calcext:value-type="float">
            <text:p>0.1149575512</text:p>
          </table:table-cell>
          <table:table-cell office:value-type="float" office:value="0.0994069993856535" calcext:value-type="float">
            <text:p>0.0994069994</text:p>
          </table:table-cell>
          <table:table-cell office:value-type="float" office:value="0.459830204692554" calcext:value-type="float">
            <text:p>0.4598302047</text:p>
          </table:table-cell>
          <table:table-cell office:value-type="float" office:value="0.397627997542614" calcext:value-type="float">
            <text:p>0.39762799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274408" calcext:value-type="float">
            <text:p>274408</text:p>
          </table:table-cell>
          <table:table-cell office:value-type="float" office:value="41146" calcext:value-type="float">
            <text:p>41146</text:p>
          </table:table-cell>
          <table:table-cell office:value-type="float" office:value="0.107905286772354" calcext:value-type="float">
            <text:p>0.1079052868</text:p>
          </table:table-cell>
          <table:table-cell office:value-type="float" office:value="0.0530364549900362" calcext:value-type="float">
            <text:p>0.053036455</text:p>
          </table:table-cell>
          <table:table-cell office:value-type="float" office:value="0.647431720634122" calcext:value-type="float">
            <text:p>0.6474317206</text:p>
          </table:table-cell>
          <table:table-cell office:value-type="float" office:value="0.318218729940217" calcext:value-type="float">
            <text:p>0.31821872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606390" calcext:value-type="float">
            <text:p>606390</text:p>
          </table:table-cell>
          <table:table-cell office:value-type="float" office:value="239075" calcext:value-type="float">
            <text:p>239075</text:p>
          </table:table-cell>
          <table:table-cell office:value-type="float" office:value="0.238450361672719" calcext:value-type="float">
            <text:p>0.2384503617</text:p>
          </table:table-cell>
          <table:table-cell office:value-type="float" office:value="0.308163381051448" calcext:value-type="float">
            <text:p>0.3081633811</text:p>
          </table:table-cell>
          <table:table-cell office:value-type="float" office:value="1.43070217003632" calcext:value-type="float">
            <text:p>1.43070217</text:p>
          </table:table-cell>
          <table:table-cell office:value-type="float" office:value="1.84898028630869" calcext:value-type="float">
            <text:p>1.848980286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182166" calcext:value-type="float">
            <text:p>182166</text:p>
          </table:table-cell>
          <table:table-cell office:value-type="float" office:value="39218" calcext:value-type="float">
            <text:p>39218</text:p>
          </table:table-cell>
          <table:table-cell office:value-type="float" office:value="0.0716330226165876" calcext:value-type="float">
            <text:p>0.0716330226</text:p>
          </table:table-cell>
          <table:table-cell office:value-type="float" office:value="0.050551297618219" calcext:value-type="float">
            <text:p>0.0505512976</text:p>
          </table:table-cell>
          <table:table-cell office:value-type="float" office:value="0.429798135699526" calcext:value-type="float">
            <text:p>0.4297981357</text:p>
          </table:table-cell>
          <table:table-cell office:value-type="float" office:value="0.303307785709314" calcext:value-type="float">
            <text:p>0.303307785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  <table:table-cell office:value-type="float" office:value="0.129687441630014" calcext:value-type="float">
            <text:p>0.1296874416</text:p>
          </table:table-cell>
          <table:table-cell office:value-type="float" office:value="0.0799375101507336" calcext:value-type="float">
            <text:p>0.0799375102</text:p>
          </table:table-cell>
          <table:table-cell office:value-type="float" office:value="0.778124649780087" calcext:value-type="float">
            <text:p>0.7781246498</text:p>
          </table:table-cell>
          <table:table-cell office:value-type="float" office:value="0.479625060904401" calcext:value-type="float">
            <text:p>0.479625060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820479" calcext:value-type="float">
            <text:p>820479</text:p>
          </table:table-cell>
          <table:table-cell office:value-type="float" office:value="332335" calcext:value-type="float">
            <text:p>332335</text:p>
          </table:table-cell>
          <table:table-cell table:style-name="ce1" office:value-type="float" office:value="0.322636445678311" calcext:value-type="float">
            <text:p>0.3226364457</text:p>
          </table:table-cell>
          <table:table-cell table:style-name="ce1" office:value-type="float" office:value="0.428373846038829" calcext:value-type="float">
            <text:p>0.428373846</text:p>
          </table:table-cell>
          <table:table-cell office:value-type="float" office:value="1.93581867406987" calcext:value-type="float">
            <text:p>1.9358186741</text:p>
          </table:table-cell>
          <table:table-cell office:value-type="float" office:value="2.57024307623298" calcext:value-type="float">
            <text:p>2.570243076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  <table:table-cell office:value-type="float" office:value="0.129687441630014" calcext:value-type="float">
            <text:p>0.1296874416</text:p>
          </table:table-cell>
          <table:table-cell office:value-type="float" office:value="0.0799375101507336" calcext:value-type="float">
            <text:p>0.0799375102</text:p>
          </table:table-cell>
          <table:table-cell office:value-type="float" office:value="0.778124649780087" calcext:value-type="float">
            <text:p>0.7781246498</text:p>
          </table:table-cell>
          <table:table-cell office:value-type="float" office:value="0.479625060904401" calcext:value-type="float">
            <text:p>0.4796250609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float" office:value="1615065" calcext:value-type="float">
            <text:p>1615065</text:p>
          </table:table-cell>
          <table:table-cell office:value-type="float" office:value="382269" calcext:value-type="float">
            <text:p>382269</text:p>
          </table:table-cell>
          <table:table-cell office:value-type="float" office:value="0.164437868099462" calcext:value-type="float">
            <text:p>0.1644378681</text:p>
          </table:table-cell>
          <table:table-cell office:value-type="float" office:value="0.153038723578362" calcext:value-type="float">
            <text:p>0.1530387236</text:p>
          </table:table-cell>
          <table:table-cell office:value-type="float" office:value="0.328875736198924" calcext:value-type="float">
            <text:p>0.3288757362</text:p>
          </table:table-cell>
          <table:table-cell office:value-type="float" office:value="0.306077447156724" calcext:value-type="float">
            <text:p>0.3060774472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office:value-type="float" office:value="8206669" calcext:value-type="float">
            <text:p>8206669</text:p>
          </table:table-cell>
          <table:table-cell office:value-type="float" office:value="2115589" calcext:value-type="float">
            <text:p>2115589</text:p>
          </table:table-cell>
          <table:table-cell office:value-type="float" office:value="0.835562131900538" calcext:value-type="float">
            <text:p>0.8355621319</text:p>
          </table:table-cell>
          <table:table-cell office:value-type="float" office:value="0.846961276421638" calcext:value-type="float">
            <text:p>0.8469612764</text:p>
          </table:table-cell>
          <table:table-cell office:value-type="float" office:value="1.67112426380108" calcext:value-type="float">
            <text:p>1.6711242638</text:p>
          </table:table-cell>
          <table:table-cell office:value-type="float" office:value="1.69392255284328" calcext:value-type="float">
            <text:p>1.6939225528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office:value-type="float" office:value="2631799" calcext:value-type="float">
            <text:p>2631799</text:p>
          </table:table-cell>
          <table:table-cell office:value-type="float" office:value="1106601" calcext:value-type="float">
            <text:p>1106601</text:p>
          </table:table-cell>
          <table:table-cell office:value-type="float" office:value="0.258890600530412" calcext:value-type="float">
            <text:p>0.2588906005</text:p>
          </table:table-cell>
          <table:table-cell office:value-type="float" office:value="0.173227418309555" calcext:value-type="float">
            <text:p>0.1732274183</text:p>
          </table:table-cell>
          <table:table-cell office:value-type="float" office:value="0.517781201060824" calcext:value-type="float">
            <text:p>0.5177812011</text:p>
          </table:table-cell>
          <table:table-cell office:value-type="float" office:value="0.34645483661911" calcext:value-type="float">
            <text:p>0.3464548366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office:value-type="float" office:value="7533881" calcext:value-type="float">
            <text:p>7533881</text:p>
          </table:table-cell>
          <table:table-cell office:value-type="float" office:value="5281539" calcext:value-type="float">
            <text:p>5281539</text:p>
          </table:table-cell>
          <table:table-cell office:value-type="float" office:value="0.741109399469588" calcext:value-type="float">
            <text:p>0.7411093995</text:p>
          </table:table-cell>
          <table:table-cell office:value-type="float" office:value="0.826772581690445" calcext:value-type="float">
            <text:p>0.8267725817</text:p>
          </table:table-cell>
          <table:table-cell office:value-type="float" office:value="1.48221879893918" calcext:value-type="float">
            <text:p>1.4822187989</text:p>
          </table:table-cell>
          <table:table-cell office:value-type="float" office:value="1.65354516338089" calcext:value-type="float">
            <text:p>1.653545163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2456751" calcext:value-type="float">
            <text:p>2456751</text:p>
          </table:table-cell>
          <table:table-cell office:value-type="float" office:value="948450" calcext:value-type="float">
            <text:p>948450</text:p>
          </table:table-cell>
          <table:table-cell office:value-type="float" office:value="0.134163146688767" calcext:value-type="float">
            <text:p>0.1341631467</text:p>
          </table:table-cell>
          <table:table-cell office:value-type="float" office:value="0.13935766321685" calcext:value-type="float">
            <text:p>0.1393576632</text:p>
          </table:table-cell>
          <table:table-cell office:value-type="float" office:value="0.536652586755068" calcext:value-type="float">
            <text:p>0.5366525868</text:p>
          </table:table-cell>
          <table:table-cell office:value-type="float" office:value="0.5574306528674" calcext:value-type="float">
            <text:p>0.5574306529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  <table:table-cell office:value-type="float" office:value="0.270187674874839" calcext:value-type="float">
            <text:p>0.2701876749</text:p>
          </table:table-cell>
          <table:table-cell office:value-type="float" office:value="0.26626239793919" calcext:value-type="float">
            <text:p>0.2662623979</text:p>
          </table:table-cell>
          <table:table-cell office:value-type="float" office:value="1.08075069949936" calcext:value-type="float">
            <text:p>1.0807506995</text:p>
          </table:table-cell>
          <table:table-cell office:value-type="float" office:value="1.06504959175676" calcext:value-type="float">
            <text:p>1.065049591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5959743" calcext:value-type="float">
            <text:p>5959743</text:p>
          </table:table-cell>
          <table:table-cell office:value-type="float" office:value="2233125" calcext:value-type="float">
            <text:p>2233125</text:p>
          </table:table-cell>
          <table:table-cell office:value-type="float" office:value="0.325461503561554" calcext:value-type="float">
            <text:p>0.3254615036</text:p>
          </table:table-cell>
          <table:table-cell office:value-type="float" office:value="0.328117540904769" calcext:value-type="float">
            <text:p>0.3281175409</text:p>
          </table:table-cell>
          <table:table-cell office:value-type="float" office:value="1.30184601424622" calcext:value-type="float">
            <text:p>1.3018460142</text:p>
          </table:table-cell>
          <table:table-cell office:value-type="float" office:value="1.31247016361908" calcext:value-type="float">
            <text:p>1.312470163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  <table:table-cell office:value-type="float" office:value="0.270187674874839" calcext:value-type="float">
            <text:p>0.2701876749</text:p>
          </table:table-cell>
          <table:table-cell office:value-type="float" office:value="0.26626239793919" calcext:value-type="float">
            <text:p>0.2662623979</text:p>
          </table:table-cell>
          <table:table-cell office:value-type="float" office:value="1.08075069949936" calcext:value-type="float">
            <text:p>1.0807506995</text:p>
          </table:table-cell>
          <table:table-cell office:value-type="float" office:value="1.06504959175676" calcext:value-type="float">
            <text:p>1.065049591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office:value-type="float" office:value="5288" calcext:value-type="float">
            <text:p>5288</text:p>
          </table:table-cell>
          <table:table-cell office:value-type="float" office:value="1369" calcext:value-type="float">
            <text:p>1369</text:p>
          </table:table-cell>
          <table:table-cell office:value-type="float" office:value="0.00148719878459186" calcext:value-type="float">
            <text:p>0.0014871988</text:p>
          </table:table-cell>
          <table:table-cell office:value-type="float" office:value="0.0013957694625217" calcext:value-type="float">
            <text:p>0.0013957695</text:p>
          </table:table-cell>
          <table:table-cell office:value-type="float" office:value="0.00446159635377557" calcext:value-type="float">
            <text:p>0.0044615964</text:p>
          </table:table-cell>
          <table:table-cell office:value-type="float" office:value="0.00418730838756511" calcext:value-type="float">
            <text:p>0.0041873084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office:value-type="float" office:value="1775195" calcext:value-type="float">
            <text:p>1775195</text:p>
          </table:table-cell>
          <table:table-cell office:value-type="float" office:value="489726" calcext:value-type="float">
            <text:p>489726</text:p>
          </table:table-cell>
          <table:table-cell office:value-type="float" office:value="0.499256400607704" calcext:value-type="float">
            <text:p>0.4992564006</text:p>
          </table:table-cell>
          <table:table-cell office:value-type="float" office:value="0.499302115268739" calcext:value-type="float">
            <text:p>0.4993021153</text:p>
          </table:table-cell>
          <table:table-cell office:value-type="float" office:value="1.49776920182311" calcext:value-type="float">
            <text:p>1.4977692018</text:p>
          </table:table-cell>
          <table:table-cell office:value-type="float" office:value="1.49790634580622" calcext:value-type="float">
            <text:p>1.4979063458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float" office:value="1775195" calcext:value-type="float">
            <text:p>1775195</text:p>
          </table:table-cell>
          <table:table-cell office:value-type="float" office:value="489726" calcext:value-type="float">
            <text:p>489726</text:p>
          </table:table-cell>
          <table:table-cell office:value-type="float" office:value="0.499256400607704" calcext:value-type="float">
            <text:p>0.4992564006</text:p>
          </table:table-cell>
          <table:table-cell office:value-type="float" office:value="0.499302115268739" calcext:value-type="float">
            <text:p>0.4993021153</text:p>
          </table:table-cell>
          <table:table-cell office:value-type="float" office:value="1.49776920182311" calcext:value-type="float">
            <text:p>1.4977692018</text:p>
          </table:table-cell>
          <table:table-cell office:value-type="float" office:value="1.49790634580622" calcext:value-type="float">
            <text:p>1.497906345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636961" calcext:value-type="float">
            <text:p>636961</text:p>
          </table:table-cell>
          <table:table-cell office:value-type="float" office:value="90102" calcext:value-type="float">
            <text:p>90102</text:p>
          </table:table-cell>
          <table:table-cell office:value-type="float" office:value="0.362276876106235" calcext:value-type="float">
            <text:p>0.3622768761</text:p>
          </table:table-cell>
          <table:table-cell office:value-type="float" office:value="0.348848554304564" calcext:value-type="float">
            <text:p>0.3488485543</text:p>
          </table:table-cell>
          <table:table-cell office:value-type="float" office:value="2.17366125663741" calcext:value-type="float">
            <text:p>2.1736612566</text:p>
          </table:table-cell>
          <table:table-cell office:value-type="float" office:value="2.09309132582738" calcext:value-type="float">
            <text:p>2.093091325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  <table:table-cell table:style-name="ce1" office:value-type="float" office:value="0.21327243069111" calcext:value-type="float">
            <text:p>0.2132724307</text:p>
          </table:table-cell>
          <table:table-cell table:style-name="ce1" office:value-type="float" office:value="0.246991683573121" calcext:value-type="float">
            <text:p>0.2469916836</text:p>
          </table:table-cell>
          <table:table-cell office:value-type="float" office:value="1.27963458414666" calcext:value-type="float">
            <text:p>1.2796345841</text:p>
          </table:table-cell>
          <table:table-cell office:value-type="float" office:value="1.48195010143873" calcext:value-type="float">
            <text:p>1.481950101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299354" calcext:value-type="float">
            <text:p>299354</text:p>
          </table:table-cell>
          <table:table-cell office:value-type="float" office:value="29162" calcext:value-type="float">
            <text:p>29162</text:p>
          </table:table-cell>
          <table:table-cell office:value-type="float" office:value="0.170260081810199" calcext:value-type="float">
            <text:p>0.1702600818</text:p>
          </table:table-cell>
          <table:table-cell office:value-type="float" office:value="0.112906722832231" calcext:value-type="float">
            <text:p>0.1129067228</text:p>
          </table:table-cell>
          <table:table-cell office:value-type="float" office:value="1.02156049086119" calcext:value-type="float">
            <text:p>1.0215604909</text:p>
          </table:table-cell>
          <table:table-cell office:value-type="float" office:value="0.677440336993387" calcext:value-type="float">
            <text:p>0.677440337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  <table:table-cell office:value-type="float" office:value="0.21327243069111" calcext:value-type="float">
            <text:p>0.2132724307</text:p>
          </table:table-cell>
          <table:table-cell office:value-type="float" office:value="0.246991683573121" calcext:value-type="float">
            <text:p>0.2469916836</text:p>
          </table:table-cell>
          <table:table-cell office:value-type="float" office:value="1.27963458414666" calcext:value-type="float">
            <text:p>1.2796345841</text:p>
          </table:table-cell>
          <table:table-cell office:value-type="float" office:value="1.48195010143873" calcext:value-type="float">
            <text:p>1.481950101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1482" calcext:value-type="float">
            <text:p>1482</text:p>
          </table:table-cell>
          <table:table-cell office:value-type="float" office:value="98" calcext:value-type="float">
            <text:p>98</text:p>
          </table:table-cell>
          <table:table-cell office:value-type="float" office:value="0.00084289984848278" calcext:value-type="float">
            <text:p>0.0008428998</text:p>
          </table:table-cell>
          <table:table-cell office:value-type="float" office:value="0.00037942729708383" calcext:value-type="float">
            <text:p>0.0003794273</text:p>
          </table:table-cell>
          <table:table-cell office:value-type="float" office:value="0.00505739909089668" calcext:value-type="float">
            <text:p>0.0050573991</text:p>
          </table:table-cell>
          <table:table-cell office:value-type="float" office:value="0.00227656378250298" calcext:value-type="float">
            <text:p>0.002276563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70461" calcext:value-type="float">
            <text:p>70461</text:p>
          </table:table-cell>
          <table:table-cell office:value-type="float" office:value="11334" calcext:value-type="float">
            <text:p>11334</text:p>
          </table:table-cell>
          <table:table-cell office:value-type="float" office:value="0.0400752808528645" calcext:value-type="float">
            <text:p>0.0400752809</text:p>
          </table:table-cell>
          <table:table-cell office:value-type="float" office:value="0.0438819284198789" calcext:value-type="float">
            <text:p>0.0438819284</text:p>
          </table:table-cell>
          <table:table-cell office:value-type="float" office:value="0.240451685117187" calcext:value-type="float">
            <text:p>0.2404516851</text:p>
          </table:table-cell>
          <table:table-cell office:value-type="float" office:value="0.263291570519273" calcext:value-type="float">
            <text:p>0.263291570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float" office:value="611653" calcext:value-type="float">
            <text:p>611653</text:p>
          </table:table-cell>
          <table:table-cell office:value-type="float" office:value="140228" calcext:value-type="float">
            <text:p>140228</text:p>
          </table:table-cell>
          <table:table-cell office:value-type="float" office:value="0.115935790481465" calcext:value-type="float">
            <text:p>0.1159357905</text:p>
          </table:table-cell>
          <table:table-cell office:value-type="float" office:value="0.0649797245354205" calcext:value-type="float">
            <text:p>0.0649797245</text:p>
          </table:table-cell>
          <table:table-cell office:value-type="float" office:value="0.23187158096293" calcext:value-type="float">
            <text:p>0.231871581</text:p>
          </table:table-cell>
          <table:table-cell office:value-type="float" office:value="0.129959449070841" calcext:value-type="float">
            <text:p>0.1299594491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office:value-type="float" office:value="4664138" calcext:value-type="float">
            <text:p>4664138</text:p>
          </table:table-cell>
          <table:table-cell office:value-type="float" office:value="2017799" calcext:value-type="float">
            <text:p>2017799</text:p>
          </table:table-cell>
          <table:table-cell office:value-type="float" office:value="0.884064209518535" calcext:value-type="float">
            <text:p>0.8840642095</text:p>
          </table:table-cell>
          <table:table-cell office:value-type="float" office:value="0.935020275464579" calcext:value-type="float">
            <text:p>0.9350202755</text:p>
          </table:table-cell>
          <table:table-cell office:value-type="float" office:value="1.76812841903707" calcext:value-type="float">
            <text:p>1.768128419</text:p>
          </table:table-cell>
          <table:table-cell office:value-type="float" office:value="1.87004055092916" calcext:value-type="float">
            <text:p>1.8700405509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office:value-type="float" office:value="568919" calcext:value-type="float">
            <text:p>568919</text:p>
          </table:table-cell>
          <table:table-cell office:value-type="float" office:value="118116" calcext:value-type="float">
            <text:p>11811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office:value-type="float" office:value="340416" calcext:value-type="float">
            <text:p>340416</text:p>
          </table:table-cell>
          <table:table-cell office:value-type="float" office:value="34604" calcext:value-type="float">
            <text:p>34604</text:p>
          </table:table-cell>
          <table:table-cell office:value-type="float" office:value="0.372842483645098" calcext:value-type="float">
            <text:p>0.3728424836</text:p>
          </table:table-cell>
          <table:table-cell office:value-type="float" office:value="0.373911352192423" calcext:value-type="float">
            <text:p>0.3739113522</text:p>
          </table:table-cell>
          <table:table-cell office:value-type="float" office:value="1.49136993458039" calcext:value-type="float">
            <text:p>1.4913699346</text:p>
          </table:table-cell>
          <table:table-cell office:value-type="float" office:value="1.49564540876969" calcext:value-type="float">
            <text:p>1.495645408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  <table:table-cell office:value-type="float" office:value="0.117190144015141" calcext:value-type="float">
            <text:p>0.117190144</text:p>
          </table:table-cell>
          <table:table-cell office:value-type="float" office:value="0.124608302898018" calcext:value-type="float">
            <text:p>0.1246083029</text:p>
          </table:table-cell>
          <table:table-cell office:value-type="float" office:value="0.468760576060563" calcext:value-type="float">
            <text:p>0.4687605761</text:p>
          </table:table-cell>
          <table:table-cell office:value-type="float" office:value="0.498433211592073" calcext:value-type="float">
            <text:p>0.4984332116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office:value-type="float" office:value="358617" calcext:value-type="float">
            <text:p>358617</text:p>
          </table:table-cell>
          <table:table-cell office:value-type="float" office:value="34878" calcext:value-type="float">
            <text:p>34878</text:p>
          </table:table-cell>
          <table:table-cell office:value-type="float" office:value="0.392777228324621" calcext:value-type="float">
            <text:p>0.3927772283</text:p>
          </table:table-cell>
          <table:table-cell office:value-type="float" office:value="0.37687204201154" calcext:value-type="float">
            <text:p>0.376872042</text:p>
          </table:table-cell>
          <table:table-cell office:value-type="float" office:value="1.57110891329848" calcext:value-type="float">
            <text:p>1.5711089133</text:p>
          </table:table-cell>
          <table:table-cell office:value-type="float" office:value="1.50748816804616" calcext:value-type="float">
            <text:p>1.50748816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  <table:table-cell office:value-type="float" office:value="0.117190144015141" calcext:value-type="float">
            <text:p>0.117190144</text:p>
          </table:table-cell>
          <table:table-cell office:value-type="float" office:value="0.124608302898018" calcext:value-type="float">
            <text:p>0.1246083029</text:p>
          </table:table-cell>
          <table:table-cell office:value-type="float" office:value="0.468760576060563" calcext:value-type="float">
            <text:p>0.4687605761</text:p>
          </table:table-cell>
          <table:table-cell office:value-type="float" office:value="0.498433211592073" calcext:value-type="float">
            <text:p>0.498433211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  <table:table-cell office:value-type="float" office:value="0.10155253626269" calcext:value-type="float">
            <text:p>0.1015525363</text:p>
          </table:table-cell>
          <table:table-cell office:value-type="float" office:value="0.0864148704765671" calcext:value-type="float">
            <text:p>0.0864148705</text:p>
          </table:table-cell>
          <table:table-cell office:value-type="float" office:value="0.609315217576139" calcext:value-type="float">
            <text:p>0.6093152176</text:p>
          </table:table-cell>
          <table:table-cell office:value-type="float" office:value="0.518489222859403" calcext:value-type="float">
            <text:p>0.518489222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  <table:table-cell office:value-type="float" office:value="0.10155253626269" calcext:value-type="float">
            <text:p>0.1015525363</text:p>
          </table:table-cell>
          <table:table-cell office:value-type="float" office:value="0.0864148704765671" calcext:value-type="float">
            <text:p>0.0864148705</text:p>
          </table:table-cell>
          <table:table-cell office:value-type="float" office:value="0.609315217576139" calcext:value-type="float">
            <text:p>0.6093152176</text:p>
          </table:table-cell>
          <table:table-cell office:value-type="float" office:value="0.518489222859403" calcext:value-type="float">
            <text:p>0.5184892229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15345" calcext:value-type="float">
            <text:p>15345</text:p>
          </table:table-cell>
          <table:table-cell office:value-type="float" office:value="1299" calcext:value-type="float">
            <text:p>1299</text:p>
          </table:table-cell>
          <table:table-cell office:value-type="float" office:value="0.260938323668951" calcext:value-type="float">
            <text:p>0.2609383237</text:p>
          </table:table-cell>
          <table:table-cell office:value-type="float" office:value="0.256871663041329" calcext:value-type="float">
            <text:p>0.256871663</text:p>
          </table:table-cell>
          <table:table-cell office:value-type="float" office:value="1.56562994201371" calcext:value-type="float">
            <text:p>1.565629942</text:p>
          </table:table-cell>
          <table:table-cell office:value-type="float" office:value="1.54122997824797" calcext:value-type="float">
            <text:p>1.5412299782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  <table:table-cell office:value-type="float" office:value="0.147516452123047" calcext:value-type="float">
            <text:p>0.1475164521</text:p>
          </table:table-cell>
          <table:table-cell office:value-type="float" office:value="0.154439390943247" calcext:value-type="float">
            <text:p>0.1544393909</text:p>
          </table:table-cell>
          <table:table-cell office:value-type="float" office:value="0.885098712738279" calcext:value-type="float">
            <text:p>0.8850987127</text:p>
          </table:table-cell>
          <table:table-cell office:value-type="float" office:value="0.926636345659482" calcext:value-type="float">
            <text:p>0.926636345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14168" calcext:value-type="float">
            <text:p>14168</text:p>
          </table:table-cell>
          <table:table-cell office:value-type="float" office:value="1322" calcext:value-type="float">
            <text:p>1322</text:p>
          </table:table-cell>
          <table:table-cell table:style-name="ce1" office:value-type="float" office:value="0.240923699559576" calcext:value-type="float">
            <text:p>0.2409236996</text:p>
          </table:table-cell>
          <table:table-cell table:style-name="ce1" office:value-type="float" office:value="0.261419814119043" calcext:value-type="float">
            <text:p>0.2614198141</text:p>
          </table:table-cell>
          <table:table-cell office:value-type="float" office:value="1.44554219735746" calcext:value-type="float">
            <text:p>1.4455421974</text:p>
          </table:table-cell>
          <table:table-cell office:value-type="float" office:value="1.56851888471426" calcext:value-type="float">
            <text:p>1.568518884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  <table:table-cell office:value-type="float" office:value="0.147516452123047" calcext:value-type="float">
            <text:p>0.1475164521</text:p>
          </table:table-cell>
          <table:table-cell office:value-type="float" office:value="0.154439390943247" calcext:value-type="float">
            <text:p>0.1544393909</text:p>
          </table:table-cell>
          <table:table-cell office:value-type="float" office:value="0.885098712738279" calcext:value-type="float">
            <text:p>0.8850987127</text:p>
          </table:table-cell>
          <table:table-cell office:value-type="float" office:value="0.926636345659482" calcext:value-type="float">
            <text:p>0.926636345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576571" calcext:value-type="float">
            <text:p>576571</text:p>
          </table:table-cell>
          <table:table-cell office:value-type="float" office:value="84578" calcext:value-type="float">
            <text:p>84578</text:p>
          </table:table-cell>
          <table:table-cell office:value-type="float" office:value="0.30234182495489" calcext:value-type="float">
            <text:p>0.302341825</text:p>
          </table:table-cell>
          <table:table-cell office:value-type="float" office:value="0.290786944877071" calcext:value-type="float">
            <text:p>0.2907869449</text:p>
          </table:table-cell>
          <table:table-cell office:value-type="float" office:value="1.20936729981956" calcext:value-type="float">
            <text:p>1.2093672998</text:p>
          </table:table-cell>
          <table:table-cell office:value-type="float" office:value="1.16314777950828" calcext:value-type="float">
            <text:p>1.163147779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  <table:table-cell office:value-type="float" office:value="0.25955300870417" calcext:value-type="float">
            <text:p>0.2595530087</text:p>
          </table:table-cell>
          <table:table-cell office:value-type="float" office:value="0.269866155078578" calcext:value-type="float">
            <text:p>0.2698661551</text:p>
          </table:table-cell>
          <table:table-cell office:value-type="float" office:value="1.03821203481668" calcext:value-type="float">
            <text:p>1.0382120348</text:p>
          </table:table-cell>
          <table:table-cell office:value-type="float" office:value="1.07946462031431" calcext:value-type="float">
            <text:p>1.079464620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340502" calcext:value-type="float">
            <text:p>340502</text:p>
          </table:table-cell>
          <table:table-cell office:value-type="float" office:value="49295" calcext:value-type="float">
            <text:p>49295</text:p>
          </table:table-cell>
          <table:table-cell office:value-type="float" office:value="0.17855215763677" calcext:value-type="float">
            <text:p>0.1785521576</text:p>
          </table:table-cell>
          <table:table-cell office:value-type="float" office:value="0.169480744965774" calcext:value-type="float">
            <text:p>0.169480745</text:p>
          </table:table-cell>
          <table:table-cell office:value-type="float" office:value="0.714208630547079" calcext:value-type="float">
            <text:p>0.7142086305</text:p>
          </table:table-cell>
          <table:table-cell office:value-type="float" office:value="0.677922979863095" calcext:value-type="float">
            <text:p>0.677922979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  <table:table-cell office:value-type="float" office:value="0.25955300870417" calcext:value-type="float">
            <text:p>0.2595530087</text:p>
          </table:table-cell>
          <table:table-cell office:value-type="float" office:value="0.269866155078578" calcext:value-type="float">
            <text:p>0.2698661551</text:p>
          </table:table-cell>
          <table:table-cell office:value-type="float" office:value="1.03821203481668" calcext:value-type="float">
            <text:p>1.0382120348</text:p>
          </table:table-cell>
          <table:table-cell office:value-type="float" office:value="1.07946462031431" calcext:value-type="float">
            <text:p>1.0794646203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office:value-type="float" office:value="64397" calcext:value-type="float">
            <text:p>64397</text:p>
          </table:table-cell>
          <table:table-cell office:value-type="float" office:value="13028" calcext:value-type="float">
            <text:p>1302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office:value-type="float" office:value="1233" calcext:value-type="float">
            <text:p>1233</text:p>
          </table:table-cell>
          <table:table-cell office:value-type="float" office:value="257" calcext:value-type="float">
            <text:p>257</text:p>
          </table:table-cell>
          <table:table-cell office:value-type="float" office:value="0.487737341772152" calcext:value-type="float">
            <text:p>0.4877373418</text:p>
          </table:table-cell>
          <table:table-cell office:value-type="float" office:value="0.5" calcext:value-type="float">
            <text:p>0.5</text:p>
          </table:table-cell>
          <table:table-cell office:value-type="float" office:value="0.975474683544304" calcext:value-type="float">
            <text:p>0.9754746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office:value-type="float" office:value="1295" calcext:value-type="float">
            <text:p>1295</text:p>
          </table:table-cell>
          <table:table-cell office:value-type="float" office:value="257" calcext:value-type="float">
            <text:p>257</text:p>
          </table:table-cell>
          <table:table-cell office:value-type="float" office:value="0.512262658227848" calcext:value-type="float">
            <text:p>0.5122626582</text:p>
          </table:table-cell>
          <table:table-cell office:value-type="float" office:value="0.5" calcext:value-type="float">
            <text:p>0.5</text:p>
          </table:table-cell>
          <table:table-cell office:value-type="float" office:value="1.0245253164557" calcext:value-type="float">
            <text:p>1.024525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4523174" calcext:value-type="float">
            <text:p>4523174</text:p>
          </table:table-cell>
          <table:table-cell office:value-type="float" office:value="793100" calcext:value-type="float">
            <text:p>793100</text:p>
          </table:table-cell>
          <table:table-cell office:value-type="float" office:value="0.228044307158168" calcext:value-type="float">
            <text:p>0.2280443072</text:p>
          </table:table-cell>
          <table:table-cell office:value-type="float" office:value="0.216737691917113" calcext:value-type="float">
            <text:p>0.2167376919</text:p>
          </table:table-cell>
          <table:table-cell office:value-type="float" office:value="0.912177228632672" calcext:value-type="float">
            <text:p>0.9121772286</text:p>
          </table:table-cell>
          <table:table-cell office:value-type="float" office:value="0.866950767668453" calcext:value-type="float">
            <text:p>0.866950767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  <table:table-cell office:value-type="float" office:value="0.167234848064708" calcext:value-type="float">
            <text:p>0.1672348481</text:p>
          </table:table-cell>
          <table:table-cell office:value-type="float" office:value="0.166814783964635" calcext:value-type="float">
            <text:p>0.166814784</text:p>
          </table:table-cell>
          <table:table-cell office:value-type="float" office:value="0.668939392258831" calcext:value-type="float">
            <text:p>0.6689393923</text:p>
          </table:table-cell>
          <table:table-cell office:value-type="float" office:value="0.667259135858542" calcext:value-type="float">
            <text:p>0.6672591359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8677372" calcext:value-type="float">
            <text:p>8677372</text:p>
          </table:table-cell>
          <table:table-cell office:value-type="float" office:value="1645324" calcext:value-type="float">
            <text:p>1645324</text:p>
          </table:table-cell>
          <table:table-cell office:value-type="float" office:value="0.437485996712416" calcext:value-type="float">
            <text:p>0.4374859967</text:p>
          </table:table-cell>
          <table:table-cell office:value-type="float" office:value="0.449632740153616" calcext:value-type="float">
            <text:p>0.4496327402</text:p>
          </table:table-cell>
          <table:table-cell office:value-type="float" office:value="1.74994398684967" calcext:value-type="float">
            <text:p>1.7499439868</text:p>
          </table:table-cell>
          <table:table-cell office:value-type="float" office:value="1.79853096061446" calcext:value-type="float">
            <text:p>1.798530960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  <table:table-cell office:value-type="float" office:value="0.167234848064708" calcext:value-type="float">
            <text:p>0.1672348481</text:p>
          </table:table-cell>
          <table:table-cell office:value-type="float" office:value="0.166814783964635" calcext:value-type="float">
            <text:p>0.166814784</text:p>
          </table:table-cell>
          <table:table-cell office:value-type="float" office:value="0.668939392258831" calcext:value-type="float">
            <text:p>0.6689393923</text:p>
          </table:table-cell>
          <table:table-cell office:value-type="float" office:value="0.667259135858542" calcext:value-type="float">
            <text:p>0.6672591359</text:p>
          </table:table-cell>
        </table:table-row>
      </table:table>
      <table:table table:name="Sheet6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nticodon</text:p>
          </table:table-cell>
          <table:table-cell office:value-type="string" calcext:value-type="string">
            <text:p>AnoIFN.Lib1.raw</text:p>
          </table:table-cell>
          <table:table-cell office:value-type="string" calcext:value-type="string">
            <text:p>AIFN.Lib1.raw</text:p>
          </table:table-cell>
          <table:table-cell office:value-type="string" calcext:value-type="string">
            <text:p>AnoIFN.Lib2.raw</text:p>
          </table:table-cell>
          <table:table-cell office:value-type="string" calcext:value-type="string">
            <text:p>AIFN.Lib2.raw</text:p>
          </table:table-cell>
          <table:table-cell office:value-type="string" calcext:value-type="string">
            <text:p>AnoIFN.Lib3.raw</text:p>
          </table:table-cell>
          <table:table-cell office:value-type="string" calcext:value-type="string">
            <text:p>AIFN.Lib3.raw</text:p>
          </table:table-cell>
          <table:table-cell office:value-type="string" calcext:value-type="string">
            <text:p>AnoIFN.Lib1</text:p>
          </table:table-cell>
          <table:table-cell office:value-type="string" calcext:value-type="string">
            <text:p>AIFN.Lib1</text:p>
          </table:table-cell>
          <table:table-cell office:value-type="string" calcext:value-type="string">
            <text:p>AnoIFN.Lib2</text:p>
          </table:table-cell>
          <table:table-cell office:value-type="string" calcext:value-type="string">
            <text:p>AIFN.Lib2</text:p>
          </table:table-cell>
          <table:table-cell office:value-type="string" calcext:value-type="string">
            <text:p>AnoIFN.Lib3</text:p>
          </table:table-cell>
          <table:table-cell office:value-type="string" calcext:value-type="string">
            <text:p>AIFN.Lib3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office:value-type="float" office:value="435457" calcext:value-type="float">
            <text:p>435457</text:p>
          </table:table-cell>
          <table:table-cell office:value-type="float" office:value="405855" calcext:value-type="float">
            <text:p>405855</text:p>
          </table:table-cell>
          <table:table-cell office:value-type="float" office:value="296772" calcext:value-type="float">
            <text:p>296772</text:p>
          </table:table-cell>
          <table:table-cell office:value-type="float" office:value="38187" calcext:value-type="float">
            <text:p>38187</text:p>
          </table:table-cell>
          <table:table-cell table:formula="of:=[.B2]*104283271/462271" office:value-type="float" office:value="9403904.71153501" calcext:value-type="float">
            <text:p>9403904.71153501</text:p>
          </table:table-cell>
          <table:table-cell table:formula="of:=[.C2]*104283271/594348" office:value-type="float" office:value="9855666.4030854" calcext:value-type="float">
            <text:p>9855666.4030854</text:p>
          </table:table-cell>
          <table:table-cell table:formula="of:=[.D2]*104283271/12777450" office:value-type="float" office:value="3553986.15058928" calcext:value-type="float">
            <text:p>3553986.15058928</text:p>
          </table:table-cell>
          <table:table-cell table:formula="of:=[.E2]*104283271/11220204" office:value-type="float" office:value="3772113.85387512" calcext:value-type="float">
            <text:p>3772113.85387512</text:p>
          </table:table-cell>
          <table:table-cell table:formula="of:=[.F2]*104283271/59942075" office:value-type="float" office:value="516304.363858141" calcext:value-type="float">
            <text:p>516304.363858141</text:p>
          </table:table-cell>
          <table:table-cell table:formula="of:=[.G2]*104283271/19286923" office:value-type="float" office:value="206474.888175631" calcext:value-type="float">
            <text:p>206474.888175631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office:value-type="float" office:value="159119" calcext:value-type="float">
            <text:p>159119</text:p>
          </table:table-cell>
          <table:table-cell office:value-type="float" office:value="164798" calcext:value-type="float">
            <text:p>164798</text:p>
          </table:table-cell>
          <table:table-cell office:value-type="float" office:value="89989" calcext:value-type="float">
            <text:p>89989</text:p>
          </table:table-cell>
          <table:table-cell office:value-type="float" office:value="10507" calcext:value-type="float">
            <text:p>10507</text:p>
          </table:table-cell>
          <table:table-cell table:formula="of:=[.B3]*104283271/462271" office:value-type="float" office:value="2326950.94514906" calcext:value-type="float">
            <text:p>2326950.94514906</text:p>
          </table:table-cell>
          <table:table-cell table:formula="of:=[.C3]*104283271/594348" office:value-type="float" office:value="2590114.96043059" calcext:value-type="float">
            <text:p>2590114.96043059</text:p>
          </table:table-cell>
          <table:table-cell table:formula="of:=[.D3]*104283271/12777450" office:value-type="float" office:value="1298651.12352222" calcext:value-type="float">
            <text:p>1298651.12352222</text:p>
          </table:table-cell>
          <table:table-cell table:formula="of:=[.E3]*104283271/11220204" office:value-type="float" office:value="1531672.19546614" calcext:value-type="float">
            <text:p>1531672.19546614</text:p>
          </table:table-cell>
          <table:table-cell table:formula="of:=[.F3]*104283271/59942075" office:value-type="float" office:value="156556.930570371" calcext:value-type="float">
            <text:p>156556.930570371</text:p>
          </table:table-cell>
          <table:table-cell table:formula="of:=[.G3]*104283271/19286923" office:value-type="float" office:value="56810.7379490757" calcext:value-type="float">
            <text:p>56810.7379490757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office:value-type="float" office:value="387974" calcext:value-type="float">
            <text:p>387974</text:p>
          </table:table-cell>
          <table:table-cell office:value-type="float" office:value="345890" calcext:value-type="float">
            <text:p>345890</text:p>
          </table:table-cell>
          <table:table-cell office:value-type="float" office:value="800637" calcext:value-type="float">
            <text:p>800637</text:p>
          </table:table-cell>
          <table:table-cell office:value-type="float" office:value="129540" calcext:value-type="float">
            <text:p>129540</text:p>
          </table:table-cell>
          <table:table-cell table:formula="of:=[.B4]*104283271/462271" office:value-type="float" office:value="4295440.90611568" calcext:value-type="float">
            <text:p>4295440.90611568</text:p>
          </table:table-cell>
          <table:table-cell table:formula="of:=[.C4]*104283271/594348" office:value-type="float" office:value="4292586.540234" calcext:value-type="float">
            <text:p>4292586.540234</text:p>
          </table:table-cell>
          <table:table-cell table:formula="of:=[.D4]*104283271/12777450" office:value-type="float" office:value="3166453.22681396" calcext:value-type="float">
            <text:p>3166453.22681396</text:p>
          </table:table-cell>
          <table:table-cell table:formula="of:=[.E4]*104283271/11220204" office:value-type="float" office:value="3214784.74065088" calcext:value-type="float">
            <text:p>3214784.74065088</text:p>
          </table:table-cell>
          <table:table-cell table:formula="of:=[.F4]*104283271/59942075" office:value-type="float" office:value="1392895.47857039" calcext:value-type="float">
            <text:p>1392895.47857039</text:p>
          </table:table-cell>
          <table:table-cell table:formula="of:=[.G4]*104283271/19286923" office:value-type="float" office:value="700415.246399853" calcext:value-type="float">
            <text:p>700415.246399853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float" office:value="30198" calcext:value-type="float">
            <text:p>30198</text:p>
          </table:table-cell>
          <table:table-cell office:value-type="float" office:value="24272" calcext:value-type="float">
            <text:p>24272</text:p>
          </table:table-cell>
          <table:table-cell office:value-type="float" office:value="329801" calcext:value-type="float">
            <text:p>329801</text:p>
          </table:table-cell>
          <table:table-cell office:value-type="float" office:value="62016" calcext:value-type="float">
            <text:p>62016</text:p>
          </table:table-cell>
          <table:table-cell table:formula="of:=[.B5]*104283271/462271" office:value-type="float" office:value="155205.259356525" calcext:value-type="float">
            <text:p>155205.259356525</text:p>
          </table:table-cell>
          <table:table-cell table:formula="of:=[.C5]*104283271/594348" office:value-type="float" office:value="141243.906187957" calcext:value-type="float">
            <text:p>141243.906187957</text:p>
          </table:table-cell>
          <table:table-cell table:formula="of:=[.D5]*104283271/12777450" office:value-type="float" office:value="246461.243648615" calcext:value-type="float">
            <text:p>246461.243648615</text:p>
          </table:table-cell>
          <table:table-cell table:formula="of:=[.E5]*104283271/11220204" office:value-type="float" office:value="225589.797985135" calcext:value-type="float">
            <text:p>225589.797985135</text:p>
          </table:table-cell>
          <table:table-cell table:formula="of:=[.F5]*104283271/59942075" office:value-type="float" office:value="573766.040949884" calcext:value-type="float">
            <text:p>573766.040949884</text:p>
          </table:table-cell>
          <table:table-cell table:formula="of:=[.G5]*104283271/19286923" office:value-type="float" office:value="335316.905363079" calcext:value-type="float">
            <text:p>335316.905363079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float" office:value="81521" calcext:value-type="float">
            <text:p>81521</text:p>
          </table:table-cell>
          <table:table-cell office:value-type="float" office:value="62495" calcext:value-type="float">
            <text:p>62495</text:p>
          </table:table-cell>
          <table:table-cell office:value-type="float" office:value="638313" calcext:value-type="float">
            <text:p>638313</text:p>
          </table:table-cell>
          <table:table-cell office:value-type="float" office:value="293117" calcext:value-type="float">
            <text:p>293117</text:p>
          </table:table-cell>
          <table:table-cell table:formula="of:=[.B6]*104283271/462271" office:value-type="float" office:value="475090.517739594" calcext:value-type="float">
            <text:p>475090.517739594</text:p>
          </table:table-cell>
          <table:table-cell table:formula="of:=[.C6]*104283271/594348" office:value-type="float" office:value="470754.534537005" calcext:value-type="float">
            <text:p>470754.534537005</text:p>
          </table:table-cell>
          <table:table-cell table:formula="of:=[.D6]*104283271/12777450" office:value-type="float" office:value="665334.361331173" calcext:value-type="float">
            <text:p>665334.361331173</text:p>
          </table:table-cell>
          <table:table-cell table:formula="of:=[.E6]*104283271/11220204" office:value-type="float" office:value="580843.540914675" calcext:value-type="float">
            <text:p>580843.540914675</text:p>
          </table:table-cell>
          <table:table-cell table:formula="of:=[.F6]*104283271/59942075" office:value-type="float" office:value="1110494.88296531" calcext:value-type="float">
            <text:p>1110494.88296531</text:p>
          </table:table-cell>
          <table:table-cell table:formula="of:=[.G6]*104283271/19286923" office:value-type="float" office:value="1584866.57232504" calcext:value-type="float">
            <text:p>1584866.57232504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float" office:value="408176" calcext:value-type="float">
            <text:p>408176</text:p>
          </table:table-cell>
          <table:table-cell office:value-type="float" office:value="307942" calcext:value-type="float">
            <text:p>307942</text:p>
          </table:table-cell>
          <table:table-cell office:value-type="float" office:value="331982" calcext:value-type="float">
            <text:p>331982</text:p>
          </table:table-cell>
          <table:table-cell office:value-type="float" office:value="197929" calcext:value-type="float">
            <text:p>197929</text:p>
          </table:table-cell>
          <table:table-cell table:formula="of:=[.B7]*104283271/462271" office:value-type="float" office:value="2969428.53039235" calcext:value-type="float">
            <text:p>2969428.53039235</text:p>
          </table:table-cell>
          <table:table-cell table:formula="of:=[.C7]*104283271/594348" office:value-type="float" office:value="2659245.51824184" calcext:value-type="float">
            <text:p>2659245.51824184</text:p>
          </table:table-cell>
          <table:table-cell table:formula="of:=[.D7]*104283271/12777450" office:value-type="float" office:value="3331332.0281978" calcext:value-type="float">
            <text:p>3331332.0281978</text:p>
          </table:table-cell>
          <table:table-cell table:formula="of:=[.E7]*104283271/11220204" office:value-type="float" office:value="2862086.91377465" calcext:value-type="float">
            <text:p>2862086.91377465</text:p>
          </table:table-cell>
          <table:table-cell table:formula="of:=[.F7]*104283271/59942075" office:value-type="float" office:value="577560.400989155" calcext:value-type="float">
            <text:p>577560.400989155</text:p>
          </table:table-cell>
          <table:table-cell table:formula="of:=[.G7]*104283271/19286923" office:value-type="float" office:value="1070190.59213121" calcext:value-type="float">
            <text:p>1070190.59213121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float" office:value="41012" calcext:value-type="float">
            <text:p>41012</text:p>
          </table:table-cell>
          <table:table-cell office:value-type="float" office:value="34566" calcext:value-type="float">
            <text:p>34566</text:p>
          </table:table-cell>
          <table:table-cell office:value-type="float" office:value="182166" calcext:value-type="float">
            <text:p>182166</text:p>
          </table:table-cell>
          <table:table-cell office:value-type="float" office:value="39218" calcext:value-type="float">
            <text:p>39218</text:p>
          </table:table-cell>
          <table:table-cell table:formula="of:=[.B8]*104283271/462271" office:value-type="float" office:value="240929.094466233" calcext:value-type="float">
            <text:p>240929.094466233</text:p>
          </table:table-cell>
          <table:table-cell table:formula="of:=[.C8]*104283271/594348" office:value-type="float" office:value="261783.736686251" calcext:value-type="float">
            <text:p>261783.736686251</text:p>
          </table:table-cell>
          <table:table-cell table:formula="of:=[.D8]*104283271/12777450" office:value-type="float" office:value="334719.800136334" calcext:value-type="float">
            <text:p>334719.800136334</text:p>
          </table:table-cell>
          <table:table-cell table:formula="of:=[.E8]*104283271/11220204" office:value-type="float" office:value="321264.70654063" calcext:value-type="float">
            <text:p>321264.70654063</text:p>
          </table:table-cell>
          <table:table-cell table:formula="of:=[.F8]*104283271/59942075" office:value-type="float" office:value="316920.399318609" calcext:value-type="float">
            <text:p>316920.399318609</text:p>
          </table:table-cell>
          <table:table-cell table:formula="of:=[.G8]*104283271/19286923" office:value-type="float" office:value="212049.445216222" calcext:value-type="float">
            <text:p>212049.445216222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float" office:value="43934" calcext:value-type="float">
            <text:p>43934</text:p>
          </table:table-cell>
          <table:table-cell office:value-type="float" office:value="26299" calcext:value-type="float">
            <text:p>26299</text:p>
          </table:table-cell>
          <table:table-cell office:value-type="float" office:value="274408" calcext:value-type="float">
            <text:p>274408</text:p>
          </table:table-cell>
          <table:table-cell office:value-type="float" office:value="41146" calcext:value-type="float">
            <text:p>41146</text:p>
          </table:table-cell>
          <table:table-cell table:formula="of:=[.B9]*104283271/462271" office:value-type="float" office:value="253562.080692927" calcext:value-type="float">
            <text:p>253562.080692927</text:p>
          </table:table-cell>
          <table:table-cell table:formula="of:=[.C9]*104283271/594348" office:value-type="float" office:value="160544.315729169" calcext:value-type="float">
            <text:p>160544.315729169</text:p>
          </table:table-cell>
          <table:table-cell table:formula="of:=[.D9]*104283271/12777450" office:value-type="float" office:value="358567.728937621" calcext:value-type="float">
            <text:p>358567.728937621</text:p>
          </table:table-cell>
          <table:table-cell table:formula="of:=[.E9]*104283271/11220204" office:value-type="float" office:value="244429.222858069" calcext:value-type="float">
            <text:p>244429.222858069</text:p>
          </table:table-cell>
          <table:table-cell table:formula="of:=[.F9]*104283271/59942075" office:value-type="float" office:value="477396.950782368" calcext:value-type="float">
            <text:p>477396.950782368</text:p>
          </table:table-cell>
          <table:table-cell table:formula="of:=[.G9]*104283271/19286923" office:value-type="float" office:value="222474.029090384" calcext:value-type="float">
            <text:p>222474.029090384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B10]*104283271/462271" office:value-type="float" office:value="0" calcext:value-type="float">
            <text:p>0</text:p>
          </table:table-cell>
          <table:table-cell table:formula="of:=[.C10]*104283271/594348" office:value-type="float" office:value="0" calcext:value-type="float">
            <text:p>0</text:p>
          </table:table-cell>
          <table:table-cell table:formula="of:=[.D10]*104283271/12777450" office:value-type="float" office:value="0" calcext:value-type="float">
            <text:p>0</text:p>
          </table:table-cell>
          <table:table-cell table:formula="of:=[.E10]*104283271/11220204" office:value-type="float" office:value="0" calcext:value-type="float">
            <text:p>0</text:p>
          </table:table-cell>
          <table:table-cell table:formula="of:=[.F10]*104283271/59942075" office:value-type="float" office:value="0" calcext:value-type="float">
            <text:p>0</text:p>
          </table:table-cell>
          <table:table-cell table:formula="of:=[.G10]*104283271/192869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office:value-type="float" office:value="728062" calcext:value-type="float">
            <text:p>728062</text:p>
          </table:table-cell>
          <table:table-cell office:value-type="float" office:value="617912" calcext:value-type="float">
            <text:p>617912</text:p>
          </table:table-cell>
          <table:table-cell office:value-type="float" office:value="1283439" calcext:value-type="float">
            <text:p>1283439</text:p>
          </table:table-cell>
          <table:table-cell office:value-type="float" office:value="196183" calcext:value-type="float">
            <text:p>196183</text:p>
          </table:table-cell>
          <table:table-cell table:formula="of:=[.B11]*104283271/462271" office:value-type="float" office:value="5452035.91297745" calcext:value-type="float">
            <text:p>5452035.91297745</text:p>
          </table:table-cell>
          <table:table-cell table:formula="of:=[.C11]*104283271/594348" office:value-type="float" office:value="5103379.19923345" calcext:value-type="float">
            <text:p>5103379.19923345</text:p>
          </table:table-cell>
          <table:table-cell table:formula="of:=[.D11]*104283271/12777450" office:value-type="float" office:value="5942084.4417941" calcext:value-type="float">
            <text:p>5942084.4417941</text:p>
          </table:table-cell>
          <table:table-cell table:formula="of:=[.E11]*104283271/11220204" office:value-type="float" office:value="5743022.54666243" calcext:value-type="float">
            <text:p>5743022.54666243</text:p>
          </table:table-cell>
          <table:table-cell table:formula="of:=[.F11]*104283271/59942075" office:value-type="float" office:value="2232842.57425137" calcext:value-type="float">
            <text:p>2232842.57425137</text:p>
          </table:table-cell>
          <table:table-cell table:formula="of:=[.G11]*104283271/19286923" office:value-type="float" office:value="1060750.07167255" calcext:value-type="float">
            <text:p>1060750.07167255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office:value-type="float" office:value="286354" calcext:value-type="float">
            <text:p>286354</text:p>
          </table:table-cell>
          <table:table-cell office:value-type="float" office:value="164633" calcext:value-type="float">
            <text:p>164633</text:p>
          </table:table-cell>
          <table:table-cell office:value-type="float" office:value="2230467" calcext:value-type="float">
            <text:p>2230467</text:p>
          </table:table-cell>
          <table:table-cell office:value-type="float" office:value="774329" calcext:value-type="float">
            <text:p>774329</text:p>
          </table:table-cell>
          <table:table-cell table:formula="of:=[.B12]*104283271/462271" office:value-type="float" office:value="2613674.61468706" calcext:value-type="float">
            <text:p>2613674.61468706</text:p>
          </table:table-cell>
          <table:table-cell table:formula="of:=[.C12]*104283271/594348" office:value-type="float" office:value="1531750.68449797" calcext:value-type="float">
            <text:p>1531750.68449797</text:p>
          </table:table-cell>
          <table:table-cell table:formula="of:=[.D12]*104283271/12777450" office:value-type="float" office:value="2337080.69950843" calcext:value-type="float">
            <text:p>2337080.69950843</text:p>
          </table:table-cell>
          <table:table-cell table:formula="of:=[.E12]*104283271/11220204" office:value-type="float" office:value="1530138.64583416" calcext:value-type="float">
            <text:p>1530138.64583416</text:p>
          </table:table-cell>
          <table:table-cell table:formula="of:=[.F12]*104283271/59942075" office:value-type="float" office:value="3880419.46525136" calcext:value-type="float">
            <text:p>3880419.46525136</text:p>
          </table:table-cell>
          <table:table-cell table:formula="of:=[.G12]*104283271/19286923" office:value-type="float" office:value="4186751.87069285" calcext:value-type="float">
            <text:p>4186751.87069285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office:value-type="float" office:value="12854" calcext:value-type="float">
            <text:p>12854</text:p>
          </table:table-cell>
          <table:table-cell office:value-type="float" office:value="9111" calcext:value-type="float">
            <text:p>9111</text:p>
          </table:table-cell>
          <table:table-cell office:value-type="float" office:value="99132" calcext:value-type="float">
            <text:p>99132</text:p>
          </table:table-cell>
          <table:table-cell office:value-type="float" office:value="8025" calcext:value-type="float">
            <text:p>8025</text:p>
          </table:table-cell>
          <table:table-cell table:formula="of:=[.B13]*104283271/462271" office:value-type="float" office:value="109410.684284759" calcext:value-type="float">
            <text:p>109410.684284759</text:p>
          </table:table-cell>
          <table:table-cell table:formula="of:=[.C13]*104283271/594348" office:value-type="float" office:value="77552.5547019591" calcext:value-type="float">
            <text:p>77552.5547019591</text:p>
          </table:table-cell>
          <table:table-cell table:formula="of:=[.D13]*104283271/12777450" office:value-type="float" office:value="104908.034500937" calcext:value-type="float">
            <text:p>104908.034500937</text:p>
          </table:table-cell>
          <table:table-cell table:formula="of:=[.E13]*104283271/11220204" office:value-type="float" office:value="84679.8224061702" calcext:value-type="float">
            <text:p>84679.8224061702</text:p>
          </table:table-cell>
          <table:table-cell table:formula="of:=[.F13]*104283271/59942075" office:value-type="float" office:value="172463.31930905" calcext:value-type="float">
            <text:p>172463.31930905</text:p>
          </table:table-cell>
          <table:table-cell table:formula="of:=[.G13]*104283271/19286923" office:value-type="float" office:value="43390.7082936454" calcext:value-type="float">
            <text:p>43390.7082936454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office:value-type="float" office:value="1074529" calcext:value-type="float">
            <text:p>1074529</text:p>
          </table:table-cell>
          <table:table-cell office:value-type="float" office:value="926770" calcext:value-type="float">
            <text:p>926770</text:p>
          </table:table-cell>
          <table:table-cell office:value-type="float" office:value="6591604" calcext:value-type="float">
            <text:p>6591604</text:p>
          </table:table-cell>
          <table:table-cell office:value-type="float" office:value="1733320" calcext:value-type="float">
            <text:p>1733320</text:p>
          </table:table-cell>
          <table:table-cell table:formula="of:=[.B14]*104283271/462271" office:value-type="float" office:value="7695518.91341443" calcext:value-type="float">
            <text:p>7695518.91341443</text:p>
          </table:table-cell>
          <table:table-cell table:formula="of:=[.C14]*104283271/594348" office:value-type="float" office:value="7920712.61744466" calcext:value-type="float">
            <text:p>7920712.61744466</text:p>
          </table:table-cell>
          <table:table-cell table:formula="of:=[.D14]*104283271/12777450" office:value-type="float" office:value="8769777.92160087" calcext:value-type="float">
            <text:p>8769777.92160087</text:p>
          </table:table-cell>
          <table:table-cell table:formula="of:=[.E14]*104283271/11220204" office:value-type="float" office:value="8613622.98445465" calcext:value-type="float">
            <text:p>8613622.98445465</text:p>
          </table:table-cell>
          <table:table-cell table:formula="of:=[.F14]*104283271/59942075" office:value-type="float" office:value="11467638.1532785" calcext:value-type="float">
            <text:p>11467638.1532785</text:p>
          </table:table-cell>
          <table:table-cell table:formula="of:=[.G14]*104283271/19286923" office:value-type="float" office:value="9371960.43607993" calcext:value-type="float">
            <text:p>9371960.43607993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office:value-type="float" office:value="144617" calcext:value-type="float">
            <text:p>144617</text:p>
          </table:table-cell>
          <table:table-cell office:value-type="float" office:value="116501" calcext:value-type="float">
            <text:p>116501</text:p>
          </table:table-cell>
          <table:table-cell office:value-type="float" office:value="1615065" calcext:value-type="float">
            <text:p>1615065</text:p>
          </table:table-cell>
          <table:table-cell office:value-type="float" office:value="382269" calcext:value-type="float">
            <text:p>382269</text:p>
          </table:table-cell>
          <table:table-cell table:formula="of:=[.B15]*104283271/462271" office:value-type="float" office:value="1496332.10074394" calcext:value-type="float">
            <text:p>1496332.10074394</text:p>
          </table:table-cell>
          <table:table-cell table:formula="of:=[.C15]*104283271/594348" office:value-type="float" office:value="1497711.78039802" calcext:value-type="float">
            <text:p>1497711.78039802</text:p>
          </table:table-cell>
          <table:table-cell table:formula="of:=[.D15]*104283271/12777450" office:value-type="float" office:value="1180292.92246943" calcext:value-type="float">
            <text:p>1180292.92246943</text:p>
          </table:table-cell>
          <table:table-cell table:formula="of:=[.E15]*104283271/11220204" office:value-type="float" office:value="1082788.27682375" calcext:value-type="float">
            <text:p>1082788.27682375</text:p>
          </table:table-cell>
          <table:table-cell table:formula="of:=[.F15]*104283271/59942075" office:value-type="float" office:value="2809783.62990629" calcext:value-type="float">
            <text:p>2809783.62990629</text:p>
          </table:table-cell>
          <table:table-cell table:formula="of:=[.G15]*104283271/19286923" office:value-type="float" office:value="2066906.25155184" calcext:value-type="float">
            <text:p>2066906.25155184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office:value-type="float" office:value="1202773" calcext:value-type="float">
            <text:p>1202773</text:p>
          </table:table-cell>
          <table:table-cell office:value-type="float" office:value="1255866" calcext:value-type="float">
            <text:p>1255866</text:p>
          </table:table-cell>
          <table:table-cell office:value-type="float" office:value="4902082" calcext:value-type="float">
            <text:p>4902082</text:p>
          </table:table-cell>
          <table:table-cell office:value-type="float" office:value="4174938" calcext:value-type="float">
            <text:p>4174938</text:p>
          </table:table-cell>
          <table:table-cell table:formula="of:=[.B16]*104283271/462271" office:value-type="float" office:value="7843054.14541903" calcext:value-type="float">
            <text:p>7843054.14541903</text:p>
          </table:table-cell>
          <table:table-cell table:formula="of:=[.C16]*104283271/594348" office:value-type="float" office:value="10439416.0625728" calcext:value-type="float">
            <text:p>10439416.0625728</text:p>
          </table:table-cell>
          <table:table-cell table:formula="of:=[.D16]*104283271/12777450" office:value-type="float" office:value="9816442.45999656" calcext:value-type="float">
            <text:p>9816442.45999656</text:p>
          </table:table-cell>
          <table:table-cell table:formula="of:=[.E16]*104283271/11220204" office:value-type="float" office:value="11672320.25529" calcext:value-type="float">
            <text:p>11672320.25529</text:p>
          </table:table-cell>
          <table:table-cell table:formula="of:=[.F16]*104283271/59942075" office:value-type="float" office:value="8528319.1426093" calcext:value-type="float">
            <text:p>8528319.1426093</text:p>
          </table:table-cell>
          <table:table-cell table:formula="of:=[.G16]*104283271/19286923" office:value-type="float" office:value="22573646.9659882" calcext:value-type="float">
            <text:p>22573646.9659882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office:value-type="float" office:value="359506" calcext:value-type="float">
            <text:p>359506</text:p>
          </table:table-cell>
          <table:table-cell office:value-type="float" office:value="313492" calcext:value-type="float">
            <text:p>313492</text:p>
          </table:table-cell>
          <table:table-cell office:value-type="float" office:value="2631799" calcext:value-type="float">
            <text:p>2631799</text:p>
          </table:table-cell>
          <table:table-cell office:value-type="float" office:value="1106601" calcext:value-type="float">
            <text:p>1106601</text:p>
          </table:table-cell>
          <table:table-cell table:formula="of:=[.B17]*104283271/462271" office:value-type="float" office:value="3589347.21165939" calcext:value-type="float">
            <text:p>3589347.21165939</text:p>
          </table:table-cell>
          <table:table-cell table:formula="of:=[.C17]*104283271/594348" office:value-type="float" office:value="3504954.37268402" calcext:value-type="float">
            <text:p>3504954.37268402</text:p>
          </table:table-cell>
          <table:table-cell table:formula="of:=[.D17]*104283271/12777450" office:value-type="float" office:value="2934111.39344126" calcext:value-type="float">
            <text:p>2934111.39344126</text:p>
          </table:table-cell>
          <table:table-cell table:formula="of:=[.E17]*104283271/11220204" office:value-type="float" office:value="2913669.94685052" calcext:value-type="float">
            <text:p>2913669.94685052</text:p>
          </table:table-cell>
          <table:table-cell table:formula="of:=[.F17]*104283271/59942075" office:value-type="float" office:value="4578630.42503165" calcext:value-type="float">
            <text:p>4578630.42503165</text:p>
          </table:table-cell>
          <table:table-cell table:formula="of:=[.G17]*104283271/19286923" office:value-type="float" office:value="5983327.25089798" calcext:value-type="float">
            <text:p>5983327.25089798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office:value-type="float" office:value="718194" calcext:value-type="float">
            <text:p>718194</text:p>
          </table:table-cell>
          <table:table-cell office:value-type="float" office:value="638057" calcext:value-type="float">
            <text:p>638057</text:p>
          </table:table-cell>
          <table:table-cell office:value-type="float" office:value="3502992" calcext:value-type="float">
            <text:p>3502992</text:p>
          </table:table-cell>
          <table:table-cell office:value-type="float" office:value="1284675" calcext:value-type="float">
            <text:p>1284675</text:p>
          </table:table-cell>
          <table:table-cell table:formula="of:=[.B18]*104283271/462271" office:value-type="float" office:value="5196894.70900619" calcext:value-type="float">
            <text:p>5196894.70900619</text:p>
          </table:table-cell>
          <table:table-cell table:formula="of:=[.C18]*104283271/594348" office:value-type="float" office:value="5217953.44860082" calcext:value-type="float">
            <text:p>5217953.44860082</text:p>
          </table:table-cell>
          <table:table-cell table:formula="of:=[.D18]*104283271/12777450" office:value-type="float" office:value="5861546.67265957" calcext:value-type="float">
            <text:p>5861546.67265957</text:p>
          </table:table-cell>
          <table:table-cell table:formula="of:=[.E18]*104283271/11220204" office:value-type="float" office:value="5930255.01536755" calcext:value-type="float">
            <text:p>5930255.01536755</text:p>
          </table:table-cell>
          <table:table-cell table:formula="of:=[.F18]*104283271/59942075" office:value-type="float" office:value="6094274.58169962" calcext:value-type="float">
            <text:p>6094274.58169962</text:p>
          </table:table-cell>
          <table:table-cell table:formula="of:=[.G18]*104283271/19286923" office:value-type="float" office:value="6946163.01272759" calcext:value-type="float">
            <text:p>6946163.01272759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office:value-type="float" office:value="951767" calcext:value-type="float">
            <text:p>951767</text:p>
          </table:table-cell>
          <table:table-cell office:value-type="float" office:value="943159" calcext:value-type="float">
            <text:p>943159</text:p>
          </table:table-cell>
          <table:table-cell office:value-type="float" office:value="4947587" calcext:value-type="float">
            <text:p>4947587</text:p>
          </table:table-cell>
          <table:table-cell office:value-type="float" office:value="1812147" calcext:value-type="float">
            <text:p>1812147</text:p>
          </table:table-cell>
          <table:table-cell table:formula="of:=[.B19]*104283271/462271" office:value-type="float" office:value="8218434.30758365" calcext:value-type="float">
            <text:p>8218434.30758365</text:p>
          </table:table-cell>
          <table:table-cell table:formula="of:=[.C19]*104283271/594348" office:value-type="float" office:value="8980305.10125717" calcext:value-type="float">
            <text:p>8980305.10125717</text:p>
          </table:table-cell>
          <table:table-cell table:formula="of:=[.D19]*104283271/12777450" office:value-type="float" office:value="7767854.77461129" calcext:value-type="float">
            <text:p>7767854.77461129</text:p>
          </table:table-cell>
          <table:table-cell table:formula="of:=[.E19]*104283271/11220204" office:value-type="float" office:value="8765946.28699166" calcext:value-type="float">
            <text:p>8765946.28699166</text:p>
          </table:table-cell>
          <table:table-cell table:formula="of:=[.F19]*104283271/59942075" office:value-type="float" office:value="8607485.74214485" calcext:value-type="float">
            <text:p>8607485.74214485</text:p>
          </table:table-cell>
          <table:table-cell table:formula="of:=[.G19]*104283271/19286923" office:value-type="float" office:value="9798173.44077316" calcext:value-type="float">
            <text:p>9798173.44077316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office:value-type="float" office:value="598215" calcext:value-type="float">
            <text:p>598215</text:p>
          </table:table-cell>
          <table:table-cell office:value-type="float" office:value="385213" calcext:value-type="float">
            <text:p>385213</text:p>
          </table:table-cell>
          <table:table-cell office:value-type="float" office:value="2456751" calcext:value-type="float">
            <text:p>2456751</text:p>
          </table:table-cell>
          <table:table-cell office:value-type="float" office:value="948450" calcext:value-type="float">
            <text:p>948450</text:p>
          </table:table-cell>
          <table:table-cell table:formula="of:=[.B20]*104283271/462271" office:value-type="float" office:value="4517871.69932139" calcext:value-type="float">
            <text:p>4517871.69932139</text:p>
          </table:table-cell>
          <table:table-cell table:formula="of:=[.C20]*104283271/594348" office:value-type="float" office:value="3411610.57381198" calcext:value-type="float">
            <text:p>3411610.57381198</text:p>
          </table:table-cell>
          <table:table-cell table:formula="of:=[.D20]*104283271/12777450" office:value-type="float" office:value="4882337.0047439" calcext:value-type="float">
            <text:p>4882337.0047439</text:p>
          </table:table-cell>
          <table:table-cell table:formula="of:=[.E20]*104283271/11220204" office:value-type="float" office:value="3580262.14779366" calcext:value-type="float">
            <text:p>3580262.14779366</text:p>
          </table:table-cell>
          <table:table-cell table:formula="of:=[.F20]*104283271/59942075" office:value-type="float" office:value="4274093.4529297" calcext:value-type="float">
            <text:p>4274093.4529297</text:p>
          </table:table-cell>
          <table:table-cell table:formula="of:=[.G20]*104283271/19286923" office:value-type="float" office:value="5128213.99141532" calcext:value-type="float">
            <text:p>5128213.99141532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office:value-type="float" office:value="431671" calcext:value-type="float">
            <text:p>431671</text:p>
          </table:table-cell>
          <table:table-cell office:value-type="float" office:value="339223" calcext:value-type="float">
            <text:p>339223</text:p>
          </table:table-cell>
          <table:table-cell office:value-type="float" office:value="4360423" calcext:value-type="float">
            <text:p>4360423</text:p>
          </table:table-cell>
          <table:table-cell office:value-type="float" office:value="693469" calcext:value-type="float">
            <text:p>693469</text:p>
          </table:table-cell>
          <table:table-cell table:formula="of:=[.B21]*104283271/462271" office:value-type="float" office:value="3261791.9259244" calcext:value-type="float">
            <text:p>3261791.9259244</text:p>
          </table:table-cell>
          <table:table-cell table:formula="of:=[.C21]*104283271/594348" office:value-type="float" office:value="2862601.65149879" calcext:value-type="float">
            <text:p>2862601.65149879</text:p>
          </table:table-cell>
          <table:table-cell table:formula="of:=[.D21]*104283271/12777450" office:value-type="float" office:value="3523086.67815887" calcext:value-type="float">
            <text:p>3523086.67815887</text:p>
          </table:table-cell>
          <table:table-cell table:formula="of:=[.E21]*104283271/11220204" office:value-type="float" office:value="3152820.04127848" calcext:value-type="float">
            <text:p>3152820.04127848</text:p>
          </table:table-cell>
          <table:table-cell table:formula="of:=[.F21]*104283271/59942075" office:value-type="float" office:value="7585976.51789053" calcext:value-type="float">
            <text:p>7585976.51789053</text:p>
          </table:table-cell>
          <table:table-cell table:formula="of:=[.G21]*104283271/19286923" office:value-type="float" office:value="3749546.5532319" calcext:value-type="float">
            <text:p>3749546.5532319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float" office:value="540932" calcext:value-type="float">
            <text:p>540932</text:p>
          </table:table-cell>
          <table:table-cell office:value-type="float" office:value="437939" calcext:value-type="float">
            <text:p>437939</text:p>
          </table:table-cell>
          <table:table-cell office:value-type="float" office:value="1773313" calcext:value-type="float">
            <text:p>1773313</text:p>
          </table:table-cell>
          <table:table-cell office:value-type="float" office:value="489445" calcext:value-type="float">
            <text:p>489445</text:p>
          </table:table-cell>
          <table:table-cell table:formula="of:=[.B22]*104283271/462271" office:value-type="float" office:value="2447415.49238217" calcext:value-type="float">
            <text:p>2447415.49238217</text:p>
          </table:table-cell>
          <table:table-cell table:formula="of:=[.C22]*104283271/594348" office:value-type="float" office:value="2174805.23875743" calcext:value-type="float">
            <text:p>2174805.23875743</text:p>
          </table:table-cell>
          <table:table-cell table:formula="of:=[.D22]*104283271/12777450" office:value-type="float" office:value="4414821.29443449" calcext:value-type="float">
            <text:p>4414821.29443449</text:p>
          </table:table-cell>
          <table:table-cell table:formula="of:=[.E22]*104283271/11220204" office:value-type="float" office:value="4070310.25625461" calcext:value-type="float">
            <text:p>4070310.25625461</text:p>
          </table:table-cell>
          <table:table-cell table:formula="of:=[.F22]*104283271/59942075" office:value-type="float" office:value="3085093.06938112" calcext:value-type="float">
            <text:p>3085093.06938112</text:p>
          </table:table-cell>
          <table:table-cell table:formula="of:=[.G22]*104283271/19286923" office:value-type="float" office:value="2646400.65056489" calcext:value-type="float">
            <text:p>2646400.65056489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773" calcext:value-type="float">
            <text:p>1773</text:p>
          </table:table-cell>
          <table:table-cell office:value-type="float" office:value="1309" calcext:value-type="float">
            <text:p>1309</text:p>
          </table:table-cell>
          <table:table-cell office:value-type="float" office:value="1882" calcext:value-type="float">
            <text:p>1882</text:p>
          </table:table-cell>
          <table:table-cell office:value-type="float" office:value="281" calcext:value-type="float">
            <text:p>281</text:p>
          </table:table-cell>
          <table:table-cell table:formula="of:=[.B23]*104283271/462271" office:value-type="float" office:value="8346.79447120845" calcext:value-type="float">
            <text:p>8346.7944712085</text:p>
          </table:table-cell>
          <table:table-cell table:formula="of:=[.C23]*104283271/594348" office:value-type="float" office:value="6316.49766803287" calcext:value-type="float">
            <text:p>6316.4976680329</text:p>
          </table:table-cell>
          <table:table-cell table:formula="of:=[.D23]*104283271/12777450" office:value-type="float" office:value="14470.3551556062" calcext:value-type="float">
            <text:p>14470.3551556062</text:p>
          </table:table-cell>
          <table:table-cell table:formula="of:=[.E23]*104283271/11220204" office:value-type="float" office:value="12166.1604137501" calcext:value-type="float">
            <text:p>12166.1604137501</text:p>
          </table:table-cell>
          <table:table-cell table:formula="of:=[.F23]*104283271/59942075" office:value-type="float" office:value="3274.17954787184" calcext:value-type="float">
            <text:p>3274.1795478719</text:p>
          </table:table-cell>
          <table:table-cell table:formula="of:=[.G23]*104283271/19286923" office:value-type="float" office:value="1519.35065800802" calcext:value-type="float">
            <text:p>1519.350658008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float" office:value="11593" calcext:value-type="float">
            <text:p>11593</text:p>
          </table:table-cell>
          <table:table-cell office:value-type="float" office:value="10210" calcext:value-type="float">
            <text:p>10210</text:p>
          </table:table-cell>
          <table:table-cell office:value-type="float" office:value="5288" calcext:value-type="float">
            <text:p>5288</text:p>
          </table:table-cell>
          <table:table-cell office:value-type="float" office:value="1369" calcext:value-type="float">
            <text:p>1369</text:p>
          </table:table-cell>
          <table:table-cell table:formula="of:=[.B24]*104283271/462271" office:value-type="float" office:value="52787.8353043994" calcext:value-type="float">
            <text:p>52787.8353043994</text:p>
          </table:table-cell>
          <table:table-cell table:formula="of:=[.C24]*104283271/594348" office:value-type="float" office:value="57725.7703550782" calcext:value-type="float">
            <text:p>57725.7703550782</text:p>
          </table:table-cell>
          <table:table-cell table:formula="of:=[.D24]*104283271/12777450" office:value-type="float" office:value="94616.3718662957" calcext:value-type="float">
            <text:p>94616.3718662957</text:p>
          </table:table-cell>
          <table:table-cell table:formula="of:=[.E24]*104283271/11220204" office:value-type="float" office:value="94894.1923792116" calcext:value-type="float">
            <text:p>94894.1923792116</text:p>
          </table:table-cell>
          <table:table-cell table:formula="of:=[.F24]*104283271/59942075" office:value-type="float" office:value="9199.7138412042" calcext:value-type="float">
            <text:p>9199.7138412042</text:p>
          </table:table-cell>
          <table:table-cell table:formula="of:=[.G24]*104283271/19286923" office:value-type="float" office:value="7402.10338367608" calcext:value-type="float">
            <text:p>7402.1033836761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office:value-type="float" office:value="77118" calcext:value-type="float">
            <text:p>77118</text:p>
          </table:table-cell>
          <table:table-cell office:value-type="float" office:value="39975" calcext:value-type="float">
            <text:p>39975</text:p>
          </table:table-cell>
          <table:table-cell office:value-type="float" office:value="374979" calcext:value-type="float">
            <text:p>374979</text:p>
          </table:table-cell>
          <table:table-cell office:value-type="float" office:value="63794" calcext:value-type="float">
            <text:p>63794</text:p>
          </table:table-cell>
          <table:table-cell table:formula="of:=[.B25]*104283271/462271" office:value-type="float" office:value="625783.996300871" calcext:value-type="float">
            <text:p>625783.996300871</text:p>
          </table:table-cell>
          <table:table-cell table:formula="of:=[.C25]*104283271/594348" office:value-type="float" office:value="368813.280505697" calcext:value-type="float">
            <text:p>368813.280505697</text:p>
          </table:table-cell>
          <table:table-cell table:formula="of:=[.D25]*104283271/12777450" office:value-type="float" office:value="629399.237952643" calcext:value-type="float">
            <text:p>629399.237952643</text:p>
          </table:table-cell>
          <table:table-cell table:formula="of:=[.E25]*104283271/11220204" office:value-type="float" office:value="371537.251749166" calcext:value-type="float">
            <text:p>371537.251749166</text:p>
          </table:table-cell>
          <table:table-cell table:formula="of:=[.F25]*104283271/59942075" office:value-type="float" office:value="652363.747439657" calcext:value-type="float">
            <text:p>652363.747439657</text:p>
          </table:table-cell>
          <table:table-cell table:formula="of:=[.G25]*104283271/19286923" office:value-type="float" office:value="344930.447960724" calcext:value-type="float">
            <text:p>344930.447960724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office:value-type="float" office:value="19223" calcext:value-type="float">
            <text:p>19223</text:p>
          </table:table-cell>
          <table:table-cell office:value-type="float" office:value="6083" calcext:value-type="float">
            <text:p>6083</text:p>
          </table:table-cell>
          <table:table-cell office:value-type="float" office:value="68979" calcext:value-type="float">
            <text:p>68979</text:p>
          </table:table-cell>
          <table:table-cell office:value-type="float" office:value="11236" calcext:value-type="float">
            <text:p>11236</text:p>
          </table:table-cell>
          <table:table-cell table:formula="of:=[.B26]*104283271/462271" office:value-type="float" office:value="132195.177300761" calcext:value-type="float">
            <text:p>132195.177300761</text:p>
          </table:table-cell>
          <table:table-cell table:formula="of:=[.C26]*104283271/594348" office:value-type="float" office:value="40881.7765736572" calcext:value-type="float">
            <text:p>40881.7765736572</text:p>
          </table:table-cell>
          <table:table-cell table:formula="of:=[.D26]*104283271/12777450" office:value-type="float" office:value="156888.684239265" calcext:value-type="float">
            <text:p>156888.684239265</text:p>
          </table:table-cell>
          <table:table-cell table:formula="of:=[.E26]*104283271/11220204" office:value-type="float" office:value="56536.8630991914" calcext:value-type="float">
            <text:p>56536.8630991914</text:p>
          </table:table-cell>
          <table:table-cell table:formula="of:=[.F26]*104283271/59942075" office:value-type="float" office:value="120005.117445617" calcext:value-type="float">
            <text:p>120005.117445617</text:p>
          </table:table-cell>
          <table:table-cell table:formula="of:=[.G26]*104283271/19286923" office:value-type="float" office:value="60752.398552947" calcext:value-type="float">
            <text:p>60752.398552947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office:value-type="float" office:value="13415" calcext:value-type="float">
            <text:p>13415</text:p>
          </table:table-cell>
          <table:table-cell office:value-type="float" office:value="4852" calcext:value-type="float">
            <text:p>4852</text:p>
          </table:table-cell>
          <table:table-cell office:value-type="float" office:value="37372" calcext:value-type="float">
            <text:p>37372</text:p>
          </table:table-cell>
          <table:table-cell office:value-type="float" office:value="2854" calcext:value-type="float">
            <text:p>2854</text:p>
          </table:table-cell>
          <table:table-cell table:formula="of:=[.B27]*104283271/462271" office:value-type="float" office:value="79632.9310361238" calcext:value-type="float">
            <text:p>79632.9310361238</text:p>
          </table:table-cell>
          <table:table-cell table:formula="of:=[.C27]*104283271/594348" office:value-type="float" office:value="39302.652156649" calcext:value-type="float">
            <text:p>39302.652156649</text:p>
          </table:table-cell>
          <table:table-cell table:formula="of:=[.D27]*104283271/12777450" office:value-type="float" office:value="109486.640954572" calcext:value-type="float">
            <text:p>109486.640954572</text:p>
          </table:table-cell>
          <table:table-cell table:formula="of:=[.E27]*104283271/11220204" office:value-type="float" office:value="45095.6534205617" calcext:value-type="float">
            <text:p>45095.6534205617</text:p>
          </table:table-cell>
          <table:table-cell table:formula="of:=[.F27]*104283271/59942075" office:value-type="float" office:value="65017.3422226708" calcext:value-type="float">
            <text:p>65017.3422226708</text:p>
          </table:table-cell>
          <table:table-cell table:formula="of:=[.G27]*104283271/19286923" office:value-type="float" office:value="15431.4120211918" calcext:value-type="float">
            <text:p>15431.4120211918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91" calcext:value-type="float">
            <text:p>691</text:p>
          </table:table-cell>
          <table:table-cell office:value-type="float" office:value="235" calcext:value-type="float">
            <text:p>235</text:p>
          </table:table-cell>
          <table:table-cell office:value-type="float" office:value="1482" calcext:value-type="float">
            <text:p>1482</text:p>
          </table:table-cell>
          <table:table-cell office:value-type="float" office:value="98" calcext:value-type="float">
            <text:p>98</text:p>
          </table:table-cell>
          <table:table-cell table:formula="of:=[.B28]*104283271/462271" office:value-type="float" office:value="6542.08215310932" calcext:value-type="float">
            <text:p>6542.0821531093</text:p>
          </table:table-cell>
          <table:table-cell table:formula="of:=[.C28]*104283271/594348" office:value-type="float" office:value="1579.12441700822" calcext:value-type="float">
            <text:p>1579.1244170082</text:p>
          </table:table-cell>
          <table:table-cell table:formula="of:=[.D28]*104283271/12777450" office:value-type="float" office:value="5639.6026015363" calcext:value-type="float">
            <text:p>5639.6026015363</text:p>
          </table:table-cell>
          <table:table-cell table:formula="of:=[.E28]*104283271/11220204" office:value-type="float" office:value="2184.14644555482" calcext:value-type="float">
            <text:p>2184.1464455548</text:p>
          </table:table-cell>
          <table:table-cell table:formula="of:=[.F28]*104283271/59942075" office:value-type="float" office:value="2578.2859138927" calcext:value-type="float">
            <text:p>2578.2859138927</text:p>
          </table:table-cell>
          <table:table-cell table:formula="of:=[.G28]*104283271/19286923" office:value-type="float" office:value="529.880300657601" calcext:value-type="float">
            <text:p>529.880300657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office:value-type="float" office:value="50485" calcext:value-type="float">
            <text:p>50485</text:p>
          </table:table-cell>
          <table:table-cell office:value-type="float" office:value="20665" calcext:value-type="float">
            <text:p>20665</text:p>
          </table:table-cell>
          <table:table-cell office:value-type="float" office:value="261982" calcext:value-type="float">
            <text:p>261982</text:p>
          </table:table-cell>
          <table:table-cell office:value-type="float" office:value="26308" calcext:value-type="float">
            <text:p>26308</text:p>
          </table:table-cell>
          <table:table-cell table:formula="of:=[.B29]*104283271/462271" office:value-type="float" office:value="369966.02521032" calcext:value-type="float">
            <text:p>369966.02521032</text:p>
          </table:table-cell>
          <table:table-cell table:formula="of:=[.C29]*104283271/594348" office:value-type="float" office:value="173352.769333791" calcext:value-type="float">
            <text:p>173352.769333791</text:p>
          </table:table-cell>
          <table:table-cell table:formula="of:=[.D29]*104283271/12777450" office:value-type="float" office:value="412033.77328301" calcext:value-type="float">
            <text:p>412033.77328301</text:p>
          </table:table-cell>
          <table:table-cell table:formula="of:=[.E29]*104283271/11220204" office:value-type="float" office:value="192065.473605917" calcext:value-type="float">
            <text:p>192065.473605917</text:p>
          </table:table-cell>
          <table:table-cell table:formula="of:=[.F29]*104283271/59942075" office:value-type="float" office:value="455779.015042806" calcext:value-type="float">
            <text:p>455779.015042806</text:p>
          </table:table-cell>
          <table:table-cell table:formula="of:=[.G29]*104283271/19286923" office:value-type="float" office:value="142245.826017349" calcext:value-type="float">
            <text:p>142245.826017349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office:value-type="float" office:value="743258" calcext:value-type="float">
            <text:p>743258</text:p>
          </table:table-cell>
          <table:table-cell office:value-type="float" office:value="635002" calcext:value-type="float">
            <text:p>635002</text:p>
          </table:table-cell>
          <table:table-cell office:value-type="float" office:value="4052485" calcext:value-type="float">
            <text:p>4052485</text:p>
          </table:table-cell>
          <table:table-cell office:value-type="float" office:value="1877571" calcext:value-type="float">
            <text:p>1877571</text:p>
          </table:table-cell>
          <table:table-cell table:formula="of:=[.B30]*104283271/462271" office:value-type="float" office:value="6024129.71781487" calcext:value-type="float">
            <text:p>6024129.71781487</text:p>
          </table:table-cell>
          <table:table-cell table:formula="of:=[.C30]*104283271/594348" office:value-type="float" office:value="5786964.61352945" calcext:value-type="float">
            <text:p>5786964.61352945</text:p>
          </table:table-cell>
          <table:table-cell table:formula="of:=[.D30]*104283271/12777450" office:value-type="float" office:value="6066106.72997492" calcext:value-type="float">
            <text:p>6066106.72997492</text:p>
          </table:table-cell>
          <table:table-cell table:formula="of:=[.E30]*104283271/11220204" office:value-type="float" office:value="5901861.11157533" calcext:value-type="float">
            <text:p>5901861.11157533</text:p>
          </table:table-cell>
          <table:table-cell table:formula="of:=[.F30]*104283271/59942075" office:value-type="float" office:value="7050246.28323986" calcext:value-type="float">
            <text:p>7050246.28323986</text:p>
          </table:table-cell>
          <table:table-cell table:formula="of:=[.G30]*104283271/19286923" office:value-type="float" office:value="10151917.2039387" calcext:value-type="float">
            <text:p>10151917.2039387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office:value-type="float" office:value="227570" calcext:value-type="float">
            <text:p>227570</text:p>
          </table:table-cell>
          <table:table-cell office:value-type="float" office:value="207897" calcext:value-type="float">
            <text:p>207897</text:p>
          </table:table-cell>
          <table:table-cell office:value-type="float" office:value="611653" calcext:value-type="float">
            <text:p>611653</text:p>
          </table:table-cell>
          <table:table-cell office:value-type="float" office:value="140228" calcext:value-type="float">
            <text:p>140228</text:p>
          </table:table-cell>
          <table:table-cell table:formula="of:=[.B31]*104283271/462271" office:value-type="float" office:value="2076772.70005257" calcext:value-type="float">
            <text:p>2076772.70005257</text:p>
          </table:table-cell>
          <table:table-cell table:formula="of:=[.C31]*104283271/594348" office:value-type="float" office:value="2075846.77529158" calcext:value-type="float">
            <text:p>2075846.77529158</text:p>
          </table:table-cell>
          <table:table-cell table:formula="of:=[.D31]*104283271/12777450" office:value-type="float" office:value="1857314.56444518" calcext:value-type="float">
            <text:p>1857314.56444518</text:p>
          </table:table-cell>
          <table:table-cell table:formula="of:=[.E31]*104283271/11220204" office:value-type="float" office:value="1932244.6535809" calcext:value-type="float">
            <text:p>1932244.6535809</text:p>
          </table:table-cell>
          <table:table-cell table:formula="of:=[.F31]*104283271/59942075" office:value-type="float" office:value="1064113.5722606" calcext:value-type="float">
            <text:p>1064113.5722606</text:p>
          </table:table-cell>
          <table:table-cell table:formula="of:=[.G31]*104283271/19286923" office:value-type="float" office:value="758204.640822593" calcext:value-type="float">
            <text:p>758204.640822593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office:value-type="float" office:value="128156" calcext:value-type="float">
            <text:p>128156</text:p>
          </table:table-cell>
          <table:table-cell office:value-type="float" office:value="94988" calcext:value-type="float">
            <text:p>94988</text:p>
          </table:table-cell>
          <table:table-cell office:value-type="float" office:value="568919" calcext:value-type="float">
            <text:p>568919</text:p>
          </table:table-cell>
          <table:table-cell office:value-type="float" office:value="118116" calcext:value-type="float">
            <text:p>118116</text:p>
          </table:table-cell>
          <table:table-cell table:formula="of:=[.B32]*104283271/462271" office:value-type="float" office:value="1820277.96184273" calcext:value-type="float">
            <text:p>1820277.96184273</text:p>
          </table:table-cell>
          <table:table-cell table:formula="of:=[.C32]*104283271/594348" office:value-type="float" office:value="1623515.358953" calcext:value-type="float">
            <text:p>1623515.358953</text:p>
          </table:table-cell>
          <table:table-cell table:formula="of:=[.D32]*104283271/12777450" office:value-type="float" office:value="1045946.32561865" calcext:value-type="float">
            <text:p>1045946.32561865</text:p>
          </table:table-cell>
          <table:table-cell table:formula="of:=[.E32]*104283271/11220204" office:value-type="float" office:value="882841.287533453" calcext:value-type="float">
            <text:p>882841.287533453</text:p>
          </table:table-cell>
          <table:table-cell table:formula="of:=[.F32]*104283271/59942075" office:value-type="float" office:value="989767.775874442" calcext:value-type="float">
            <text:p>989767.775874442</text:p>
          </table:table-cell>
          <table:table-cell table:formula="of:=[.G32]*104283271/19286923" office:value-type="float" office:value="638646.342780339" calcext:value-type="float">
            <text:p>638646.342780339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office:value-type="float" office:value="6297" calcext:value-type="float">
            <text:p>6297</text:p>
          </table:table-cell>
          <table:table-cell office:value-type="float" office:value="6447" calcext:value-type="float">
            <text:p>6447</text:p>
          </table:table-cell>
          <table:table-cell office:value-type="float" office:value="22190" calcext:value-type="float">
            <text:p>22190</text:p>
          </table:table-cell>
          <table:table-cell office:value-type="float" office:value="1110" calcext:value-type="float">
            <text:p>1110</text:p>
          </table:table-cell>
          <table:table-cell table:formula="of:=[.B33]*104283271/462271" office:value-type="float" office:value="60683.451696083" calcext:value-type="float">
            <text:p>60683.451696083</text:p>
          </table:table-cell>
          <table:table-cell table:formula="of:=[.C33]*104283271/594348" office:value-type="float" office:value="74745.2224050556" calcext:value-type="float">
            <text:p>74745.2224050556</text:p>
          </table:table-cell>
          <table:table-cell table:formula="of:=[.D33]*104283271/12777450" office:value-type="float" office:value="51393.0211025674" calcext:value-type="float">
            <text:p>51393.0211025674</text:p>
          </table:table-cell>
          <table:table-cell table:formula="of:=[.E33]*104283271/11220204" office:value-type="float" office:value="59919.9665297529" calcext:value-type="float">
            <text:p>59919.9665297529</text:p>
          </table:table-cell>
          <table:table-cell table:formula="of:=[.F33]*104283271/59942075" office:value-type="float" office:value="38604.6993449926" calcext:value-type="float">
            <text:p>38604.6993449926</text:p>
          </table:table-cell>
          <table:table-cell table:formula="of:=[.G33]*104283271/19286923" office:value-type="float" office:value="6001.70544622385" calcext:value-type="float">
            <text:p>6001.7054462239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office:value-type="float" office:value="19121" calcext:value-type="float">
            <text:p>19121</text:p>
          </table:table-cell>
          <table:table-cell office:value-type="float" office:value="12126" calcext:value-type="float">
            <text:p>12126</text:p>
          </table:table-cell>
          <table:table-cell office:value-type="float" office:value="106998" calcext:value-type="float">
            <text:p>106998</text:p>
          </table:table-cell>
          <table:table-cell office:value-type="float" office:value="11532" calcext:value-type="float">
            <text:p>11532</text:p>
          </table:table-cell>
          <table:table-cell table:formula="of:=[.B34]*104283271/462271" office:value-type="float" office:value="479602.298534842" calcext:value-type="float">
            <text:p>479602.298534842</text:p>
          </table:table-cell>
          <table:table-cell table:formula="of:=[.C34]*104283271/594348" office:value-type="float" office:value="358812.159197978" calcext:value-type="float">
            <text:p>358812.159197978</text:p>
          </table:table-cell>
          <table:table-cell table:formula="of:=[.D34]*104283271/12777450" office:value-type="float" office:value="156056.210338604" calcext:value-type="float">
            <text:p>156056.210338604</text:p>
          </table:table-cell>
          <table:table-cell table:formula="of:=[.E34]*104283271/11220204" office:value-type="float" office:value="112701.956590629" calcext:value-type="float">
            <text:p>112701.956590629</text:p>
          </table:table-cell>
          <table:table-cell table:formula="of:=[.F34]*104283271/59942075" office:value-type="float" office:value="186148.067621249" calcext:value-type="float">
            <text:p>186148.067621249</text:p>
          </table:table-cell>
          <table:table-cell table:formula="of:=[.G34]*104283271/19286923" office:value-type="float" office:value="62352.8533386067" calcext:value-type="float">
            <text:p>62352.8533386067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office:value-type="float" office:value="18218" calcext:value-type="float">
            <text:p>18218</text:p>
          </table:table-cell>
          <table:table-cell office:value-type="float" office:value="10657" calcext:value-type="float">
            <text:p>10657</text:p>
          </table:table-cell>
          <table:table-cell office:value-type="float" office:value="125199" calcext:value-type="float">
            <text:p>125199</text:p>
          </table:table-cell>
          <table:table-cell office:value-type="float" office:value="11806" calcext:value-type="float">
            <text:p>11806</text:p>
          </table:table-cell>
          <table:table-cell table:formula="of:=[.B35]*104283271/462271" office:value-type="float" office:value="247922.354698867" calcext:value-type="float">
            <text:p>247922.354698867</text:p>
          </table:table-cell>
          <table:table-cell table:formula="of:=[.C35]*104283271/594348" office:value-type="float" office:value="177563.767779146" calcext:value-type="float">
            <text:p>177563.767779146</text:p>
          </table:table-cell>
          <table:table-cell table:formula="of:=[.D35]*104283271/12777450" office:value-type="float" office:value="148686.367865106" calcext:value-type="float">
            <text:p>148686.367865106</text:p>
          </table:table-cell>
          <table:table-cell table:formula="of:=[.E35]*104283271/11220204" office:value-type="float" office:value="99048.7177458627" calcext:value-type="float">
            <text:p>99048.7177458627</text:p>
          </table:table-cell>
          <table:table-cell table:formula="of:=[.F35]*104283271/59942075" office:value-type="float" office:value="217812.967701385" calcext:value-type="float">
            <text:p>217812.967701385</text:p>
          </table:table-cell>
          <table:table-cell table:formula="of:=[.G35]*104283271/19286923" office:value-type="float" office:value="63834.3554037106" calcext:value-type="float">
            <text:p>63834.3554037106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B36]*104283271/462271" office:value-type="float" office:value="0" calcext:value-type="float">
            <text:p>0</text:p>
          </table:table-cell>
          <table:table-cell table:formula="of:=[.C36]*104283271/594348" office:value-type="float" office:value="0" calcext:value-type="float">
            <text:p>0</text:p>
          </table:table-cell>
          <table:table-cell table:formula="of:=[.D36]*104283271/12777450" office:value-type="float" office:value="0" calcext:value-type="float">
            <text:p>0</text:p>
          </table:table-cell>
          <table:table-cell table:formula="of:=[.E36]*104283271/11220204" office:value-type="float" office:value="0" calcext:value-type="float">
            <text:p>0</text:p>
          </table:table-cell>
          <table:table-cell table:formula="of:=[.F36]*104283271/59942075" office:value-type="float" office:value="0" calcext:value-type="float">
            <text:p>0</text:p>
          </table:table-cell>
          <table:table-cell table:formula="of:=[.G36]*104283271/192869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office:value-type="float" office:value="33904" calcext:value-type="float">
            <text:p>33904</text:p>
          </table:table-cell>
          <table:table-cell office:value-type="float" office:value="20019" calcext:value-type="float">
            <text:p>20019</text:p>
          </table:table-cell>
          <table:table-cell office:value-type="float" office:value="233418" calcext:value-type="float">
            <text:p>233418</text:p>
          </table:table-cell>
          <table:table-cell office:value-type="float" office:value="23072" calcext:value-type="float">
            <text:p>23072</text:p>
          </table:table-cell>
          <table:table-cell table:formula="of:=[.B37]*104283271/462271" office:value-type="float" office:value="497875.010755596" calcext:value-type="float">
            <text:p>497875.010755596</text:p>
          </table:table-cell>
          <table:table-cell table:formula="of:=[.C37]*104283271/594348" office:value-type="float" office:value="352671.119798502" calcext:value-type="float">
            <text:p>352671.119798502</text:p>
          </table:table-cell>
          <table:table-cell table:formula="of:=[.D37]*104283271/12777450" office:value-type="float" office:value="276707.795372629" calcext:value-type="float">
            <text:p>276707.795372629</text:p>
          </table:table-cell>
          <table:table-cell table:formula="of:=[.E37]*104283271/11220204" office:value-type="float" office:value="186061.394440689" calcext:value-type="float">
            <text:p>186061.394440689</text:p>
          </table:table-cell>
          <table:table-cell table:formula="of:=[.F37]*104283271/59942075" office:value-type="float" office:value="406085.250640356" calcext:value-type="float">
            <text:p>406085.250640356</text:p>
          </table:table-cell>
          <table:table-cell table:formula="of:=[.G37]*104283271/19286923" office:value-type="float" office:value="124748.962211961" calcext:value-type="float">
            <text:p>124748.962211961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float" office:value="5067" calcext:value-type="float">
            <text:p>5067</text:p>
          </table:table-cell>
          <table:table-cell office:value-type="float" office:value="2012" calcext:value-type="float">
            <text:p>2012</text:p>
          </table:table-cell>
          <table:table-cell office:value-type="float" office:value="8675" calcext:value-type="float">
            <text:p>8675</text:p>
          </table:table-cell>
          <table:table-cell office:value-type="float" office:value="781" calcext:value-type="float">
            <text:p>781</text:p>
          </table:table-cell>
          <table:table-cell table:formula="of:=[.B38]*104283271/462271" office:value-type="float" office:value="43989.8627536661" calcext:value-type="float">
            <text:p>43989.8627536661</text:p>
          </table:table-cell>
          <table:table-cell table:formula="of:=[.C38]*104283271/594348" office:value-type="float" office:value="18072.2016613163" calcext:value-type="float">
            <text:p>18072.2016613163</text:p>
          </table:table-cell>
          <table:table-cell table:formula="of:=[.D38]*104283271/12777450" office:value-type="float" office:value="41354.3652416562" calcext:value-type="float">
            <text:p>41354.3652416562</text:p>
          </table:table-cell>
          <table:table-cell table:formula="of:=[.E38]*104283271/11220204" office:value-type="float" office:value="18700.0112700268" calcext:value-type="float">
            <text:p>18700.0112700268</text:p>
          </table:table-cell>
          <table:table-cell table:formula="of:=[.F38]*104283271/59942075" office:value-type="float" office:value="15092.1931869225" calcext:value-type="float">
            <text:p>15092.1931869225</text:p>
          </table:table-cell>
          <table:table-cell table:formula="of:=[.G38]*104283271/19286923" office:value-type="float" office:value="4222.82157973047" calcext:value-type="float">
            <text:p>4222.8215797305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3696" calcext:value-type="float">
            <text:p>3696</text:p>
          </table:table-cell>
          <table:table-cell office:value-type="float" office:value="1314" calcext:value-type="float">
            <text:p>1314</text:p>
          </table:table-cell>
          <table:table-cell office:value-type="float" office:value="7498" calcext:value-type="float">
            <text:p>7498</text:p>
          </table:table-cell>
          <table:table-cell office:value-type="float" office:value="804" calcext:value-type="float">
            <text:p>804</text:p>
          </table:table-cell>
          <table:table-cell table:formula="of:=[.B39]*104283271/462271" office:value-type="float" office:value="29326.5751691108" calcext:value-type="float">
            <text:p>29326.5751691108</text:p>
          </table:table-cell>
          <table:table-cell table:formula="of:=[.C39]*104283271/594348" office:value-type="float" office:value="11755.7039932834" calcext:value-type="float">
            <text:p>11755.7039932834</text:p>
          </table:table-cell>
          <table:table-cell table:formula="of:=[.D39]*104283271/12777450" office:value-type="float" office:value="30164.9366357137" calcext:value-type="float">
            <text:p>30164.9366357137</text:p>
          </table:table-cell>
          <table:table-cell table:formula="of:=[.E39]*104283271/11220204" office:value-type="float" office:value="12212.6316147193" calcext:value-type="float">
            <text:p>12212.6316147193</text:p>
          </table:table-cell>
          <table:table-cell table:formula="of:=[.F39]*104283271/59942075" office:value-type="float" office:value="13044.5261689389" calcext:value-type="float">
            <text:p>13044.5261689389</text:p>
          </table:table-cell>
          <table:table-cell table:formula="of:=[.G39]*104283271/19286923" office:value-type="float" office:value="4347.18124212971" calcext:value-type="float">
            <text:p>4347.1812421297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4691" calcext:value-type="float">
            <text:p>4691</text:p>
          </table:table-cell>
          <table:table-cell office:value-type="float" office:value="1980" calcext:value-type="float">
            <text:p>1980</text:p>
          </table:table-cell>
          <table:table-cell office:value-type="float" office:value="5972" calcext:value-type="float">
            <text:p>5972</text:p>
          </table:table-cell>
          <table:table-cell office:value-type="float" office:value="437" calcext:value-type="float">
            <text:p>437</text:p>
          </table:table-cell>
          <table:table-cell table:formula="of:=[.B40]*104283271/462271" office:value-type="float" office:value="43087.5065946166" calcext:value-type="float">
            <text:p>43087.5065946166</text:p>
          </table:table-cell>
          <table:table-cell table:formula="of:=[.C40]*104283271/594348" office:value-type="float" office:value="17721.2851242033" calcext:value-type="float">
            <text:p>17721.2851242033</text:p>
          </table:table-cell>
          <table:table-cell table:formula="of:=[.D40]*104283271/12777450" office:value-type="float" office:value="38285.6379215728" calcext:value-type="float">
            <text:p>38285.6379215728</text:p>
          </table:table-cell>
          <table:table-cell table:formula="of:=[.E40]*104283271/11220204" office:value-type="float" office:value="18402.5955838236" calcext:value-type="float">
            <text:p>18402.5955838236</text:p>
          </table:table-cell>
          <table:table-cell table:formula="of:=[.F40]*104283271/59942075" office:value-type="float" office:value="10389.6919553085" calcext:value-type="float">
            <text:p>10389.6919553085</text:p>
          </table:table-cell>
          <table:table-cell table:formula="of:=[.G40]*104283271/19286923" office:value-type="float" office:value="2362.83358558542" calcext:value-type="float">
            <text:p>2362.8335855854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4984" calcext:value-type="float">
            <text:p>4984</text:p>
          </table:table-cell>
          <table:table-cell office:value-type="float" office:value="2463" calcext:value-type="float">
            <text:p>2463</text:p>
          </table:table-cell>
          <table:table-cell office:value-type="float" office:value="6670" calcext:value-type="float">
            <text:p>6670</text:p>
          </table:table-cell>
          <table:table-cell office:value-type="float" office:value="518" calcext:value-type="float">
            <text:p>518</text:p>
          </table:table-cell>
          <table:table-cell table:formula="of:=[.B41]*104283271/462271" office:value-type="float" office:value="41057.2052367551" calcext:value-type="float">
            <text:p>41057.2052367551</text:p>
          </table:table-cell>
          <table:table-cell table:formula="of:=[.C41]*104283271/594348" office:value-type="float" office:value="19651.3260783245" calcext:value-type="float">
            <text:p>19651.3260783245</text:p>
          </table:table-cell>
          <table:table-cell table:formula="of:=[.D41]*104283271/12777450" office:value-type="float" office:value="40676.9600087654" calcext:value-type="float">
            <text:p>40676.9600087654</text:p>
          </table:table-cell>
          <table:table-cell table:formula="of:=[.E41]*104283271/11220204" office:value-type="float" office:value="22891.7135974533" calcext:value-type="float">
            <text:p>22891.7135974533</text:p>
          </table:table-cell>
          <table:table-cell table:formula="of:=[.F41]*104283271/59942075" office:value-type="float" office:value="11604.0263466021" calcext:value-type="float">
            <text:p>11604.0263466021</text:p>
          </table:table-cell>
          <table:table-cell table:formula="of:=[.G41]*104283271/19286923" office:value-type="float" office:value="2800.79587490446" calcext:value-type="float">
            <text:p>2800.7958749045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office:value-type="float" office:value="277600" calcext:value-type="float">
            <text:p>277600</text:p>
          </table:table-cell>
          <table:table-cell office:value-type="float" office:value="291810" calcext:value-type="float">
            <text:p>291810</text:p>
          </table:table-cell>
          <table:table-cell office:value-type="float" office:value="494972" calcext:value-type="float">
            <text:p>494972</text:p>
          </table:table-cell>
          <table:table-cell office:value-type="float" office:value="78493" calcext:value-type="float">
            <text:p>78493</text:p>
          </table:table-cell>
          <table:table-cell table:formula="of:=[.B42]*104283271/462271" office:value-type="float" office:value="383501.367596064" calcext:value-type="float">
            <text:p>383501.367596064</text:p>
          </table:table-cell>
          <table:table-cell table:formula="of:=[.C42]*104283271/594348" office:value-type="float" office:value="427065.425666445" calcext:value-type="float">
            <text:p>427065.425666445</text:p>
          </table:table-cell>
          <table:table-cell table:formula="of:=[.D42]*104283271/12777450" office:value-type="float" office:value="2265634.85121053" calcext:value-type="float">
            <text:p>2265634.85121053</text:p>
          </table:table-cell>
          <table:table-cell table:formula="of:=[.E42]*104283271/11220204" office:value-type="float" office:value="2712152.23096746" calcext:value-type="float">
            <text:p>2712152.23096746</text:p>
          </table:table-cell>
          <table:table-cell table:formula="of:=[.F42]*104283271/59942075" office:value-type="float" office:value="861119.659494804" calcext:value-type="float">
            <text:p>861119.659494804</text:p>
          </table:table-cell>
          <table:table-cell table:formula="of:=[.G42]*104283271/19286923" office:value-type="float" office:value="424407.086117521" calcext:value-type="float">
            <text:p>424407.086117521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office:value-type="float" office:value="240894" calcext:value-type="float">
            <text:p>240894</text:p>
          </table:table-cell>
          <table:table-cell office:value-type="float" office:value="202335" calcext:value-type="float">
            <text:p>202335</text:p>
          </table:table-cell>
          <table:table-cell office:value-type="float" office:value="258903" calcext:value-type="float">
            <text:p>258903</text:p>
          </table:table-cell>
          <table:table-cell office:value-type="float" office:value="43210" calcext:value-type="float">
            <text:p>43210</text:p>
          </table:table-cell>
          <table:table-cell table:formula="of:=[.B43]*104283271/462271" office:value-type="float" office:value="1243446.7871703" calcext:value-type="float">
            <text:p>1243446.7871703</text:p>
          </table:table-cell>
          <table:table-cell table:formula="of:=[.C43]*104283271/594348" office:value-type="float" office:value="1200660.93173191" calcext:value-type="float">
            <text:p>1200660.93173191</text:p>
          </table:table-cell>
          <table:table-cell table:formula="of:=[.D43]*104283271/12777450" office:value-type="float" office:value="1966058.50809622" calcext:value-type="float">
            <text:p>1966058.50809622</text:p>
          </table:table-cell>
          <table:table-cell table:formula="of:=[.E43]*104283271/11220204" office:value-type="float" office:value="1880550.0896227" calcext:value-type="float">
            <text:p>1880550.0896227</text:p>
          </table:table-cell>
          <table:table-cell table:formula="of:=[.F43]*104283271/59942075" office:value-type="float" office:value="450422.373795252" calcext:value-type="float">
            <text:p>450422.373795252</text:p>
          </table:table-cell>
          <table:table-cell table:formula="of:=[.G43]*104283271/19286923" office:value-type="float" office:value="233633.957055254" calcext:value-type="float">
            <text:p>233633.957055254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office:value-type="float" office:value="174254" calcext:value-type="float">
            <text:p>174254</text:p>
          </table:table-cell>
          <table:table-cell office:value-type="float" office:value="178223" calcext:value-type="float">
            <text:p>178223</text:p>
          </table:table-cell>
          <table:table-cell office:value-type="float" office:value="81599" calcext:value-type="float">
            <text:p>81599</text:p>
          </table:table-cell>
          <table:table-cell office:value-type="float" office:value="6085" calcext:value-type="float">
            <text:p>6085</text:p>
          </table:table-cell>
          <table:table-cell table:formula="of:=[.B44]*104283271/462271" office:value-type="float" office:value="2730529.73728397" calcext:value-type="float">
            <text:p>2730529.73728397</text:p>
          </table:table-cell>
          <table:table-cell table:formula="of:=[.C44]*104283271/594348" office:value-type="float" office:value="3001564.60019551" calcext:value-type="float">
            <text:p>3001564.60019551</text:p>
          </table:table-cell>
          <table:table-cell table:formula="of:=[.D44]*104283271/12777450" office:value-type="float" office:value="1422175.55966441" calcext:value-type="float">
            <text:p>1422175.55966441</text:p>
          </table:table-cell>
          <table:table-cell table:formula="of:=[.E44]*104283271/11220204" office:value-type="float" office:value="1656447.37006858" calcext:value-type="float">
            <text:p>1656447.37006858</text:p>
          </table:table-cell>
          <table:table-cell table:formula="of:=[.F44]*104283271/59942075" office:value-type="float" office:value="141960.561597659" calcext:value-type="float">
            <text:p>141960.561597659</text:p>
          </table:table-cell>
          <table:table-cell table:formula="of:=[.G44]*104283271/19286923" office:value-type="float" office:value="32901.2411173623" calcext:value-type="float">
            <text:p>32901.2411173623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19008" calcext:value-type="float">
            <text:p>19008</text:p>
          </table:table-cell>
          <table:table-cell office:value-type="float" office:value="17598" calcext:value-type="float">
            <text:p>17598</text:p>
          </table:table-cell>
          <table:table-cell office:value-type="float" office:value="64397" calcext:value-type="float">
            <text:p>64397</text:p>
          </table:table-cell>
          <table:table-cell office:value-type="float" office:value="13028" calcext:value-type="float">
            <text:p>13028</text:p>
          </table:table-cell>
          <table:table-cell table:formula="of:=[.B45]*104283271/462271" office:value-type="float" office:value="155656.437436049" calcext:value-type="float">
            <text:p>155656.437436049</text:p>
          </table:table-cell>
          <table:table-cell table:formula="of:=[.C45]*104283271/594348" office:value-type="float" office:value="175458.268556469" calcext:value-type="float">
            <text:p>175458.268556469</text:p>
          </table:table-cell>
          <table:table-cell table:formula="of:=[.D45]*104283271/12777450" office:value-type="float" office:value="155133.959840813" calcext:value-type="float">
            <text:p>155133.959840813</text:p>
          </table:table-cell>
          <table:table-cell table:formula="of:=[.E45]*104283271/11220204" office:value-type="float" office:value="163560.038931378" calcext:value-type="float">
            <text:p>163560.038931378</text:p>
          </table:table-cell>
          <table:table-cell table:formula="of:=[.F45]*104283271/59942075" office:value-type="float" office:value="112033.655868386" calcext:value-type="float">
            <text:p>112033.655868386</text:p>
          </table:table-cell>
          <table:table-cell table:formula="of:=[.G45]*104283271/19286923" office:value-type="float" office:value="70441.6383364003" calcext:value-type="float">
            <text:p>70441.6383364003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B46]*104283271/462271" office:value-type="float" office:value="225.58903976239" calcext:value-type="float">
            <text:p>225.5890397624</text:p>
          </table:table-cell>
          <table:table-cell table:formula="of:=[.C46]*104283271/594348" office:value-type="float" office:value="175.458268556469" calcext:value-type="float">
            <text:p>175.4582685565</text:p>
          </table:table-cell>
          <table:table-cell table:formula="of:=[.D46]*104283271/12777450" office:value-type="float" office:value="32.6460353200365" calcext:value-type="float">
            <text:p>32.64603532</text:p>
          </table:table-cell>
          <table:table-cell table:formula="of:=[.E46]*104283271/11220204" office:value-type="float" office:value="55.7654411631019" calcext:value-type="float">
            <text:p>55.7654411631</text:p>
          </table:table-cell>
          <table:table-cell table:formula="of:=[.F46]*104283271/59942075" office:value-type="float" office:value="107.863513266766" calcext:value-type="float">
            <text:p>107.8635132668</text:p>
          </table:table-cell>
          <table:table-cell table:formula="of:=[.G46]*104283271/192869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office:value-type="float" office:value="15382" calcext:value-type="float">
            <text:p>15382</text:p>
          </table:table-cell>
          <table:table-cell office:value-type="float" office:value="17294" calcext:value-type="float">
            <text:p>17294</text:p>
          </table:table-cell>
          <table:table-cell office:value-type="float" office:value="1233" calcext:value-type="float">
            <text:p>1233</text:p>
          </table:table-cell>
          <table:table-cell office:value-type="float" office:value="257" calcext:value-type="float">
            <text:p>257</text:p>
          </table:table-cell>
          <table:table-cell table:formula="of:=[.B47]*104283271/462271" office:value-type="float" office:value="64969.6434515685" calcext:value-type="float">
            <text:p>64969.6434515685</text:p>
          </table:table-cell>
          <table:table-cell table:formula="of:=[.C47]*104283271/594348" office:value-type="float" office:value="95624.7563632754" calcext:value-type="float">
            <text:p>95624.7563632754</text:p>
          </table:table-cell>
          <table:table-cell table:formula="of:=[.D47]*104283271/12777450" office:value-type="float" office:value="125540.3288232" calcext:value-type="float">
            <text:p>125540.3288232</text:p>
          </table:table-cell>
          <table:table-cell table:formula="of:=[.E47]*104283271/11220204" office:value-type="float" office:value="160734.589912447" calcext:value-type="float">
            <text:p>160734.589912447</text:p>
          </table:table-cell>
          <table:table-cell table:formula="of:=[.F47]*104283271/59942075" office:value-type="float" office:value="2145.09212674069" calcext:value-type="float">
            <text:p>2145.0921267407</text:p>
          </table:table-cell>
          <table:table-cell table:formula="of:=[.G47]*104283271/19286923" office:value-type="float" office:value="1389.58405376534" calcext:value-type="float">
            <text:p>1389.5840537654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office:value-type="float" office:value="469103" calcext:value-type="float">
            <text:p>469103</text:p>
          </table:table-cell>
          <table:table-cell office:value-type="float" office:value="448815" calcext:value-type="float">
            <text:p>448815</text:p>
          </table:table-cell>
          <table:table-cell office:value-type="float" office:value="3317041" calcext:value-type="float">
            <text:p>3317041</text:p>
          </table:table-cell>
          <table:table-cell office:value-type="float" office:value="610419" calcext:value-type="float">
            <text:p>610419</text:p>
          </table:table-cell>
          <table:table-cell table:formula="of:=[.B48]*104283271/462271" office:value-type="float" office:value="3128017.62534531" calcext:value-type="float">
            <text:p>3128017.62534531</text:p>
          </table:table-cell>
          <table:table-cell table:formula="of:=[.C48]*104283271/594348" office:value-type="float" office:value="3351603.84596566" calcext:value-type="float">
            <text:p>3351603.84596566</text:p>
          </table:table-cell>
          <table:table-cell table:formula="of:=[.D48]*104283271/12777450" office:value-type="float" office:value="3828588.27668377" calcext:value-type="float">
            <text:p>3828588.27668377</text:p>
          </table:table-cell>
          <table:table-cell table:formula="of:=[.E48]*104283271/11220204" office:value-type="float" office:value="4171394.41260293" calcext:value-type="float">
            <text:p>4171394.41260293</text:p>
          </table:table-cell>
          <table:table-cell table:formula="of:=[.F48]*104283271/59942075" office:value-type="float" office:value="5770769.28886948" calcext:value-type="float">
            <text:p>5770769.28886948</text:p>
          </table:table-cell>
          <table:table-cell table:formula="of:=[.G48]*104283271/19286923" office:value-type="float" office:value="3300500.0331338" calcext:value-type="float">
            <text:p>3300500.0331338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office:value-type="float" office:value="1325715" calcext:value-type="float">
            <text:p>1325715</text:p>
          </table:table-cell>
          <table:table-cell office:value-type="float" office:value="1260978" calcext:value-type="float">
            <text:p>1260978</text:p>
          </table:table-cell>
          <table:table-cell office:value-type="float" office:value="8677372" calcext:value-type="float">
            <text:p>8677372</text:p>
          </table:table-cell>
          <table:table-cell office:value-type="float" office:value="1645324" calcext:value-type="float">
            <text:p>1645324</text:p>
          </table:table-cell>
          <table:table-cell table:formula="of:=[.B49]*104283271/462271" office:value-type="float" office:value="9427140.38263054" calcext:value-type="float">
            <text:p>9427140.38263054</text:p>
          </table:table-cell>
          <table:table-cell table:formula="of:=[.C49]*104283271/594348" office:value-type="float" office:value="9967608.77842443" calcext:value-type="float">
            <text:p>9967608.77842443</text:p>
          </table:table-cell>
          <table:table-cell table:formula="of:=[.D49]*104283271/12777450" office:value-type="float" office:value="10819834.6785755" calcext:value-type="float">
            <text:p>10819834.6785755</text:p>
          </table:table-cell>
          <table:table-cell table:formula="of:=[.E49]*104283271/11220204" office:value-type="float" office:value="11719832.411161" calcext:value-type="float">
            <text:p>11719832.411161</text:p>
          </table:table-cell>
          <table:table-cell table:formula="of:=[.F49]*104283271/59942075" office:value-type="float" office:value="15096319.836172" calcext:value-type="float">
            <text:p>15096319.836172</text:p>
          </table:table-cell>
          <table:table-cell table:formula="of:=[.G49]*104283271/19286923" office:value-type="float" office:value="8896171.18162415" calcext:value-type="float">
            <text:p>8896171.18162415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office:value-type="float" office:value="249365" calcext:value-type="float">
            <text:p>249365</text:p>
          </table:table-cell>
          <table:table-cell office:value-type="float" office:value="204918" calcext:value-type="float">
            <text:p>204918</text:p>
          </table:table-cell>
          <table:table-cell office:value-type="float" office:value="1206133" calcext:value-type="float">
            <text:p>1206133</text:p>
          </table:table-cell>
          <table:table-cell office:value-type="float" office:value="182681" calcext:value-type="float">
            <text:p>182681</text:p>
          </table:table-cell>
          <table:table-cell table:formula="of:=[.B50]*104283271/462271" office:value-type="float" office:value="1947510.18026872" calcext:value-type="float">
            <text:p>1947510.18026872</text:p>
          </table:table-cell>
          <table:table-cell table:formula="of:=[.C50]*104283271/594348" office:value-type="float" office:value="1703524.32941475" calcext:value-type="float">
            <text:p>1703524.32941475</text:p>
          </table:table-cell>
          <table:table-cell table:formula="of:=[.D50]*104283271/12777450" office:value-type="float" office:value="2035194.64939522" calcext:value-type="float">
            <text:p>2035194.64939522</text:p>
          </table:table-cell>
          <table:table-cell table:formula="of:=[.E50]*104283271/11220204" office:value-type="float" office:value="1904557.11204342" calcext:value-type="float">
            <text:p>1904557.11204342</text:p>
          </table:table-cell>
          <table:table-cell table:formula="of:=[.F50]*104283271/59942075" office:value-type="float" office:value="2098350.6910804" calcext:value-type="float">
            <text:p>2098350.6910804</text:p>
          </table:table-cell>
          <table:table-cell table:formula="of:=[.G50]*104283271/19286923" office:value-type="float" office:value="987745.542902359" calcext:value-type="float">
            <text:p>987745.542902359</text:p>
          </table:table-cell>
        </table:table-row>
        <table:table-row table:style-name="ro1">
          <table:table-cell table:number-columns-repeated="11"/>
          <table:table-cell table:formula="of:=SUM([.L2:.L50])" office:value-type="float" office:value="104283271" calcext:value-type="float">
            <text:p>104283271</text:p>
          </table:table-cell>
          <table:table-cell table:formula="of:=SUM([.M2:.M50])" office:value-type="float" office:value="104283271" calcext:value-type="float">
            <text:p>104283271</text:p>
          </table:table-cell>
        </table:table-row>
      </table:table>
      <table:named-expressions/>
      <table:database-ranges>
        <table:database-range table:name="__Anonymous_Sheet_DB__0" table:target-range-address="AnoIFN.A1:AnoIFN.C1048575">
          <table:sort>
            <table:sort-by table:field-number="0" table:data-type="automatic"/>
          </table:sort>
        </table:database-range>
        <table:database-range table:name="__Anonymous_Sheet_DB__1" table:target-range-address="AIFN.A1:AIFN.D1048575">
          <table:sort>
            <table:sort-by table:field-number="0" table:data-type="automatic"/>
          </table:sort>
        </table:database-range>
        <table:database-range table:name="__Anonymous_Sheet_DB__2" table:target-range-address="anticodon.J1:anticodon.M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table.A1:table.H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5:24:41.43345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ron </meta:initial-creator>
    <meta:creation-date>2015-07-07T13:54:00.257988409</meta:creation-date>
    <dc:date>2016-02-04T15:26:21.466327330</dc:date>
    <dc:creator>Bartron </dc:creator>
    <meta:editing-duration>PT22H51M56S</meta:editing-duration>
    <meta:editing-cycles>12</meta:editing-cycles>
    <meta:generator>LibreOffice/4.2.8.2$Linux_x86 LibreOffice_project/420m0$Build-2</meta:generator>
    <meta:document-statistic meta:table-count="6" meta:cell-count="6599" meta:object-count="0"/>
  </office:meta>
</office:document-meta>
</file>